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FDB0000001A0000001A61727D69CDC801FD.svg" manifest:media-type="image/svg+xml"/>
  <manifest:file-entry manifest:full-path="Pictures/100000010000000100000001D9E7FAF9D5F2FF47.png" manifest:media-type="image/png"/>
  <manifest:file-entry manifest:full-path="Pictures/1000155E0000001A0000001AFE9F5C95C3833C61.svg" manifest:media-type="image/svg+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307cm"/>
    </style:style>
    <style:style style:name="Tableau1.B" style:family="table-column">
      <style:table-column-properties style:column-width="0.877cm"/>
    </style:style>
    <style:style style:name="Tableau1.C" style:family="table-column">
      <style:table-column-properties style:column-width="1.187cm"/>
    </style:style>
    <style:style style:name="Tableau1.D" style:family="table-column">
      <style:table-column-properties style:column-width="0.607cm"/>
    </style:style>
    <style:style style:name="Tableau1.E" style:family="table-column">
      <style:table-column-properties style:column-width="0.898cm"/>
    </style:style>
    <style:style style:name="Tableau1.O" style:family="table-column">
      <style:table-column-properties style:column-width="1.189cm"/>
    </style:style>
    <style:style style:name="Tableau1.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O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N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fo:margin-left="0cm" table:align="left"/>
    </style:style>
    <style:style style:name="Tableau2.A" style:family="table-column">
      <style:table-column-properties style:column-width="3.291cm"/>
    </style:style>
    <style:style style:name="Tableau2.B" style:family="table-column">
      <style:table-column-properties style:column-width="0.808cm"/>
    </style:style>
    <style:style style:name="Tableau2.G" style:family="table-column">
      <style:table-column-properties style:column-width="1.071cm"/>
    </style:style>
    <style:style style:name="Tableau2.Q" style:family="table-column">
      <style:table-column-properties style:column-width="0.803cm"/>
    </style:style>
    <style:style style:name="Tableau2.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Q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cccccc" fo:padding="0.097cm" fo:border-left="0.5pt solid #000000" fo:border-right="none" fo:border-top="none" fo:border-bottom="0.5pt solid #000000" style:writing-mode="page">
        <style:background-image/>
      </style:table-cell-properties>
    </style:style>
    <style:style style:name="Tableau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Q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3.949cm" fo:margin-left="1.683cm" table:align="left"/>
    </style:style>
    <style:style style:name="Tableau3.A" style:family="table-column">
      <style:table-column-properties style:column-width="6.974cm"/>
    </style:style>
    <style:style style:name="Tableau3.A1" style:family="table-cell">
      <style:table-cell-properties fo:padding="0cm" fo:border="none"/>
    </style:style>
    <style:style style:name="Tableau4" style:family="table">
      <style:table-properties style:width="13.991cm" fo:margin-left="1.683cm" table:align="left"/>
    </style:style>
    <style:style style:name="Tableau4.A" style:family="table-column">
      <style:table-column-properties style:column-width="5.906cm"/>
    </style:style>
    <style:style style:name="Tableau4.B" style:family="table-column">
      <style:table-column-properties style:column-width="4.043cm"/>
    </style:style>
    <style:style style:name="Tableau4.A1" style:family="table-cell">
      <style:table-cell-properties fo:padding="0cm" fo:border="none"/>
    </style:style>
    <style:style style:name="P1" style:family="paragraph" style:parent-style-name="Standard">
      <style:paragraph-properties fo:text-align="center" style:justify-single-word="false"/>
      <style:text-properties fo:color="#000000" loext:opacity="100%" style:font-name="Calibri1" fo:font-size="32pt" fo:font-weight="bold" fo:background-color="transparent" style:font-size-asian="32pt" style:font-weight-asian="bold" style:font-size-complex="32pt"/>
    </style:style>
    <style:style style:name="P2" style:family="paragraph" style:parent-style-name="Standard">
      <style:paragraph-properties fo:text-align="start" style:justify-single-word="false"/>
      <style:text-properties fo:color="#000000" loext:opacity="100%" style:font-name="Calibri1" fo:font-size="18pt" fo:font-style="italic" style:text-underline-style="none" fo:font-weight="bold" officeooo:rsid="001764f1" officeooo:paragraph-rsid="001764f1" fo:background-color="transparent" style:font-size-asian="18pt" style:font-style-asian="italic" style:font-weight-asian="bold" style:font-size-complex="18pt" style:font-style-complex="italic" style:font-weight-complex="bold"/>
    </style:style>
    <style:style style:name="P3" style:family="paragraph" style:parent-style-name="Standard">
      <style:paragraph-properties fo:text-align="start" style:justify-single-word="false"/>
      <style:text-properties fo:color="#000000" loext:opacity="100%" style:font-name="Calibri1" fo:font-size="18pt" fo:font-style="italic" fo:font-weight="bold" officeooo:rsid="00235568" officeooo:paragraph-rsid="00235568" fo:background-color="transparent" style:font-size-asian="18pt" style:font-style-asian="italic" style:font-weight-asian="bold" style:font-size-complex="18pt" style:font-style-complex="italic"/>
    </style:style>
    <style:style style:name="P4" style:family="paragraph" style:parent-style-name="Standard">
      <style:paragraph-properties fo:text-align="justify" style:justify-single-word="false"/>
      <style:text-properties fo:color="#000000" loext:opacity="100%" style:font-name="Calibri1" fo:font-size="18pt" fo:font-style="italic" fo:font-weight="bold" officeooo:paragraph-rsid="001d5dfc" fo:background-color="transparent" style:font-size-asian="18pt" style:font-style-asian="italic" style:font-weight-asian="bold" style:font-size-complex="18pt" style:font-style-complex="italic"/>
    </style:style>
    <style:style style:name="P5" style:family="paragraph" style:parent-style-name="Standard">
      <style:paragraph-properties fo:text-align="start" style:justify-single-word="false"/>
      <style:text-properties fo:color="#000000" loext:opacity="100%" style:font-name="Calibri1" fo:font-size="18pt" fo:font-style="italic" fo:font-weight="bold" fo:background-color="transparent" style:font-size-asian="18pt" style:font-style-asian="italic" style:font-weight-asian="bold" style:font-size-complex="18pt" style:font-style-complex="italic"/>
    </style:style>
    <style:style style:name="P6" style:family="paragraph" style:parent-style-name="Standard">
      <style:paragraph-properties fo:text-align="start" style:justify-single-word="false"/>
      <style:text-properties fo:color="#000000" loext:opacity="100%" style:font-name="Calibri1" fo:font-size="18pt" fo:font-style="italic" fo:font-weight="bold" officeooo:paragraph-rsid="001b32f3" fo:background-color="transparent" style:font-size-asian="18pt" style:font-style-asian="italic" style:font-weight-asian="bold" style:font-size-complex="18pt" style:font-style-complex="italic"/>
    </style:style>
    <style:style style:name="P7" style:family="paragraph" style:parent-style-name="Standard">
      <style:paragraph-properties fo:text-align="start" style:justify-single-word="false"/>
      <style:text-properties fo:color="#000000" loext:opacity="100%" style:font-name="Calibri1" fo:font-size="18pt" fo:font-style="italic" fo:font-weight="bold" officeooo:paragraph-rsid="001bf948" fo:background-color="transparent" style:font-size-asian="18pt" style:font-style-asian="italic" style:font-weight-asian="bold" style:font-size-complex="18pt" style:font-style-complex="italic"/>
    </style:style>
    <style:style style:name="P8" style:family="paragraph" style:parent-style-name="Standard">
      <style:paragraph-properties fo:text-align="start" style:justify-single-word="false"/>
      <style:text-properties fo:color="#000000" loext:opacity="100%" style:font-name="Calibri1" fo:font-size="18pt" fo:font-style="italic" fo:font-weight="bold" officeooo:paragraph-rsid="001f0197" fo:background-color="transparent" style:font-size-asian="18pt" style:font-style-asian="italic" style:font-weight-asian="bold" style:font-size-complex="18pt" style:font-style-complex="italic"/>
    </style:style>
    <style:style style:name="P9" style:family="paragraph" style:parent-style-name="Standard">
      <style:paragraph-properties fo:text-align="start" style:justify-single-word="false"/>
      <style:text-properties fo:color="#000000" loext:opacity="100%" style:font-name="Calibri1" fo:font-size="18pt" fo:font-style="italic" fo:font-weight="bold" officeooo:paragraph-rsid="00210056" fo:background-color="transparent" style:font-size-asian="18pt" style:font-style-asian="italic" style:font-weight-asian="bold" style:font-size-complex="18pt" style:font-style-complex="italic"/>
    </style:style>
    <style:style style:name="P10" style:family="paragraph" style:parent-style-name="Standard">
      <style:paragraph-properties fo:text-align="start" style:justify-single-word="false"/>
      <style:text-properties fo:color="#000000" loext:opacity="100%" style:font-name="Calibri1" fo:font-size="18pt" fo:font-style="italic" fo:font-weight="bold" officeooo:paragraph-rsid="00224ec0" fo:background-color="transparent" style:font-size-asian="18pt" style:font-style-asian="italic" style:font-weight-asian="bold" style:font-size-complex="18pt" style:font-style-complex="italic"/>
    </style:style>
    <style:style style:name="P11" style:family="paragraph" style:parent-style-name="Standard">
      <style:paragraph-properties fo:text-align="start" style:justify-single-word="false"/>
      <style:text-properties fo:color="#000000" loext:opacity="100%" style:font-name="Calibri1" fo:font-size="18pt" fo:font-style="italic" fo:font-weight="bold" officeooo:paragraph-rsid="00235568" fo:background-color="transparent" style:font-size-asian="18pt" style:font-style-asian="italic" style:font-weight-asian="bold" style:font-size-complex="18pt" style:font-style-complex="italic"/>
    </style:style>
    <style:style style:name="P12" style:family="paragraph" style:parent-style-name="Standard">
      <style:paragraph-properties fo:text-align="start" style:justify-single-word="false"/>
      <style:text-properties fo:color="#000000" loext:opacity="100%" style:font-name="Calibri1" fo:font-size="18pt" fo:font-style="italic" fo:font-weight="bold" officeooo:paragraph-rsid="00238186" fo:background-color="transparent" style:font-size-asian="18pt" style:font-style-asian="italic" style:font-weight-asian="bold" style:font-size-complex="18pt" style:font-style-complex="italic"/>
    </style:style>
    <style:style style:name="P13" style:family="paragraph" style:parent-style-name="Standard">
      <style:paragraph-properties fo:text-align="start" style:justify-single-word="false"/>
      <style:text-properties fo:color="#000000" loext:opacity="100%" style:font-name="Calibri1" fo:font-size="18pt" fo:font-style="italic" fo:font-weight="bold" officeooo:paragraph-rsid="002a7d2a" fo:background-color="transparent" style:font-size-asian="18pt" style:font-style-asian="italic" style:font-weight-asian="bold" style:font-size-complex="18pt" style:font-style-complex="italic"/>
    </style:style>
    <style:style style:name="P14" style:family="paragraph" style:parent-style-name="Standard">
      <style:paragraph-properties fo:text-align="start" style:justify-single-word="false"/>
      <style:text-properties fo:color="#000000" loext:opacity="100%" style:font-name="Calibri1" fo:font-size="18pt" fo:font-style="italic" officeooo:paragraph-rsid="00238186" fo:background-color="transparent"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color="#000000" loext:opacity="100%" style:font-name="Calibri1" fo:font-size="18pt" fo:font-weight="bold" officeooo:paragraph-rsid="00238186" fo:background-color="transparent" style:font-size-asian="18pt" style:font-weight-asian="bold" style:font-size-complex="18pt"/>
    </style:style>
    <style:style style:name="P16" style:family="paragraph" style:parent-style-name="Standard">
      <style:paragraph-properties fo:text-align="start" style:justify-single-word="false"/>
      <style:text-properties fo:color="#000000" loext:opacity="100%" style:font-name="Calibri1" fo:font-size="18pt" officeooo:paragraph-rsid="00238186" fo:background-color="transparent" style:font-size-asian="18pt" style:font-size-complex="18pt"/>
    </style:style>
    <style:style style:name="P17" style:family="paragraph" style:parent-style-name="Standard">
      <style:paragraph-properties fo:text-align="center" style:justify-single-word="false"/>
      <style:text-properties fo:color="#000000" loext:opacity="100%" style:font-name="Calibri1" fo:font-size="24pt" fo:font-style="normal" style:text-underline-style="none" fo:font-weight="bold" officeooo:rsid="001764f1" officeooo:paragraph-rsid="001764f1" fo:background-color="transparent" style:font-size-asian="24pt" style:font-style-asian="normal" style:font-weight-asian="bold" style:font-size-complex="24pt" style:font-style-complex="normal" style:font-weight-complex="bold"/>
    </style:style>
    <style:style style:name="P18" style:family="paragraph" style:parent-style-name="Standard">
      <style:paragraph-properties fo:text-align="center" style:justify-single-word="false"/>
      <style:text-properties fo:color="#000000" loext:opacity="100%" style:font-name="Calibri1" fo:font-size="24pt" fo:font-style="normal" fo:font-weight="bold" officeooo:paragraph-rsid="001d5dfc" fo:background-color="transparent" style:font-size-asian="24pt" style:font-style-asian="normal" style:font-weight-asian="bold" style:font-size-complex="24pt" style:font-style-complex="normal"/>
    </style:style>
    <style:style style:name="P19" style:family="paragraph" style:parent-style-name="Standard">
      <style:paragraph-properties fo:text-align="center" style:justify-single-word="false"/>
      <style:text-properties fo:color="#000000" loext:opacity="100%" style:font-name="Calibri1" fo:font-size="24pt" fo:font-weight="bold" officeooo:paragraph-rsid="001e9a1a" fo:background-color="transparent" style:font-size-asian="24pt" style:font-weight-asian="bold"/>
    </style:style>
    <style:style style:name="P20" style:family="paragraph" style:parent-style-name="Standard">
      <style:paragraph-properties fo:text-align="center" style:justify-single-word="false"/>
      <style:text-properties fo:color="#000000" loext:opacity="100%" style:font-name="Calibri1" fo:font-size="24pt" officeooo:paragraph-rsid="00238186" fo:background-color="transparent" style:font-size-asian="24pt" style:font-size-complex="24pt"/>
    </style:style>
    <style:style style:name="P21" style:family="paragraph" style:parent-style-name="Standard">
      <style:paragraph-properties fo:text-align="justify" style:justify-single-word="false"/>
      <style:text-properties fo:color="#000000" loext:opacity="100%" style:font-name="Calibri1" fo:font-size="13pt" fo:font-style="italic" fo:font-weight="bold" officeooo:rsid="001a2f2b" officeooo:paragraph-rsid="001d5dfc" fo:background-color="transparent" style:font-size-asian="11.3500003814697pt" style:font-style-asian="italic" style:font-weight-asian="bold" style:font-size-complex="13pt" style:font-style-complex="italic"/>
    </style:style>
    <style:style style:name="P22" style:family="paragraph" style:parent-style-name="Standard">
      <style:paragraph-properties fo:text-align="justify" style:justify-single-word="false"/>
      <style:text-properties fo:color="#000000" loext:opacity="100%" style:font-name="Calibri1" fo:font-size="13pt" fo:font-style="italic" fo:font-weight="bold" officeooo:rsid="001d5dfc" officeooo:paragraph-rsid="001d5dfc" fo:background-color="transparent" style:font-size-asian="13pt" style:font-style-asian="italic" style:font-weight-asian="bold" style:font-size-complex="13pt" style:font-style-complex="italic"/>
    </style:style>
    <style:style style:name="P23" style:family="paragraph" style:parent-style-name="Standard">
      <style:paragraph-properties fo:text-align="justify" style:justify-single-word="false"/>
      <style:text-properties fo:color="#000000" loext:opacity="100%" style:font-name="Calibri1" fo:font-size="13pt" fo:font-style="italic" fo:background-color="transparent" style:font-size-asian="13pt" style:font-style-asian="italic" style:font-size-complex="13pt"/>
    </style:style>
    <style:style style:name="P24" style:family="paragraph" style:parent-style-name="Standard">
      <style:paragraph-properties fo:text-align="justify" style:justify-single-word="false"/>
      <style:text-properties fo:color="#000000" loext:opacity="100%" style:font-name="Calibri1" fo:font-size="13pt" fo:font-style="normal" style:text-underline-style="solid" style:text-underline-width="auto" style:text-underline-color="font-color" fo:font-weight="bold" officeooo:rsid="00224ec0" officeooo:paragraph-rsid="00224ec0" fo:background-color="transparent" style:font-size-asian="13pt" style:font-style-asian="normal" style:font-weight-asian="bold" style:font-size-complex="13pt" style:font-style-complex="normal" style:font-weight-complex="bold"/>
    </style:style>
    <style:style style:name="P25" style:family="paragraph" style:parent-style-name="Standard">
      <style:paragraph-properties fo:text-align="justify" style:justify-single-word="false"/>
      <style:text-properties fo:color="#000000" loext:opacity="100%" style:font-name="Calibri1" fo:font-size="13pt" fo:font-style="normal" style:text-underline-style="solid" style:text-underline-width="auto" style:text-underline-color="font-color" fo:font-weight="bold" officeooo:rsid="00224ec0" officeooo:paragraph-rsid="0024eade" fo:background-color="transparent" style:font-size-asian="13pt" style:font-style-asian="normal" style:font-weight-asian="bold" style:font-size-complex="13pt" style:font-style-complex="normal" style:font-weight-complex="bold"/>
    </style:style>
    <style:style style:name="P26" style:family="paragraph" style:parent-style-name="Standard">
      <style:paragraph-properties fo:text-align="start" style:justify-single-word="false"/>
      <style:text-properties fo:color="#000000" loext:opacity="100%" style:font-name="Calibri1" fo:font-size="13pt" fo:font-style="normal" style:text-underline-style="solid" style:text-underline-width="auto" style:text-underline-color="font-color" fo:font-weight="bold" officeooo:paragraph-rsid="00235568" fo:background-color="transparent" style:font-size-asian="13pt" style:font-style-asian="normal" style:font-weight-asian="bold" style:font-size-complex="13pt" style:font-style-complex="normal" style:font-weight-complex="bold"/>
    </style:style>
    <style:style style:name="P27" style:family="paragraph" style:parent-style-name="Standard">
      <style:paragraph-properties fo:text-align="justify" style:justify-single-word="false"/>
      <style:text-properties fo:color="#000000" loext:opacity="100%" style:font-name="Calibri1" fo:font-size="13pt" fo:font-weight="bold" officeooo:rsid="001cdf30" officeooo:paragraph-rsid="001cdf30" fo:background-color="transparent" style:font-size-asian="13pt" style:font-weight-asian="bold" style:font-size-complex="13pt"/>
    </style:style>
    <style:style style:name="P28" style:family="paragraph" style:parent-style-name="Standard">
      <style:paragraph-properties fo:text-align="justify" style:justify-single-word="false"/>
      <style:text-properties fo:color="#000000" loext:opacity="100%" style:font-name="Calibri1" fo:font-size="13pt" fo:font-weight="normal" officeooo:paragraph-rsid="00210056" fo:background-color="transparent" style:font-size-asian="13pt" style:font-weight-asian="normal" style:font-size-complex="13pt" style:font-weight-complex="normal"/>
    </style:style>
    <style:style style:name="P29" style:family="paragraph" style:parent-style-name="Standard">
      <style:paragraph-properties fo:text-align="justify" style:justify-single-word="false"/>
      <style:text-properties fo:color="#000000" loext:opacity="100%" style:font-name="Calibri1" fo:font-size="13pt" fo:font-weight="normal" officeooo:paragraph-rsid="0026e49f" fo:background-color="transparent"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color="#000000" loext:opacity="100%" style:font-name="Calibri1" fo:font-size="13pt" fo:font-weight="normal" officeooo:paragraph-rsid="002b24e5" fo:background-color="transparent"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fo:color="#000000" loext:opacity="100%" style:font-name="Calibri1" fo:font-size="13pt" officeooo:rsid="001764f1" officeooo:paragraph-rsid="001764f1" fo:background-color="transparent" style:font-size-asian="13pt" style:font-size-complex="13pt"/>
    </style:style>
    <style:style style:name="P32" style:family="paragraph" style:parent-style-name="Standard">
      <style:paragraph-properties fo:text-align="justify" style:justify-single-word="false"/>
      <style:text-properties fo:color="#000000" loext:opacity="100%" style:font-name="Calibri1" fo:font-size="13pt" fo:background-color="transparent" style:font-size-asian="13pt" style:font-size-complex="13pt"/>
    </style:style>
    <style:style style:name="P33" style:family="paragraph" style:parent-style-name="Standard">
      <style:paragraph-properties fo:text-align="justify" style:justify-single-word="false"/>
      <style:text-properties fo:color="#000000" loext:opacity="100%" style:font-name="Calibri1" fo:font-size="13pt" officeooo:paragraph-rsid="001764f1" fo:background-color="transparent" style:font-size-asian="13pt" style:font-size-complex="13pt"/>
    </style:style>
    <style:style style:name="P34" style:family="paragraph" style:parent-style-name="Standard">
      <style:paragraph-properties fo:text-align="justify" style:justify-single-word="false"/>
      <style:text-properties fo:color="#000000" loext:opacity="100%" style:font-name="Calibri1" fo:font-size="13pt" officeooo:paragraph-rsid="001d5dfc" fo:background-color="transparent" style:font-size-asian="13pt" style:font-size-complex="13pt"/>
    </style:style>
    <style:style style:name="P35" style:family="paragraph" style:parent-style-name="Standard">
      <style:paragraph-properties fo:text-align="justify" style:justify-single-word="false"/>
      <style:text-properties fo:color="#000000" loext:opacity="100%" style:font-name="Calibri1" fo:font-size="13pt" officeooo:paragraph-rsid="001e9a1a" fo:background-color="transparent" style:font-size-asian="13pt" style:font-size-complex="13pt"/>
    </style:style>
    <style:style style:name="P36" style:family="paragraph" style:parent-style-name="Standard">
      <style:paragraph-properties fo:text-align="justify" style:justify-single-word="false"/>
      <style:text-properties fo:color="#000000" loext:opacity="100%" style:font-name="Calibri1" fo:font-size="13pt" officeooo:paragraph-rsid="002015de" fo:background-color="transparent" style:font-size-asian="13pt" style:font-size-complex="13pt"/>
    </style:style>
    <style:style style:name="P37" style:family="paragraph" style:parent-style-name="Standard">
      <style:paragraph-properties fo:text-align="justify" style:justify-single-word="false"/>
      <style:text-properties fo:color="#000000" loext:opacity="100%" style:font-name="Calibri1" fo:font-size="13pt" officeooo:paragraph-rsid="00210056" fo:background-color="transparent" style:font-size-asian="13pt" style:font-size-complex="13pt"/>
    </style:style>
    <style:style style:name="P38" style:family="paragraph" style:parent-style-name="Standard">
      <style:paragraph-properties fo:text-align="justify" style:justify-single-word="false"/>
      <style:text-properties fo:color="#000000" loext:opacity="100%" style:font-name="Calibri1" fo:font-size="13pt" officeooo:paragraph-rsid="00224ec0" fo:background-color="transparent" style:font-size-asian="13pt" style:font-size-complex="13pt"/>
    </style:style>
    <style:style style:name="P39" style:family="paragraph" style:parent-style-name="Standard">
      <style:paragraph-properties fo:text-align="justify" style:justify-single-word="false"/>
      <style:text-properties fo:color="#000000" loext:opacity="100%" style:font-name="Calibri1" fo:font-size="13pt" officeooo:paragraph-rsid="00273119" fo:background-color="transparent" style:font-size-asian="13pt" style:font-size-complex="13pt"/>
    </style:style>
    <style:style style:name="P40" style:family="paragraph" style:parent-style-name="Standard">
      <style:paragraph-properties fo:text-align="justify" style:justify-single-word="false"/>
      <style:text-properties fo:color="#000000" loext:opacity="100%" style:font-name="Calibri1" fo:font-size="13pt" officeooo:paragraph-rsid="00235568" fo:background-color="transparent" style:font-size-asian="13pt" style:font-size-complex="13pt"/>
    </style:style>
    <style:style style:name="P41" style:family="paragraph" style:parent-style-name="Standard">
      <style:paragraph-properties fo:text-align="justify" style:justify-single-word="false"/>
      <style:text-properties fo:color="#000000" loext:opacity="100%" style:font-name="Calibri1" fo:font-size="13pt" officeooo:paragraph-rsid="0024eade" fo:background-color="transparent" style:font-size-asian="13pt" style:font-size-complex="13pt"/>
    </style:style>
    <style:style style:name="P42" style:family="paragraph" style:parent-style-name="Standard">
      <style:paragraph-properties fo:text-align="justify" style:justify-single-word="false"/>
      <style:text-properties fo:color="#000000" loext:opacity="100%" style:font-name="Calibri1" fo:font-size="13pt" officeooo:paragraph-rsid="0026e49f" fo:background-color="transparent" style:font-size-asian="13pt" style:font-size-complex="13pt"/>
    </style:style>
    <style:style style:name="P43" style:family="paragraph" style:parent-style-name="Standard">
      <style:paragraph-properties fo:text-align="justify" style:justify-single-word="false"/>
      <style:text-properties fo:color="#000000" loext:opacity="100%" style:font-name="Calibri1" fo:font-size="13pt" officeooo:paragraph-rsid="002a10ff" fo:background-color="transparent" style:font-size-asian="13pt" style:font-size-complex="13pt"/>
    </style:style>
    <style:style style:name="P44" style:family="paragraph" style:parent-style-name="Standard">
      <style:paragraph-properties fo:text-align="justify" style:justify-single-word="false"/>
      <style:text-properties fo:color="#000000" loext:opacity="100%" style:font-name="Calibri1" fo:font-size="13pt" officeooo:paragraph-rsid="002a7d2a" fo:background-color="transparent" style:font-size-asian="13pt" style:font-size-complex="13pt"/>
    </style:style>
    <style:style style:name="P45" style:family="paragraph" style:parent-style-name="Standard">
      <style:paragraph-properties fo:text-align="justify" style:justify-single-word="false"/>
      <style:text-properties fo:color="#000000" loext:opacity="100%" style:font-name="Calibri1" fo:font-size="13pt" officeooo:paragraph-rsid="002b24e5" fo:background-color="transparent" style:font-size-asian="13pt" style:font-size-complex="13pt"/>
    </style:style>
    <style:style style:name="P46" style:family="paragraph" style:parent-style-name="Standard">
      <style:paragraph-properties fo:text-align="justify" style:justify-single-word="false"/>
      <style:text-properties fo:color="#000000" loext:opacity="100%" style:font-name="Calibri1" fo:font-size="13pt" officeooo:paragraph-rsid="002c2afa" fo:background-color="transparent" style:font-size-asian="13pt" style:font-size-complex="13pt"/>
    </style:style>
    <style:style style:name="P47" style:family="paragraph" style:parent-style-name="Standard">
      <style:paragraph-properties fo:text-align="justify" style:justify-single-word="false"/>
      <style:text-properties fo:color="#000000" loext:opacity="100%" style:font-name="Calibri1" fo:font-size="13pt" officeooo:paragraph-rsid="002fdf69" fo:background-color="transparent" style:font-size-asian="13pt" style:font-size-complex="13pt"/>
    </style:style>
    <style:style style:name="P48" style:family="paragraph" style:parent-style-name="Standard">
      <style:paragraph-properties fo:text-align="start" style:justify-single-word="false"/>
      <style:text-properties fo:color="#000000" loext:opacity="100%" style:font-name="Calibri1" fo:font-size="13pt" fo:background-color="transparent" style:font-size-asian="13pt" style:font-size-complex="13pt"/>
    </style:style>
    <style:style style:name="P49" style:family="paragraph" style:parent-style-name="Standard">
      <style:paragraph-properties fo:line-height="100%" fo:text-align="start" style:justify-single-word="false"/>
      <style:text-properties fo:color="#000000" loext:opacity="100%" style:font-name="Calibri1" fo:font-size="13pt" officeooo:paragraph-rsid="002168bf" fo:background-color="transparent" style:font-size-asian="13pt" style:font-size-complex="13pt"/>
    </style:style>
    <style:style style:name="P50" style:family="paragraph" style:parent-style-name="Standard">
      <style:paragraph-properties fo:line-height="100%" fo:text-align="justify" style:justify-single-word="false"/>
      <style:text-properties fo:color="#000000" loext:opacity="100%" style:font-name="Calibri1" fo:font-size="13pt" officeooo:paragraph-rsid="002168bf" fo:background-color="transparent" style:font-size-asian="13pt" style:font-size-complex="13pt"/>
    </style:style>
    <style:style style:name="P51" style:family="paragraph" style:parent-style-name="Standard">
      <style:paragraph-properties fo:text-align="start" style:justify-single-word="false"/>
      <style:text-properties fo:color="#000000" loext:opacity="100%" style:font-name="Calibri1" fo:font-size="12pt" fo:font-weight="bold" officeooo:rsid="001b04fb" officeooo:paragraph-rsid="001b32f3" fo:background-color="transparent" style:font-size-asian="12pt" style:font-weight-asian="bold" style:font-size-complex="12pt" style:font-weight-complex="bold"/>
    </style:style>
    <style:style style:name="P52" style:family="paragraph" style:parent-style-name="Standard">
      <style:paragraph-properties fo:text-align="start" style:justify-single-word="false"/>
      <style:text-properties fo:color="#000000" loext:opacity="100%" style:font-name="Calibri1" fo:font-size="12pt" fo:font-weight="bold" fo:background-color="transparent" style:font-size-asian="12pt" style:font-weight-asian="bold" style:font-size-complex="12pt" style:font-weight-complex="bold"/>
    </style:style>
    <style:style style:name="P53" style:family="paragraph" style:parent-style-name="Standard">
      <style:paragraph-properties fo:text-align="start" style:justify-single-word="false"/>
      <style:text-properties fo:color="#000000" loext:opacity="100%" style:font-name="Calibri1" fo:font-size="12pt" fo:font-weight="bold" fo:background-color="transparent" style:font-size-asian="12pt" style:font-weight-asian="bold" style:font-size-complex="12pt"/>
    </style:style>
    <style:style style:name="P54" style:family="paragraph" style:parent-style-name="Standard">
      <style:paragraph-properties fo:text-align="start" style:justify-single-word="false"/>
      <style:text-properties fo:color="#000000" loext:opacity="100%" style:font-name="Calibri1" fo:font-size="12pt" fo:font-weight="bold" officeooo:paragraph-rsid="001b32f3" fo:background-color="transparent" style:font-size-asian="12pt" style:font-weight-asian="bold" style:font-size-complex="12pt"/>
    </style:style>
    <style:style style:name="P55" style:family="paragraph" style:parent-style-name="Standard">
      <style:paragraph-properties fo:text-align="start" style:justify-single-word="false"/>
      <style:text-properties fo:color="#000000" loext:opacity="100%" style:font-name="Calibri1" fo:font-size="12pt" fo:font-weight="bold" officeooo:paragraph-rsid="001cdf30" fo:background-color="transparent" style:font-size-asian="12pt" style:font-weight-asian="bold" style:font-size-complex="12pt"/>
    </style:style>
    <style:style style:name="P56" style:family="paragraph" style:parent-style-name="Standard">
      <style:paragraph-properties fo:text-align="start" style:justify-single-word="false"/>
      <style:text-properties fo:color="#000000" loext:opacity="100%" style:font-name="Calibri1" fo:font-size="12pt" fo:font-weight="bold" officeooo:paragraph-rsid="00210056" fo:background-color="transparent" style:font-size-asian="12pt" style:font-weight-asian="bold" style:font-size-complex="12pt"/>
    </style:style>
    <style:style style:name="P57" style:family="paragraph" style:parent-style-name="Standard">
      <style:paragraph-properties fo:text-align="start" style:justify-single-word="false"/>
      <style:text-properties fo:color="#000000" loext:opacity="100%" style:font-name="Calibri1" fo:font-size="12pt" fo:font-weight="bold" officeooo:paragraph-rsid="002be9f7" fo:background-color="transparent" style:font-size-asian="12pt" style:font-weight-asian="bold" style:font-size-complex="12pt"/>
    </style:style>
    <style:style style:name="P58" style:family="paragraph" style:parent-style-name="Standard">
      <style:paragraph-properties fo:text-align="start" style:justify-single-word="false"/>
      <style:text-properties fo:color="#000000" loext:opacity="100%" style:font-name="Calibri1" fo:font-size="12pt" fo:font-weight="bold" officeooo:paragraph-rsid="002c2afa" fo:background-color="transparent" style:font-size-asian="12pt" style:font-weight-asian="bold" style:font-size-complex="12pt"/>
    </style:style>
    <style:style style:name="P59" style:family="paragraph" style:parent-style-name="Standard">
      <style:paragraph-properties fo:text-align="justify" style:justify-single-word="false"/>
      <style:text-properties fo:color="#000000" loext:opacity="100%" style:font-name="Calibri1" fo:font-size="12pt" fo:font-weight="bold" fo:background-color="transparent" style:font-size-asian="12pt" style:font-weight-asian="bold" style:font-size-complex="12pt"/>
    </style:style>
    <style:style style:name="P60" style:family="paragraph" style:parent-style-name="Standard">
      <style:paragraph-properties fo:text-align="justify" style:justify-single-word="false"/>
      <style:text-properties fo:color="#000000" loext:opacity="100%" style:font-name="Calibri1" fo:font-size="12pt" fo:font-weight="bold" officeooo:paragraph-rsid="001d5dfc" fo:background-color="transparent" style:font-size-asian="12pt" style:font-weight-asian="bold" style:font-size-complex="12pt"/>
    </style:style>
    <style:style style:name="P61" style:family="paragraph" style:parent-style-name="Standard">
      <style:paragraph-properties fo:text-align="justify" style:justify-single-word="false"/>
      <style:text-properties fo:color="#000000" loext:opacity="100%" style:font-name="Calibri1" fo:font-size="12pt" fo:font-weight="bold" officeooo:paragraph-rsid="001e9a1a" fo:background-color="transparent" style:font-size-asian="12pt" style:font-weight-asian="bold" style:font-size-complex="12pt"/>
    </style:style>
    <style:style style:name="P62" style:family="paragraph" style:parent-style-name="Standard">
      <style:paragraph-properties fo:text-align="justify" style:justify-single-word="false"/>
      <style:text-properties fo:color="#000000" loext:opacity="100%" style:font-name="Calibri1" fo:font-size="12pt" fo:font-weight="bold" officeooo:paragraph-rsid="00189876" fo:background-color="transparent" style:font-size-asian="12pt" style:font-weight-asian="bold" style:font-size-complex="12pt"/>
    </style:style>
    <style:style style:name="P63" style:family="paragraph" style:parent-style-name="Standard">
      <style:paragraph-properties fo:text-align="start" style:justify-single-word="false"/>
      <style:text-properties fo:color="#000000" loext:opacity="100%" style:font-name="Calibri1" fo:font-size="12pt" fo:font-weight="normal" fo:background-color="transparent"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style:font-name="Calibri1" fo:font-size="12pt" fo:font-weight="normal" officeooo:paragraph-rsid="00235568" fo:background-color="transparent" style:font-size-asian="12pt" style:font-weight-asian="normal" style:font-size-complex="12pt" style:font-weight-complex="normal"/>
    </style:style>
    <style:style style:name="P65" style:family="paragraph" style:parent-style-name="Standard">
      <style:paragraph-properties fo:text-align="end" style:justify-single-word="false"/>
      <style:text-properties fo:color="#000000" loext:opacity="100%" style:font-name="Calibri1" fo:font-size="12pt" fo:font-weight="normal" officeooo:paragraph-rsid="00235568"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loext:opacity="100%" style:font-name="Calibri1" fo:font-size="12pt" fo:background-color="transparent" style:font-size-asian="12pt" style:font-size-complex="12pt"/>
    </style:style>
    <style:style style:name="P67" style:family="paragraph" style:parent-style-name="Standard">
      <style:paragraph-properties fo:text-align="justify" style:justify-single-word="false"/>
      <style:text-properties fo:color="#000000" loext:opacity="100%" style:font-name="Calibri1" fo:font-size="12pt" officeooo:paragraph-rsid="001f0197" fo:background-color="transparent" style:font-size-asian="12pt" style:font-size-complex="12pt"/>
    </style:style>
    <style:style style:name="P68" style:family="paragraph" style:parent-style-name="Standard">
      <style:paragraph-properties fo:text-align="justify" style:justify-single-word="false"/>
      <style:text-properties fo:color="#000000" loext:opacity="100%" style:font-name="Calibri1" fo:font-size="12pt" officeooo:paragraph-rsid="001d5dfc" fo:background-color="transparent" style:font-size-asian="12pt" style:font-size-complex="12pt"/>
    </style:style>
    <style:style style:name="P69" style:family="paragraph" style:parent-style-name="Standard">
      <style:paragraph-properties fo:text-align="justify" style:justify-single-word="false"/>
      <style:text-properties fo:color="#000000" loext:opacity="100%" style:font-name="Calibri1" fo:font-size="12pt" officeooo:paragraph-rsid="001b32f3" fo:background-color="transparent" style:font-size-asian="12pt" style:font-size-complex="12pt"/>
    </style:style>
    <style:style style:name="P70" style:family="paragraph" style:parent-style-name="Standard">
      <style:paragraph-properties fo:text-align="justify" style:justify-single-word="false"/>
      <style:text-properties fo:color="#000000" loext:opacity="100%" style:font-name="Calibri1" fo:font-size="12pt" officeooo:paragraph-rsid="004cb654" fo:background-color="transparent" style:font-size-asian="12pt" style:font-size-complex="12pt"/>
    </style:style>
    <style:style style:name="P71" style:family="paragraph" style:parent-style-name="Standard">
      <style:paragraph-properties fo:text-align="end" style:justify-single-word="false"/>
      <style:text-properties fo:color="#000000" loext:opacity="100%" style:font-name="Calibri1" fo:font-size="12pt" officeooo:paragraph-rsid="001b32f3" fo:background-color="transparent" style:font-size-asian="12pt" style:font-size-complex="12pt"/>
    </style:style>
    <style:style style:name="P72" style:family="paragraph" style:parent-style-name="Standard">
      <style:paragraph-properties fo:text-align="end" style:justify-single-word="false"/>
      <style:text-properties fo:color="#000000" loext:opacity="100%" style:font-name="Calibri1" fo:font-size="12pt" officeooo:paragraph-rsid="00235568" fo:background-color="transparent" style:font-size-asian="12pt" style:font-size-complex="12pt"/>
    </style:style>
    <style:style style:name="P73" style:family="paragraph" style:parent-style-name="Standard">
      <style:paragraph-properties fo:text-align="end" style:justify-single-word="false"/>
      <style:text-properties fo:color="#000000" loext:opacity="100%" style:font-name="Calibri1" fo:font-size="12pt" officeooo:paragraph-rsid="00273119" fo:background-color="transparent" style:font-size-asian="12pt" style:font-size-complex="12pt"/>
    </style:style>
    <style:style style:name="P74" style:family="paragraph" style:parent-style-name="Standard">
      <style:paragraph-properties fo:text-align="end" style:justify-single-word="false"/>
      <style:text-properties fo:color="#000000" loext:opacity="100%" style:font-name="Calibri1" fo:font-size="12pt" officeooo:paragraph-rsid="002a7d2a" fo:background-color="transparent" style:font-size-asian="12pt" style:font-size-complex="12pt"/>
    </style:style>
    <style:style style:name="P75" style:family="paragraph" style:parent-style-name="Standard">
      <style:paragraph-properties fo:text-align="end" style:justify-single-word="false"/>
      <style:text-properties fo:color="#000000" loext:opacity="100%" style:font-name="Calibri1" fo:font-size="12pt" officeooo:paragraph-rsid="002be9f7" fo:background-color="transparent" style:font-size-asian="12pt" style:font-size-complex="12pt"/>
    </style:style>
    <style:style style:name="P76" style:family="paragraph" style:parent-style-name="Standard">
      <style:paragraph-properties fo:text-align="start" style:justify-single-word="false"/>
      <style:text-properties fo:color="#000000" loext:opacity="100%" style:font-name="Calibri1" fo:font-size="12pt" fo:background-color="transparent" style:font-size-asian="12pt" style:font-size-complex="12pt"/>
    </style:style>
    <style:style style:name="P77" style:family="paragraph" style:parent-style-name="Standard">
      <style:paragraph-properties fo:text-align="start" style:justify-single-word="false"/>
      <style:text-properties fo:color="#000000" loext:opacity="100%" style:font-name="Calibri1" fo:font-size="12pt" officeooo:paragraph-rsid="00210056" fo:background-color="transparent" style:font-size-asian="12pt" style:font-size-complex="12pt"/>
    </style:style>
    <style:style style:name="P78" style:family="paragraph" style:parent-style-name="Standard">
      <style:paragraph-properties fo:text-align="start" style:justify-single-word="false"/>
      <style:text-properties fo:color="#000000" loext:opacity="100%" style:font-name="Calibri1" fo:font-size="12pt" officeooo:paragraph-rsid="00235568" fo:background-color="transparent" style:font-size-asian="12pt" style:font-size-complex="12pt"/>
    </style:style>
    <style:style style:name="P79" style:family="paragraph" style:parent-style-name="Standard">
      <style:paragraph-properties fo:text-align="start" style:justify-single-word="false"/>
      <style:text-properties fo:color="#000000" loext:opacity="100%" style:font-name="Calibri1" fo:font-size="12pt" officeooo:paragraph-rsid="00273119" fo:background-color="transparent" style:font-size-asian="12pt" style:font-size-complex="12pt"/>
    </style:style>
    <style:style style:name="P80" style:family="paragraph" style:parent-style-name="Standard">
      <style:paragraph-properties fo:margin-top="0.101cm" fo:margin-bottom="0.101cm" style:contextual-spacing="false" fo:text-align="start" style:justify-single-word="false"/>
      <style:text-properties fo:color="#000000" loext:opacity="100%" style:font-name="Calibri1" fo:font-size="12pt" officeooo:paragraph-rsid="00273119" fo:background-color="transparent" style:font-size-asian="12pt" style:font-size-complex="12pt"/>
    </style:style>
    <style:style style:name="P81" style:family="paragraph" style:parent-style-name="Standard">
      <style:paragraph-properties fo:text-align="start" style:justify-single-word="false"/>
      <style:text-properties fo:color="#000000" loext:opacity="100%" style:font-name="Calibri1" fo:font-size="12pt" officeooo:paragraph-rsid="002be9f7" fo:background-color="transparent" style:font-size-asian="12pt" style:font-size-complex="12pt"/>
    </style:style>
    <style:style style:name="P82" style:family="paragraph" style:parent-style-name="Standard">
      <style:paragraph-properties fo:text-align="start" style:justify-single-word="false"/>
      <style:text-properties fo:color="#000000" loext:opacity="100%" style:font-name="Calibri1" fo:font-size="12pt" officeooo:paragraph-rsid="002b24e5" fo:background-color="transparent" style:font-size-asian="12pt" style:font-size-complex="12pt"/>
    </style:style>
    <style:style style:name="P83" style:family="paragraph" style:parent-style-name="Standard">
      <style:paragraph-properties fo:text-align="start" style:justify-single-word="false"/>
      <style:text-properties fo:color="#000000" loext:opacity="100%" style:font-name="Calibri1" fo:font-size="12pt" officeooo:rsid="001cdf30" officeooo:paragraph-rsid="001cdf30" fo:background-color="transparent" style:font-size-asian="12pt" style:font-size-complex="12pt"/>
    </style:style>
    <style:style style:name="P84" style:family="paragraph" style:parent-style-name="Standard">
      <style:paragraph-properties fo:text-align="start" style:justify-single-word="false"/>
      <style:text-properties fo:color="#000000" loext:opacity="100%" style:font-name="Calibri1" fo:font-size="12pt" officeooo:paragraph-rsid="0032fa76" fo:background-color="transparent" style:font-size-asian="12pt"/>
    </style:style>
    <style:style style:name="P85" style:family="paragraph" style:parent-style-name="Standard">
      <style:paragraph-properties fo:text-align="start" style:justify-single-word="false"/>
      <style:text-properties fo:color="#000000" loext:opacity="100%" style:font-name="Calibri1" fo:font-size="12pt" officeooo:paragraph-rsid="001cdf30" fo:background-color="transparent" style:font-size-asian="12pt"/>
    </style:style>
    <style:style style:name="P86" style:family="paragraph" style:parent-style-name="Standard">
      <style:paragraph-properties fo:text-align="justify" style:justify-single-word="false"/>
      <style:text-properties fo:color="#000000" loext:opacity="100%" style:font-name="Calibri1" fo:font-size="12pt" style:text-underline-style="solid" style:text-underline-width="auto" style:text-underline-color="font-color" officeooo:paragraph-rsid="00189876" fo:background-color="transparent" style:font-size-asian="12pt" style:font-size-complex="12pt"/>
    </style:style>
    <style:style style:name="P87" style:family="paragraph" style:parent-style-name="Standard">
      <style:paragraph-properties fo:text-align="justify" style:justify-single-word="false"/>
      <style:text-properties fo:color="#000000" loext:opacity="100%" style:font-name="Calibri1" fo:font-size="10pt" fo:font-weight="bold" fo:background-color="transparent" style:font-size-asian="8.75pt" style:font-weight-asian="bold" style:font-size-complex="10pt"/>
    </style:style>
    <style:style style:name="P88" style:family="paragraph" style:parent-style-name="Standard">
      <style:paragraph-properties fo:text-align="justify" style:justify-single-word="false"/>
      <style:text-properties fo:color="#000000" loext:opacity="100%" style:font-name="Calibri1" fo:font-size="10pt" fo:font-weight="bold" officeooo:paragraph-rsid="00189876" fo:background-color="transparent" style:font-size-asian="8.75pt" style:font-weight-asian="bold" style:font-size-complex="10pt"/>
    </style:style>
    <style:style style:name="P89" style:family="paragraph" style:parent-style-name="Standard">
      <style:paragraph-properties fo:text-align="justify" style:justify-single-word="false"/>
      <style:text-properties fo:color="#000000" loext:opacity="100%" style:font-name="Calibri1" fo:font-size="10pt" fo:font-weight="bold" officeooo:paragraph-rsid="001d5dfc" fo:background-color="transparent" style:font-size-asian="8.75pt" style:font-weight-asian="bold" style:font-size-complex="10pt"/>
    </style:style>
    <style:style style:name="P90" style:family="paragraph" style:parent-style-name="Standard">
      <style:paragraph-properties fo:text-align="justify" style:justify-single-word="false"/>
      <style:text-properties fo:color="#000000" loext:opacity="100%" style:font-name="Calibri1" fo:font-size="10pt" fo:font-weight="bold" officeooo:paragraph-rsid="001e9a1a" fo:background-color="transparent" style:font-size-asian="8.75pt" style:font-weight-asian="bold" style:font-size-complex="10pt"/>
    </style:style>
    <style:style style:name="P91" style:family="paragraph" style:parent-style-name="Standard">
      <style:paragraph-properties fo:text-align="justify" style:justify-single-word="false"/>
      <style:text-properties fo:color="#000000" loext:opacity="100%" style:font-name="Calibri1" fo:font-size="10pt" fo:font-weight="bold" officeooo:paragraph-rsid="001cda92" fo:background-color="transparent" style:font-size-asian="8.75pt" style:font-weight-asian="bold" style:font-size-complex="10pt"/>
    </style:style>
    <style:style style:name="P92" style:family="paragraph" style:parent-style-name="Standard">
      <style:paragraph-properties fo:text-align="start" style:justify-single-word="false"/>
      <style:text-properties fo:color="#000000" loext:opacity="100%" style:font-name="Calibri1" fo:font-size="10pt" fo:font-weight="bold" fo:background-color="transparent" style:font-size-asian="8.75pt" style:font-weight-asian="bold" style:font-size-complex="10pt"/>
    </style:style>
    <style:style style:name="P93" style:family="paragraph" style:parent-style-name="Standard">
      <style:paragraph-properties fo:text-align="start" style:justify-single-word="false"/>
      <style:text-properties fo:color="#000000" loext:opacity="100%" style:font-name="Calibri1" fo:font-size="10pt" fo:font-weight="bold" officeooo:paragraph-rsid="00238186" fo:background-color="transparent" style:font-size-asian="8.75pt" style:font-weight-asian="bold" style:font-size-complex="10pt"/>
    </style:style>
    <style:style style:name="P94" style:family="paragraph" style:parent-style-name="Standard">
      <style:paragraph-properties fo:text-align="start" style:justify-single-word="false"/>
      <style:text-properties fo:color="#000000" loext:opacity="100%" style:font-name="Calibri1" fo:font-size="10pt" fo:font-weight="bold" officeooo:paragraph-rsid="002c2afa" fo:background-color="transparent" style:font-size-asian="8.75pt" style:font-weight-asian="bold" style:font-size-complex="10pt"/>
    </style:style>
    <style:style style:name="P95" style:family="paragraph" style:parent-style-name="Standard">
      <style:paragraph-properties fo:margin-top="0.101cm" fo:margin-bottom="0.101cm" style:contextual-spacing="false" fo:text-align="start" style:justify-single-word="false"/>
      <style:text-properties fo:color="#000000" loext:opacity="100%" style:font-name="Calibri1" fo:font-size="10pt" fo:font-weight="bold" officeooo:paragraph-rsid="002a7d2a" fo:background-color="transparent" style:font-size-asian="8.75pt" style:font-weight-asian="bold" style:font-size-complex="10pt"/>
    </style:style>
    <style:style style:name="P96" style:family="paragraph" style:parent-style-name="Standard">
      <style:paragraph-properties fo:text-align="start" style:justify-single-word="false" fo:padding="0.074cm" fo:border-left="none" fo:border-right="none" fo:border-top="none" fo:border-bottom="0.06pt solid #000000" style:join-border="false"/>
      <style:text-properties fo:color="#000000" loext:opacity="100%" style:font-name="Calibri1" fo:font-size="10pt" fo:font-weight="bold" officeooo:paragraph-rsid="00238186" fo:background-color="transparent" style:font-size-asian="8.75pt" style:font-weight-asian="bold" style:font-size-complex="10pt"/>
    </style:style>
    <style:style style:name="P97" style:family="paragraph" style:parent-style-name="Standard">
      <style:paragraph-properties fo:text-align="start" style:justify-single-word="false" fo:padding="0.074cm" fo:border-left="none" fo:border-right="none" fo:border-top="none" fo:border-bottom="0.06pt solid #000000" style:join-border="false"/>
      <style:text-properties fo:color="#000000" loext:opacity="100%" style:font-name="Calibri1" fo:font-size="10pt" fo:font-weight="bold" officeooo:paragraph-rsid="0026e49f" fo:background-color="transparent" style:font-size-asian="8.75pt" style:font-weight-asian="bold" style:font-size-complex="10pt"/>
    </style:style>
    <style:style style:name="P98" style:family="paragraph" style:parent-style-name="Standard">
      <style:paragraph-properties fo:text-align="start" style:justify-single-word="false" fo:padding="0.074cm" fo:border-left="none" fo:border-right="none" fo:border-top="none" fo:border-bottom="0.06pt solid #000000" style:join-border="false"/>
      <style:text-properties fo:color="#000000" loext:opacity="100%" style:font-name="Calibri1" fo:font-size="10pt" fo:font-weight="bold" officeooo:paragraph-rsid="002a7d2a" fo:background-color="transparent" style:font-size-asian="8.75pt" style:font-weight-asian="bold" style:font-size-complex="10pt"/>
    </style:style>
    <style:style style:name="P99" style:family="paragraph" style:parent-style-name="Standard">
      <style:paragraph-properties fo:text-align="start" style:justify-single-word="false" fo:padding="0.074cm" fo:border-left="none" fo:border-right="none" fo:border-top="none" fo:border-bottom="0.06pt solid #000000" style:join-border="false"/>
      <style:text-properties fo:color="#000000" loext:opacity="100%" style:font-name="Calibri1" fo:font-size="10pt" fo:font-weight="bold" officeooo:paragraph-rsid="002be9f7" fo:background-color="transparent" style:font-size-asian="8.75pt" style:font-weight-asian="bold" style:font-size-complex="10pt"/>
    </style:style>
    <style:style style:name="P100" style:family="paragraph" style:parent-style-name="Standard">
      <style:paragraph-properties fo:text-align="start" style:justify-single-word="false" fo:padding="0.074cm" fo:border-left="none" fo:border-right="none" fo:border-top="none" fo:border-bottom="0.06pt solid #000000" style:join-border="false"/>
      <style:text-properties fo:color="#000000" loext:opacity="100%" style:font-name="Calibri1" fo:font-size="10pt" fo:font-weight="bold" officeooo:paragraph-rsid="002e1de3" fo:background-color="transparent" style:font-size-asian="8.75pt" style:font-weight-asian="bold" style:font-size-complex="10pt"/>
    </style:style>
    <style:style style:name="P101" style:family="paragraph" style:parent-style-name="Standard">
      <style:paragraph-properties fo:text-align="start" style:justify-single-word="false"/>
      <style:text-properties fo:color="#000000" loext:opacity="100%" style:font-name="Calibri1" fo:font-size="10pt" fo:font-weight="bold" fo:background-color="transparent" style:font-size-asian="10pt" style:font-weight-asian="bold" style:font-size-complex="10pt"/>
    </style:style>
    <style:style style:name="P102" style:family="paragraph" style:parent-style-name="Standard">
      <style:paragraph-properties fo:text-align="start" style:justify-single-word="false"/>
      <style:text-properties fo:color="#000000" loext:opacity="100%" style:font-name="Calibri1" fo:font-size="10pt" fo:font-weight="bold" officeooo:paragraph-rsid="001f0197" fo:background-color="transparent" style:font-size-asian="10pt" style:font-weight-asian="bold" style:font-size-complex="10pt"/>
    </style:style>
    <style:style style:name="P103" style:family="paragraph" style:parent-style-name="Standard">
      <style:paragraph-properties fo:text-align="start" style:justify-single-word="false" fo:padding="0.074cm" fo:border-left="none" fo:border-right="none" fo:border-top="none" fo:border-bottom="0.06pt solid #000000" style:join-border="false"/>
      <style:text-properties fo:color="#000000" loext:opacity="100%" style:font-name="Calibri1" fo:font-size="10pt" fo:font-weight="bold" fo:background-color="transparent" style:font-size-asian="10pt" style:font-weight-asian="bold" style:font-size-complex="10pt"/>
    </style:style>
    <style:style style:name="P104" style:family="paragraph" style:parent-style-name="Standard">
      <style:paragraph-properties fo:text-align="start" style:justify-single-word="false" fo:padding="0.074cm" fo:border-left="none" fo:border-right="none" fo:border-top="none" fo:border-bottom="0.06pt solid #000000" style:join-border="false"/>
      <style:text-properties fo:color="#000000" loext:opacity="100%" style:font-name="Calibri1" fo:font-size="10pt" fo:font-weight="bold" officeooo:paragraph-rsid="002e1de3" fo:background-color="transparent" style:font-size-asian="10pt" style:font-weight-asian="bold" style:font-size-complex="10pt"/>
    </style:style>
    <style:style style:name="P105" style:family="paragraph" style:parent-style-name="Standard">
      <style:paragraph-properties fo:text-align="center" style:justify-single-word="false"/>
      <style:text-properties fo:color="#000000" loext:opacity="100%" style:font-name="Calibri1" fo:font-size="10pt" fo:font-weight="bold" fo:background-color="transparent" style:font-size-asian="10pt" style:font-weight-asian="bold" style:font-size-complex="10pt"/>
    </style:style>
    <style:style style:name="P106" style:family="paragraph" style:parent-style-name="Standard">
      <style:paragraph-properties fo:text-align="start" style:justify-single-word="false"/>
      <style:text-properties fo:color="#000000" loext:opacity="100%" style:font-name="Calibri1" fo:font-size="10pt" fo:font-style="italic" fo:font-weight="bold" officeooo:rsid="00238186" officeooo:paragraph-rsid="00238186" fo:background-color="transparent" style:font-size-asian="8.75pt" style:font-style-asian="italic" style:font-weight-asian="bold" style:font-size-complex="10pt" style:font-style-complex="italic"/>
    </style:style>
    <style:style style:name="P107" style:family="paragraph" style:parent-style-name="Standard">
      <style:paragraph-properties fo:text-align="center" style:justify-single-word="false"/>
      <style:text-properties fo:color="#000000" loext:opacity="100%" style:font-name="Calibri1" fo:font-size="10pt" fo:font-style="italic" fo:font-weight="bold" officeooo:paragraph-rsid="001f0197" fo:background-color="transparent" style:font-size-asian="8.75pt" style:font-style-asian="italic" style:font-weight-asian="bold" style:font-size-complex="10pt" style:font-style-complex="italic"/>
    </style:style>
    <style:style style:name="P108" style:family="paragraph" style:parent-style-name="Standard">
      <style:paragraph-properties fo:text-align="center" style:justify-single-word="false"/>
      <style:text-properties fo:color="#000000" loext:opacity="100%" style:font-name="Calibri1" fo:font-size="10pt" fo:font-style="italic" fo:font-weight="bold" officeooo:paragraph-rsid="00189876" fo:background-color="transparent" style:font-size-asian="8.75pt" style:font-style-asian="italic" style:font-weight-asian="bold" style:font-size-complex="10pt" style:font-style-complex="italic"/>
    </style:style>
    <style:style style:name="P109" style:family="paragraph" style:parent-style-name="Standard">
      <style:paragraph-properties fo:text-align="center" style:justify-single-word="false"/>
      <style:text-properties fo:color="#000000" loext:opacity="100%" style:font-name="Calibri1" fo:font-size="10pt" fo:font-style="italic" fo:font-weight="bold" officeooo:paragraph-rsid="001b32f3" fo:background-color="transparent" style:font-size-asian="8.75pt" style:font-style-asian="italic" style:font-weight-asian="bold" style:font-size-complex="10pt" style:font-style-complex="italic"/>
    </style:style>
    <style:style style:name="P110" style:family="paragraph" style:parent-style-name="Standard">
      <style:paragraph-properties fo:text-align="start" style:justify-single-word="false"/>
      <style:text-properties fo:color="#000000" loext:opacity="100%" style:font-name="Calibri1" fo:font-size="10pt" fo:font-style="italic" fo:font-weight="bold" officeooo:paragraph-rsid="00189876" fo:background-color="transparent" style:font-size-asian="8.75pt" style:font-style-asian="italic" style:font-weight-asian="bold" style:font-size-complex="10pt" style:font-style-complex="italic"/>
    </style:style>
    <style:style style:name="P111" style:family="paragraph" style:parent-style-name="Standard">
      <style:paragraph-properties fo:text-align="start" style:justify-single-word="false"/>
      <style:text-properties fo:color="#000000" loext:opacity="100%" style:font-name="Calibri1" fo:font-size="10pt" fo:font-style="italic" fo:font-weight="bold" officeooo:paragraph-rsid="00238186" fo:background-color="transparent" style:font-size-asian="8.75pt" style:font-style-asian="italic" style:font-weight-asian="bold" style:font-size-complex="10pt" style:font-style-complex="italic"/>
    </style:style>
    <style:style style:name="P112" style:family="paragraph" style:parent-style-name="Standard">
      <style:paragraph-properties fo:text-align="start" style:justify-single-word="false"/>
      <style:text-properties fo:color="#000000" loext:opacity="100%" style:font-name="Calibri1" fo:font-size="10pt" fo:font-style="italic" fo:font-weight="bold" officeooo:paragraph-rsid="00235568" fo:background-color="transparent" style:font-size-asian="8.75pt" style:font-style-asian="italic" style:font-weight-asian="bold" style:font-size-complex="10pt" style:font-style-complex="italic"/>
    </style:style>
    <style:style style:name="P113" style:family="paragraph" style:parent-style-name="Standard">
      <style:paragraph-properties fo:text-align="start" style:justify-single-word="false"/>
      <style:text-properties fo:color="#000000" loext:opacity="100%" style:font-name="Calibri1" fo:font-size="10pt" fo:font-style="italic" fo:font-weight="bold" officeooo:paragraph-rsid="0026e49f" fo:background-color="transparent" style:font-size-asian="8.75pt" style:font-style-asian="italic" style:font-weight-asian="bold" style:font-size-complex="10pt" style:font-style-complex="italic"/>
    </style:style>
    <style:style style:name="P114" style:family="paragraph" style:parent-style-name="Standard">
      <style:paragraph-properties fo:text-align="start" style:justify-single-word="false"/>
      <style:text-properties fo:color="#000000" loext:opacity="100%" style:font-name="Calibri1" fo:font-size="10pt" fo:font-style="normal" style:text-underline-style="solid" style:text-underline-width="auto" style:text-underline-color="font-color" fo:font-weight="bold" officeooo:rsid="001cdf30" fo:background-color="transparent" style:font-size-asian="8.75pt" style:font-style-asian="normal" style:font-weight-asian="bold" style:font-size-complex="10pt" style:font-style-complex="normal" style:font-weight-complex="bold"/>
    </style:style>
    <style:style style:name="P115" style:family="paragraph" style:parent-style-name="Standard">
      <style:paragraph-properties fo:text-align="start" style:justify-single-word="false"/>
      <style:text-properties fo:color="#000000" loext:opacity="100%" style:font-name="Calibri1" fo:font-size="10pt" fo:font-style="normal" style:text-underline-style="solid" style:text-underline-width="auto" style:text-underline-color="font-color" fo:font-weight="bold" officeooo:paragraph-rsid="00210056" fo:background-color="transparent" style:font-size-asian="8.75pt" style:font-style-asian="normal" style:font-weight-asian="bold" style:font-size-complex="10pt" style:font-style-complex="normal" style:font-weight-complex="bold"/>
    </style:style>
    <style:style style:name="P116" style:family="paragraph" style:parent-style-name="Standard">
      <style:paragraph-properties fo:text-align="start" style:justify-single-word="false"/>
      <style:text-properties fo:color="#000000" loext:opacity="100%" style:font-name="Calibri1" fo:font-size="10pt" fo:font-weight="normal" officeooo:rsid="0026e49f" officeooo:paragraph-rsid="00273119" fo:background-color="transparent" style:font-size-asian="8.75pt" style:font-weight-asian="normal" style:font-size-complex="10pt" style:font-weight-complex="normal"/>
    </style:style>
    <style:style style:name="P117" style:family="paragraph" style:parent-style-name="Standard">
      <style:paragraph-properties fo:text-align="start" style:justify-single-word="false"/>
      <style:text-properties fo:color="#000000" loext:opacity="100%" style:font-name="Calibri1" fo:font-size="10pt" fo:font-weight="normal" officeooo:rsid="0026e49f" officeooo:paragraph-rsid="002b24e5" fo:background-color="transparent" style:font-size-asian="8.75pt" style:font-weight-asian="normal" style:font-size-complex="10pt" style:font-weight-complex="normal"/>
    </style:style>
    <style:style style:name="P118" style:family="paragraph" style:parent-style-name="Standard">
      <style:paragraph-properties fo:text-align="justify" style:justify-single-word="false"/>
      <style:text-properties fo:color="#000000" loext:opacity="100%" style:font-name="Calibri1" fo:font-size="10pt" fo:font-weight="normal" officeooo:rsid="0026e49f" officeooo:paragraph-rsid="00273119" fo:background-color="transparent" style:font-size-asian="8.75pt" style:font-weight-asian="normal" style:font-size-complex="10pt" style:font-weight-complex="normal"/>
    </style:style>
    <style:style style:name="P119" style:family="paragraph" style:parent-style-name="Standard">
      <style:paragraph-properties fo:text-align="justify" style:justify-single-word="false"/>
      <style:text-properties fo:color="#000000" loext:opacity="100%" style:font-name="Calibri1" fo:font-size="10pt" fo:font-weight="normal" officeooo:paragraph-rsid="00210056" fo:background-color="transparent" style:font-size-asian="8.75pt" style:font-weight-asian="normal" style:font-size-complex="10pt" style:font-weight-complex="normal"/>
    </style:style>
    <style:style style:name="P120" style:family="paragraph" style:parent-style-name="Standard">
      <style:paragraph-properties fo:text-align="start" style:justify-single-word="false"/>
      <style:text-properties fo:color="#000000" loext:opacity="100%" style:font-name="Calibri1" fo:font-size="10pt" fo:font-weight="normal" officeooo:paragraph-rsid="0026e49f" fo:background-color="transparent" style:font-size-asian="8.75pt" style:font-weight-asian="normal" style:font-size-complex="10pt" style:font-weight-complex="normal"/>
    </style:style>
    <style:style style:name="P121" style:family="paragraph" style:parent-style-name="Standard">
      <style:paragraph-properties fo:text-align="start" style:justify-single-word="false"/>
      <style:text-properties fo:color="#000000" loext:opacity="100%" style:font-name="Calibri1" fo:font-size="10pt" fo:font-weight="normal" officeooo:paragraph-rsid="00273119" fo:background-color="transparent" style:font-size-asian="8.75pt" style:font-weight-asian="normal" style:font-size-complex="10pt" style:font-weight-complex="normal"/>
    </style:style>
    <style:style style:name="P122" style:family="paragraph" style:parent-style-name="Standard">
      <style:paragraph-properties fo:text-align="start" style:justify-single-word="false"/>
      <style:text-properties fo:color="#000000" loext:opacity="100%" style:font-name="Calibri1" fo:font-size="10pt" fo:font-weight="normal" officeooo:paragraph-rsid="00238186" fo:background-color="transparent" style:font-size-asian="8.75pt" style:font-weight-asian="normal" style:font-size-complex="10pt" style:font-weight-complex="normal"/>
    </style:style>
    <style:style style:name="P123" style:family="paragraph" style:parent-style-name="Standard">
      <style:paragraph-properties fo:text-align="start" style:justify-single-word="false"/>
      <style:text-properties fo:color="#000000" loext:opacity="100%" style:font-name="Calibri1" fo:font-size="10pt" fo:font-weight="normal" officeooo:paragraph-rsid="002b24e5" fo:background-color="transparent" style:font-size-asian="8.75pt" style:font-weight-asian="normal" style:font-size-complex="10pt" style:font-weight-complex="normal"/>
    </style:style>
    <style:style style:name="P124" style:family="paragraph" style:parent-style-name="Standard">
      <style:paragraph-properties fo:text-align="start" style:justify-single-word="false"/>
      <style:text-properties fo:color="#000000" loext:opacity="100%" style:font-name="Calibri1" fo:font-size="10pt" officeooo:rsid="002c2afa" fo:background-color="transparent" style:font-size-asian="8.75pt" style:font-size-complex="10pt"/>
    </style:style>
    <style:style style:name="P125" style:family="paragraph" style:parent-style-name="Standard">
      <style:paragraph-properties fo:text-align="start" style:justify-single-word="false"/>
      <style:text-properties fo:color="#000000" loext:opacity="100%" style:font-name="Calibri1" fo:font-size="10pt" officeooo:rsid="002c2afa" officeooo:paragraph-rsid="002c2afa" fo:background-color="transparent" style:font-size-asian="8.75pt" style:font-size-complex="10pt"/>
    </style:style>
    <style:style style:name="P126" style:family="paragraph" style:parent-style-name="Standard">
      <style:paragraph-properties fo:text-align="center" style:justify-single-word="false"/>
      <style:text-properties fo:color="#000000" loext:opacity="100%" style:font-name="Calibri1" fo:font-size="10pt" officeooo:paragraph-rsid="001d5dfc" fo:background-color="transparent" style:font-size-asian="8.75pt" style:font-size-complex="10pt"/>
    </style:style>
    <style:style style:name="P127" style:family="paragraph" style:parent-style-name="Standard">
      <style:paragraph-properties fo:text-align="center" style:justify-single-word="false"/>
      <style:text-properties fo:color="#000000" loext:opacity="100%" style:font-name="Calibri1" fo:font-size="10pt" officeooo:paragraph-rsid="001f0197" fo:background-color="transparent" style:font-size-asian="8.75pt" style:font-size-complex="10pt"/>
    </style:style>
    <style:style style:name="P128" style:family="paragraph" style:parent-style-name="Standard">
      <style:paragraph-properties fo:text-align="center" style:justify-single-word="false"/>
      <style:text-properties fo:color="#000000" loext:opacity="100%" style:font-name="Calibri1" fo:font-size="10pt" officeooo:paragraph-rsid="001e9a1a" fo:background-color="transparent" style:font-size-asian="8.75pt" style:font-size-complex="10pt"/>
    </style:style>
    <style:style style:name="P129" style:family="paragraph" style:parent-style-name="Standard">
      <style:paragraph-properties fo:text-align="center" style:justify-single-word="false" fo:padding="0.074cm" fo:border-left="none" fo:border-right="none" fo:border-top="none" fo:border-bottom="0.06pt solid #000000" style:join-border="false"/>
      <style:text-properties fo:color="#000000" loext:opacity="100%" style:font-name="Calibri1" fo:font-size="10pt" officeooo:paragraph-rsid="001d5dfc" fo:background-color="transparent" style:font-size-asian="8.75pt" style:font-size-complex="10pt"/>
    </style:style>
    <style:style style:name="P130" style:family="paragraph" style:parent-style-name="Standard">
      <style:paragraph-properties fo:text-align="center" style:justify-single-word="false" fo:padding="0.074cm" fo:border-left="none" fo:border-right="none" fo:border-top="none" fo:border-bottom="0.06pt solid #000000" style:join-border="false"/>
      <style:text-properties fo:color="#000000" loext:opacity="100%" style:font-name="Calibri1" fo:font-size="10pt" officeooo:paragraph-rsid="001f0197" fo:background-color="transparent" style:font-size-asian="8.75pt" style:font-size-complex="10pt"/>
    </style:style>
    <style:style style:name="P131" style:family="paragraph" style:parent-style-name="Standard">
      <style:paragraph-properties fo:text-align="justify" style:justify-single-word="false"/>
      <style:text-properties fo:color="#000000" loext:opacity="100%" style:font-name="Calibri1" fo:font-size="10pt" fo:background-color="transparent" style:font-size-asian="8.75pt" style:font-size-complex="10pt"/>
    </style:style>
    <style:style style:name="P132" style:family="paragraph" style:parent-style-name="Standard">
      <style:paragraph-properties fo:text-align="justify" style:justify-single-word="false"/>
      <style:text-properties fo:color="#000000" loext:opacity="100%" style:font-name="Calibri1" fo:font-size="10pt" officeooo:paragraph-rsid="001f0197" fo:background-color="transparent" style:font-size-asian="8.75pt" style:font-size-complex="10pt"/>
    </style:style>
    <style:style style:name="P133" style:family="paragraph" style:parent-style-name="Standard">
      <style:paragraph-properties fo:text-align="justify" style:justify-single-word="false"/>
      <style:text-properties fo:color="#000000" loext:opacity="100%" style:font-name="Calibri1" fo:font-size="10pt" officeooo:paragraph-rsid="001e9a1a" fo:background-color="transparent" style:font-size-asian="8.75pt" style:font-size-complex="10pt"/>
    </style:style>
    <style:style style:name="P134" style:family="paragraph" style:parent-style-name="Standard">
      <style:paragraph-properties fo:text-align="justify" style:justify-single-word="false"/>
      <style:text-properties fo:color="#000000" loext:opacity="100%" style:font-name="Calibri1" fo:font-size="10pt" officeooo:paragraph-rsid="001b32f3" fo:background-color="transparent" style:font-size-asian="8.75pt" style:font-size-complex="10pt"/>
    </style:style>
    <style:style style:name="P135" style:family="paragraph" style:parent-style-name="Standard">
      <style:paragraph-properties fo:text-align="justify" style:justify-single-word="false"/>
      <style:text-properties fo:color="#000000" loext:opacity="100%" style:font-name="Calibri1" fo:font-size="10pt" officeooo:paragraph-rsid="002015de" fo:background-color="transparent" style:font-size-asian="8.75pt" style:font-size-complex="10pt"/>
    </style:style>
    <style:style style:name="P136" style:family="paragraph" style:parent-style-name="Standard">
      <style:paragraph-properties fo:text-align="justify" style:justify-single-word="false"/>
      <style:text-properties fo:color="#000000" loext:opacity="100%" style:font-name="Calibri1" fo:font-size="10pt" officeooo:paragraph-rsid="00224ec0" fo:background-color="transparent" style:font-size-asian="8.75pt" style:font-size-complex="10pt"/>
    </style:style>
    <style:style style:name="P137" style:family="paragraph" style:parent-style-name="Standard">
      <style:paragraph-properties fo:text-align="justify" style:justify-single-word="false"/>
      <style:text-properties fo:color="#000000" loext:opacity="100%" style:font-name="Calibri1" fo:font-size="10pt" officeooo:paragraph-rsid="0026e49f" fo:background-color="transparent" style:font-size-asian="8.75pt" style:font-size-complex="10pt"/>
    </style:style>
    <style:style style:name="P138" style:family="paragraph" style:parent-style-name="Standard">
      <style:paragraph-properties fo:text-align="justify" style:justify-single-word="false"/>
      <style:text-properties fo:color="#000000" loext:opacity="100%" style:font-name="Calibri1" fo:font-size="10pt" officeooo:paragraph-rsid="00273119" fo:background-color="transparent" style:font-size-asian="8.75pt" style:font-size-complex="10pt"/>
    </style:style>
    <style:style style:name="P139" style:family="paragraph" style:parent-style-name="Standard">
      <style:paragraph-properties fo:text-align="justify" style:justify-single-word="false"/>
      <style:text-properties fo:color="#000000" loext:opacity="100%" style:font-name="Calibri1" fo:font-size="10pt" officeooo:paragraph-rsid="002a7d2a" fo:background-color="transparent" style:font-size-asian="8.75pt" style:font-size-complex="10pt"/>
    </style:style>
    <style:style style:name="P140" style:family="paragraph" style:parent-style-name="Standard">
      <style:paragraph-properties fo:text-align="justify" style:justify-single-word="false" fo:padding="0.074cm" fo:border-left="none" fo:border-right="none" fo:border-top="none" fo:border-bottom="0.06pt solid #000000" style:join-border="false"/>
      <style:text-properties fo:color="#000000" loext:opacity="100%" style:font-name="Calibri1" fo:font-size="10pt" officeooo:paragraph-rsid="001f0197" fo:background-color="transparent" style:font-size-asian="8.75pt" style:font-size-complex="10pt"/>
    </style:style>
    <style:style style:name="P141" style:family="paragraph" style:parent-style-name="Standard">
      <style:paragraph-properties fo:text-align="justify" style:justify-single-word="false" fo:padding="0.074cm" fo:border-left="none" fo:border-right="none" fo:border-top="none" fo:border-bottom="0.06pt solid #000000" style:join-border="false"/>
      <style:text-properties fo:color="#000000" loext:opacity="100%" style:font-name="Calibri1" fo:font-size="10pt" officeooo:paragraph-rsid="001e9a1a" fo:background-color="transparent" style:font-size-asian="8.75pt" style:font-size-complex="10pt"/>
    </style:style>
    <style:style style:name="P142" style:family="paragraph" style:parent-style-name="Standard">
      <style:paragraph-properties fo:text-align="start" style:justify-single-word="false"/>
      <style:text-properties fo:color="#000000" loext:opacity="100%" style:font-name="Calibri1" fo:font-size="10pt" fo:background-color="transparent" style:font-size-asian="8.75pt" style:font-size-complex="10pt"/>
    </style:style>
    <style:style style:name="P143" style:family="paragraph" style:parent-style-name="Standard">
      <style:paragraph-properties fo:text-align="start" style:justify-single-word="false"/>
      <style:text-properties fo:color="#000000" loext:opacity="100%" style:font-name="Calibri1" fo:font-size="10pt" officeooo:paragraph-rsid="00189876" fo:background-color="transparent" style:font-size-asian="8.75pt" style:font-size-complex="10pt"/>
    </style:style>
    <style:style style:name="P144" style:family="paragraph" style:parent-style-name="Standard">
      <style:paragraph-properties fo:text-align="start" style:justify-single-word="false"/>
      <style:text-properties fo:color="#000000" loext:opacity="100%" style:font-name="Calibri1" fo:font-size="10pt" officeooo:paragraph-rsid="00238186" fo:background-color="transparent" style:font-size-asian="8.75pt" style:font-size-complex="10pt"/>
    </style:style>
    <style:style style:name="P145" style:family="paragraph" style:parent-style-name="Standard">
      <style:paragraph-properties fo:text-align="start" style:justify-single-word="false"/>
      <style:text-properties fo:color="#000000" loext:opacity="100%" style:font-name="Calibri1" fo:font-size="10pt" officeooo:paragraph-rsid="00235568" fo:background-color="transparent" style:font-size-asian="8.75pt" style:font-size-complex="10pt"/>
    </style:style>
    <style:style style:name="P146" style:family="paragraph" style:parent-style-name="Standard">
      <style:paragraph-properties fo:text-align="start" style:justify-single-word="false"/>
      <style:text-properties fo:color="#000000" loext:opacity="100%" style:font-name="Calibri1" fo:font-size="10pt" officeooo:paragraph-rsid="002a7d2a" fo:background-color="transparent" style:font-size-asian="8.75pt" style:font-size-complex="10pt"/>
    </style:style>
    <style:style style:name="P147" style:family="paragraph" style:parent-style-name="Standard">
      <style:paragraph-properties fo:text-align="start" style:justify-single-word="false"/>
      <style:text-properties fo:color="#000000" loext:opacity="100%" style:font-name="Calibri1" fo:font-size="10pt" officeooo:paragraph-rsid="00273119" fo:background-color="transparent" style:font-size-asian="8.75pt" style:font-size-complex="10pt"/>
    </style:style>
    <style:style style:name="P148" style:family="paragraph" style:parent-style-name="Standard">
      <style:paragraph-properties fo:text-align="start" style:justify-single-word="false"/>
      <style:text-properties fo:color="#000000" loext:opacity="100%" style:font-name="Calibri1" fo:font-size="10pt" officeooo:paragraph-rsid="002be9f7" fo:background-color="transparent" style:font-size-asian="8.75pt" style:font-size-complex="10pt"/>
    </style:style>
    <style:style style:name="P149" style:family="paragraph" style:parent-style-name="Standard">
      <style:paragraph-properties fo:text-align="start" style:justify-single-word="false"/>
      <style:text-properties fo:color="#000000" loext:opacity="100%" style:font-name="Calibri1" fo:font-size="10pt" officeooo:paragraph-rsid="002b24e5" fo:background-color="transparent" style:font-size-asian="8.75pt" style:font-size-complex="10pt"/>
    </style:style>
    <style:style style:name="P150" style:family="paragraph" style:parent-style-name="Standard">
      <style:paragraph-properties fo:text-align="start" style:justify-single-word="false"/>
      <style:text-properties fo:color="#000000" loext:opacity="100%" style:font-name="Calibri1" fo:font-size="10pt" officeooo:paragraph-rsid="002c2afa" fo:background-color="transparent" style:font-size-asian="8.75pt" style:font-size-complex="10pt"/>
    </style:style>
    <style:style style:name="P151" style:family="paragraph" style:parent-style-name="Standard">
      <style:paragraph-properties fo:margin-top="0.101cm" fo:margin-bottom="0.101cm" style:contextual-spacing="false" fo:text-align="start" style:justify-single-word="false"/>
      <style:text-properties fo:color="#000000" loext:opacity="100%" style:font-name="Calibri1" fo:font-size="10pt" officeooo:paragraph-rsid="002e1de3" fo:background-color="transparent" style:font-size-asian="8.75pt" style:font-size-complex="10pt"/>
    </style:style>
    <style:style style:name="P152" style:family="paragraph" style:parent-style-name="Standard">
      <style:paragraph-properties fo:text-align="end" style:justify-single-word="false"/>
      <style:text-properties fo:color="#000000" loext:opacity="100%" style:font-name="Calibri1" fo:font-size="10pt" officeooo:paragraph-rsid="001b32f3" fo:background-color="transparent" style:font-size-asian="8.75pt" style:font-size-complex="10pt"/>
    </style:style>
    <style:style style:name="P153" style:family="paragraph" style:parent-style-name="Standard">
      <style:paragraph-properties fo:text-align="end" style:justify-single-word="false"/>
      <style:text-properties fo:color="#000000" loext:opacity="100%" style:font-name="Calibri1" fo:font-size="10pt" officeooo:paragraph-rsid="00238186" fo:background-color="transparent" style:font-size-asian="8.75pt" style:font-size-complex="10pt"/>
    </style:style>
    <style:style style:name="P154" style:family="paragraph" style:parent-style-name="Standard">
      <style:paragraph-properties fo:text-align="end" style:justify-single-word="false"/>
      <style:text-properties fo:color="#000000" loext:opacity="100%" style:font-name="Calibri1" fo:font-size="10pt" officeooo:paragraph-rsid="00235568" fo:background-color="transparent" style:font-size-asian="8.75pt" style:font-size-complex="10pt"/>
    </style:style>
    <style:style style:name="P155" style:family="paragraph" style:parent-style-name="Standard">
      <style:paragraph-properties fo:text-align="end" style:justify-single-word="false"/>
      <style:text-properties fo:color="#000000" loext:opacity="100%" style:font-name="Calibri1" fo:font-size="10pt" officeooo:paragraph-rsid="00273119" fo:background-color="transparent" style:font-size-asian="8.75pt" style:font-size-complex="10pt"/>
    </style:style>
    <style:style style:name="P156" style:family="paragraph" style:parent-style-name="Standard">
      <style:paragraph-properties fo:text-align="start" style:justify-single-word="false"/>
      <style:text-properties fo:color="#000000" loext:opacity="100%" style:font-name="Calibri1" fo:font-size="10pt" fo:background-color="transparent" style:font-size-asian="10pt" style:font-size-complex="10pt"/>
    </style:style>
    <style:style style:name="P157" style:family="paragraph" style:parent-style-name="Standard">
      <style:paragraph-properties fo:text-align="start" style:justify-single-word="false"/>
      <style:text-properties fo:color="#000000" loext:opacity="100%" style:font-name="Calibri1" fo:font-size="10pt" officeooo:paragraph-rsid="001e9a1a" fo:background-color="transparent" style:font-size-asian="10pt" style:font-size-complex="10pt"/>
    </style:style>
    <style:style style:name="P158" style:family="paragraph" style:parent-style-name="Standard">
      <style:paragraph-properties fo:text-align="start" style:justify-single-word="false"/>
      <style:text-properties fo:color="#000000" loext:opacity="100%" style:font-name="Calibri1" fo:font-size="10pt" officeooo:paragraph-rsid="001f0197" fo:background-color="transparent" style:font-size-asian="10pt" style:font-size-complex="10pt"/>
    </style:style>
    <style:style style:name="P159" style:family="paragraph" style:parent-style-name="Standard">
      <style:paragraph-properties fo:text-align="start" style:justify-single-word="false"/>
      <style:text-properties fo:color="#000000" loext:opacity="100%" style:font-name="Calibri1" fo:font-size="10pt" officeooo:paragraph-rsid="002c2afa" fo:background-color="transparent" style:font-size-asian="10pt" style:font-size-complex="10pt"/>
    </style:style>
    <style:style style:name="P160" style:family="paragraph" style:parent-style-name="Standard">
      <style:paragraph-properties fo:margin-top="0.101cm" fo:margin-bottom="0.101cm" style:contextual-spacing="false" fo:text-align="start" style:justify-single-word="false"/>
      <style:text-properties fo:color="#000000" loext:opacity="100%" style:font-name="Calibri1" fo:font-size="10pt" officeooo:paragraph-rsid="002e1de3" fo:background-color="transparent" style:font-size-asian="10pt" style:font-size-complex="10pt"/>
    </style:style>
    <style:style style:name="P161" style:family="paragraph" style:parent-style-name="Standard">
      <style:paragraph-properties fo:text-align="start" style:justify-single-word="false" fo:padding="0.074cm" fo:border-left="none" fo:border-right="none" fo:border-top="none" fo:border-bottom="0.06pt solid #000000" style:join-border="false"/>
      <style:text-properties fo:color="#000000" loext:opacity="100%" style:font-name="Calibri1" fo:font-size="10pt" fo:background-color="transparent" style:font-size-asian="10pt" style:font-size-complex="10pt"/>
    </style:style>
    <style:style style:name="P162" style:family="paragraph" style:parent-style-name="Standard">
      <style:paragraph-properties fo:text-align="start" style:justify-single-word="false" fo:padding="0.074cm" fo:border-left="none" fo:border-right="none" fo:border-top="none" fo:border-bottom="0.06pt solid #000000" style:join-border="false"/>
      <style:text-properties fo:color="#000000" loext:opacity="100%" style:font-name="Calibri1" fo:font-size="10pt" officeooo:paragraph-rsid="001e9a1a" fo:background-color="transparent" style:font-size-asian="10pt" style:font-size-complex="10pt"/>
    </style:style>
    <style:style style:name="P163" style:family="paragraph" style:parent-style-name="Standard">
      <style:paragraph-properties fo:text-align="center" style:justify-single-word="false"/>
      <style:text-properties fo:color="#000000" loext:opacity="100%" style:font-name="Calibri1" fo:font-size="10pt" fo:background-color="transparent" style:font-size-asian="10pt" style:font-size-complex="10pt"/>
    </style:style>
    <style:style style:name="P164" style:family="paragraph" style:parent-style-name="Standard">
      <style:paragraph-properties fo:text-align="center" style:justify-single-word="false"/>
      <style:text-properties fo:color="#000000" loext:opacity="100%" style:font-name="Calibri1" fo:font-size="10pt" officeooo:paragraph-rsid="001e9a1a" fo:background-color="transparent" style:font-size-asian="10pt" style:font-size-complex="10pt"/>
    </style:style>
    <style:style style:name="P165" style:family="paragraph" style:parent-style-name="Standard">
      <style:paragraph-properties fo:text-align="justify" style:justify-single-word="false"/>
      <style:text-properties fo:color="#000000" loext:opacity="100%" style:font-name="Calibri1" fo:font-size="10pt" officeooo:paragraph-rsid="0024eade" fo:background-color="transparent" style:font-size-asian="10pt" style:font-size-complex="10pt"/>
    </style:style>
    <style:style style:name="P166" style:family="paragraph" style:parent-style-name="List_20_Contents">
      <style:paragraph-properties fo:line-height="100%" fo:text-align="justify" style:justify-single-word="false"/>
      <style:text-properties fo:color="#000000" loext:opacity="100%" style:font-name="Calibri1" fo:font-size="10pt" fo:background-color="transparent" style:font-size-asian="10pt" style:font-size-complex="10pt"/>
    </style:style>
    <style:style style:name="P167" style:family="paragraph" style:parent-style-name="Standard">
      <style:paragraph-properties fo:text-align="justify" style:justify-single-word="false"/>
      <style:text-properties fo:color="#000000" loext:opacity="100%" style:font-name="Calibri1" fo:font-size="11.5pt" fo:font-weight="bold" officeooo:paragraph-rsid="001d5dfc" fo:background-color="transparent" style:font-size-asian="11.5pt" style:font-weight-asian="bold"/>
    </style:style>
    <style:style style:name="P168" style:family="paragraph" style:parent-style-name="Standard">
      <style:paragraph-properties fo:text-align="justify" style:justify-single-word="false"/>
      <style:text-properties fo:color="#000000" loext:opacity="100%" style:font-name="Calibri1" fo:font-size="11.5pt" fo:background-color="transparent" style:font-size-asian="11.5pt"/>
    </style:style>
    <style:style style:name="P169" style:family="paragraph" style:parent-style-name="Standard">
      <style:paragraph-properties fo:text-align="start" style:justify-single-word="false"/>
      <style:text-properties fo:color="#000000" loext:opacity="100%" style:font-name="Calibri1" fo:font-size="14pt" fo:font-weight="bold" officeooo:paragraph-rsid="001b32f3" fo:background-color="transparent" style:font-size-asian="14pt" style:font-weight-asian="bold" style:font-size-complex="14pt"/>
    </style:style>
    <style:style style:name="P170" style:family="paragraph" style:parent-style-name="Standard">
      <style:paragraph-properties fo:text-align="start" style:justify-single-word="false"/>
      <style:text-properties fo:color="#000000" loext:opacity="100%" style:font-name="Calibri1" fo:font-size="14pt" fo:font-weight="bold" officeooo:paragraph-rsid="002015de" fo:background-color="transparent" style:font-size-asian="14pt" style:font-weight-asian="bold" style:font-size-complex="14pt"/>
    </style:style>
    <style:style style:name="P171" style:family="paragraph" style:parent-style-name="Standard">
      <style:paragraph-properties fo:text-align="start" style:justify-single-word="false"/>
      <style:text-properties fo:color="#000000" loext:opacity="100%" style:font-name="Calibri1" fo:font-size="14pt" fo:font-weight="bold" officeooo:paragraph-rsid="00224ec0" fo:background-color="transparent" style:font-size-asian="14pt" style:font-weight-asian="bold" style:font-size-complex="14pt"/>
    </style:style>
    <style:style style:name="P172" style:family="paragraph" style:parent-style-name="Standard">
      <style:paragraph-properties fo:line-height="100%" fo:text-align="start" style:justify-single-word="false"/>
      <style:text-properties fo:color="#000000" loext:opacity="100%" style:font-name="Calibri1" fo:font-size="14pt" fo:font-weight="bold" officeooo:paragraph-rsid="002168bf" fo:background-color="transparent" style:font-size-asian="14pt" style:font-weight-asian="bold" style:font-size-complex="14pt"/>
    </style:style>
    <style:style style:name="P173" style:family="paragraph" style:parent-style-name="Standard">
      <style:paragraph-properties fo:text-align="justify" style:justify-single-word="false"/>
      <style:text-properties fo:color="#000000" loext:opacity="100%" style:font-name="Calibri1" fo:font-size="8pt" fo:font-style="italic" officeooo:paragraph-rsid="002e1de3" fo:background-color="transparent" style:font-size-asian="7pt" style:font-style-asian="italic" style:font-size-complex="8pt"/>
    </style:style>
    <style:style style:name="P174" style:family="paragraph" style:parent-style-name="Standard">
      <style:paragraph-properties fo:text-align="start" style:justify-single-word="false"/>
      <style:text-properties fo:color="#000000" loext:opacity="100%" style:font-name="Calibri1" fo:font-size="8pt" fo:font-style="italic" fo:background-color="transparent" style:font-size-asian="7pt" style:font-style-asian="italic" style:font-size-complex="8pt"/>
    </style:style>
    <style:style style:name="P175" style:family="paragraph" style:parent-style-name="Standard">
      <style:paragraph-properties fo:line-height="100%" fo:text-align="start" style:justify-single-word="false"/>
      <style:text-properties fo:color="#000000" loext:opacity="100%" style:font-name="Calibri1" fo:font-size="8pt" officeooo:rsid="002168bf" officeooo:paragraph-rsid="002168bf" fo:background-color="transparent" style:font-size-asian="7pt" style:font-size-complex="8pt"/>
    </style:style>
    <style:style style:name="P176" style:family="paragraph" style:parent-style-name="Standard">
      <style:paragraph-properties fo:text-align="start" style:justify-single-word="false"/>
      <style:text-properties fo:color="#000000" loext:opacity="100%" style:font-name="Calibri1" fo:font-size="8pt" fo:background-color="transparent" style:font-size-asian="7pt" style:font-size-complex="8pt"/>
    </style:style>
    <style:style style:name="P177" style:family="paragraph" style:parent-style-name="Standard">
      <style:paragraph-properties fo:text-align="start" style:justify-single-word="false"/>
      <style:text-properties fo:color="#000000" loext:opacity="100%" style:font-name="Calibri1" fo:font-size="7pt" fo:font-style="italic" fo:font-weight="bold" officeooo:paragraph-rsid="0026e49f" fo:background-color="transparent" style:font-size-asian="6.09999990463257pt" style:font-style-asian="italic" style:font-weight-asian="bold" style:font-size-complex="7pt" style:font-style-complex="italic"/>
    </style:style>
    <style:style style:name="P178" style:family="paragraph" style:parent-style-name="Standard">
      <style:paragraph-properties fo:text-align="justify" style:justify-single-word="false"/>
      <style:text-properties fo:color="#000000" loext:opacity="100%" style:font-name="Calibri1" fo:font-size="9pt" fo:background-color="transparent" style:font-size-asian="7.84999990463257pt" style:font-size-complex="9pt"/>
    </style:style>
    <style:style style:name="P179" style:family="paragraph" style:parent-style-name="Standard">
      <style:paragraph-properties fo:text-align="justify" style:justify-single-word="false"/>
      <style:text-properties fo:color="#000000" loext:opacity="100%" style:font-name="Calibri1" fo:font-size="3pt" officeooo:paragraph-rsid="003058c7" fo:background-color="transparent" style:font-size-asian="2.59999990463257pt" style:font-size-complex="3pt"/>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3058c7" officeooo:paragraph-rsid="003058c7" fo:background-color="transparent"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3058c7" officeooo:paragraph-rsid="00310483" fo:background-color="transparent"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fo:background-color="transparent"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paragraph-rsid="00310483" fo:background-color="transparent"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3058c7" officeooo:paragraph-rsid="003058c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3058c7" officeooo:paragraph-rsid="0031048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310483" officeooo:paragraph-rsid="0031048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32fa76" officeooo:paragraph-rsid="0032fa7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Standard">
      <style:text-properties style:font-name="Calibri1" fo:font-size="15pt" fo:font-style="italic" fo:font-weight="bold" officeooo:rsid="0043615f" officeooo:paragraph-rsid="0043615f" fo:background-color="transparent" style:font-size-asian="15pt" style:font-style-asian="italic" style:font-weight-asian="bold" style:font-size-complex="15pt" style:font-style-complex="italic" style:font-weight-complex="bold"/>
    </style:style>
    <style:style style:name="P189" style:family="paragraph" style:parent-style-name="Standard">
      <style:text-properties style:font-name="Calibri1" fo:font-size="15pt" fo:font-style="italic" fo:font-weight="bold" officeooo:rsid="00409b94" officeooo:paragraph-rsid="00409b94" fo:background-color="transparent" style:font-size-asian="15pt" style:font-style-asian="italic" style:font-weight-asian="bold" style:font-size-complex="15pt" style:font-style-complex="italic" style:font-weight-complex="bold"/>
    </style:style>
    <style:style style:name="P190" style:family="paragraph" style:parent-style-name="Standard">
      <style:text-properties style:font-name="Calibri1" fo:font-size="15pt" fo:font-style="italic" fo:font-weight="bold" officeooo:rsid="00409b94" officeooo:paragraph-rsid="0041f475" fo:background-color="transparent" style:font-size-asian="15pt" style:font-style-asian="italic" style:font-weight-asian="bold" style:font-size-complex="15pt" style:font-style-complex="italic" style:font-weight-complex="bold"/>
    </style:style>
    <style:style style:name="P191" style:family="paragraph" style:parent-style-name="Heading_20_3">
      <style:text-properties style:font-name="Calibri1" fo:font-size="15pt" fo:font-style="italic" fo:font-weight="bold" fo:background-color="transparent" style:font-size-asian="15pt" style:font-style-asian="italic" style:font-weight-asian="bold" style:font-size-complex="15pt" style:font-style-complex="italic" style:font-weight-complex="bold"/>
    </style:style>
    <style:style style:name="P192" style:family="paragraph" style:parent-style-name="Text_20_body">
      <style:text-properties style:font-name="Calibri1" fo:font-size="15pt" fo:font-style="italic" officeooo:paragraph-rsid="00452756" fo:background-color="transparent" style:font-size-asian="15pt" style:font-style-asian="italic" style:font-size-complex="15pt" style:font-style-complex="italic"/>
    </style:style>
    <style:style style:name="P193" style:family="paragraph" style:parent-style-name="Standard">
      <style:text-properties style:font-name="Calibri1" fo:font-size="12pt" fo:font-style="normal" fo:font-weight="normal" officeooo:rsid="00409b94" officeooo:paragraph-rsid="00409b94" fo:background-color="transparent" style:font-size-asian="12pt" style:font-style-asian="normal" style:font-weight-asian="normal" style:font-size-complex="12pt" style:font-style-complex="normal" style:font-weight-complex="normal"/>
    </style:style>
    <style:style style:name="P194" style:family="paragraph" style:parent-style-name="Standard">
      <style:text-properties style:font-name="Calibri1" fo:font-size="12pt" fo:font-style="normal" fo:font-weight="normal" officeooo:rsid="00409b94" officeooo:paragraph-rsid="0043615f" fo:background-color="transparent"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justify" style:justify-single-word="false"/>
      <style:text-properties style:font-name="Calibri1" fo:font-size="12pt" fo:font-style="normal" fo:font-weight="normal" officeooo:rsid="00409b94" officeooo:paragraph-rsid="0043615f" fo:background-color="transparent"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style:font-name="Calibri1" fo:font-size="12pt" fo:font-style="normal" fo:font-weight="normal" officeooo:rsid="0043615f" officeooo:paragraph-rsid="0043615f" fo:background-color="transparent"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style:font-name="Calibri1" fo:font-size="12pt" fo:font-style="normal" fo:font-weight="normal" officeooo:rsid="0043615f" officeooo:paragraph-rsid="00440845" fo:background-color="transparent" style:font-size-asian="12pt" style:font-style-asian="normal" style:font-weight-asian="normal" style:font-size-complex="12pt" style:font-style-complex="normal" style:font-weight-complex="normal"/>
    </style:style>
    <style:style style:name="P198" style:family="paragraph" style:parent-style-name="Standard">
      <style:text-properties style:font-name="Calibri1" fo:font-size="12pt" fo:font-style="normal" fo:font-weight="normal" officeooo:rsid="0041f475" officeooo:paragraph-rsid="0041f475" fo:background-color="transparent" style:font-size-asian="12pt" style:font-style-asian="normal" style:font-weight-asian="normal" style:font-size-complex="12pt" style:font-style-complex="normal" style:font-weight-complex="normal"/>
    </style:style>
    <style:style style:name="P199" style:family="paragraph" style:parent-style-name="Standard">
      <style:text-properties style:font-name="Calibri1" fo:font-size="12pt" fo:font-style="normal" fo:font-weight="normal" officeooo:rsid="0041f475" officeooo:paragraph-rsid="0043615f" fo:background-color="transparent"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style:font-name="Calibri1" fo:font-size="12pt" fo:background-color="transparent" style:font-size-asian="12pt" style:font-size-complex="12pt"/>
    </style:style>
    <style:style style:name="P201" style:family="paragraph" style:parent-style-name="Standard">
      <style:paragraph-properties fo:text-align="justify" style:justify-single-word="false"/>
      <style:text-properties style:font-name="Calibri1" fo:font-size="12pt" officeooo:paragraph-rsid="00189876" fo:background-color="transparent" style:font-size-asian="12pt" style:font-size-complex="12pt"/>
    </style:style>
    <style:style style:name="P202" style:family="paragraph" style:parent-style-name="Standard">
      <style:paragraph-properties fo:text-align="justify" style:justify-single-word="false"/>
      <style:text-properties style:font-name="Calibri1" fo:font-size="12pt" officeooo:paragraph-rsid="002015de" fo:background-color="transparent" style:font-size-asian="12pt" style:font-size-complex="12pt"/>
    </style:style>
    <style:style style:name="P203" style:family="paragraph" style:parent-style-name="Standard">
      <style:paragraph-properties fo:text-align="justify" style:justify-single-word="false"/>
      <style:text-properties style:font-name="Calibri1" fo:font-size="12pt" officeooo:paragraph-rsid="002168bf" fo:background-color="transparent" style:font-size-asian="12pt" style:font-size-complex="12pt"/>
    </style:style>
    <style:style style:name="P204" style:family="paragraph" style:parent-style-name="Standard">
      <style:paragraph-properties fo:text-align="justify" style:justify-single-word="false"/>
      <style:text-properties style:font-name="Calibri1" fo:font-size="12pt" officeooo:paragraph-rsid="002e1de3" fo:background-color="transparent" style:font-size-asian="12pt" style:font-size-complex="12pt"/>
    </style:style>
    <style:style style:name="P205" style:family="paragraph" style:parent-style-name="Text_20_body">
      <style:paragraph-properties fo:text-align="justify" style:justify-single-word="false"/>
      <style:text-properties style:font-name="Calibri1" fo:font-size="12pt" fo:background-color="transparent" style:font-size-asian="12pt" style:font-size-complex="12pt"/>
    </style:style>
    <style:style style:name="P206" style:family="paragraph" style:parent-style-name="Text_20_body">
      <style:paragraph-properties fo:text-align="justify" style:justify-single-word="false"/>
      <style:text-properties style:font-name="Calibri1" fo:font-size="12pt" officeooo:paragraph-rsid="00452756" fo:background-color="transparent" style:font-size-asian="12pt" style:font-size-complex="12pt"/>
    </style:style>
    <style:style style:name="P207" style:family="paragraph" style:parent-style-name="Standard">
      <style:paragraph-properties fo:text-align="start" style:justify-single-word="false"/>
      <style:text-properties style:font-name="Calibri1" fo:font-size="12pt" fo:background-color="transparent" style:font-size-asian="12pt" style:font-size-complex="12pt"/>
    </style:style>
    <style:style style:name="P208" style:family="paragraph" style:parent-style-name="Standard">
      <style:paragraph-properties fo:text-align="start" style:justify-single-word="false"/>
      <style:text-properties style:font-name="Calibri1" fo:font-size="12pt" officeooo:paragraph-rsid="002c2afa" fo:background-color="transparent" style:font-size-asian="12pt" style:font-size-complex="12pt"/>
    </style:style>
    <style:style style:name="P209" style:family="paragraph" style:parent-style-name="Preformatted_20_Text">
      <style:text-properties style:font-name="Calibri1" fo:font-size="12pt" fo:background-color="transparent" style:font-size-asian="12pt" style:font-size-complex="12pt"/>
    </style:style>
    <style:style style:name="P210" style:family="paragraph" style:parent-style-name="Preformatted_20_Text">
      <style:text-properties style:font-name="Calibri1" fo:font-size="12pt" officeooo:paragraph-rsid="003849db" fo:background-color="transparent" style:font-size-asian="12pt" style:font-size-complex="12pt"/>
    </style:style>
    <style:style style:name="P211" style:family="paragraph" style:parent-style-name="Preformatted_20_Text">
      <style:paragraph-properties fo:text-align="end" style:justify-single-word="false"/>
      <style:text-properties style:font-name="Calibri1" fo:font-size="12pt" officeooo:paragraph-rsid="003849db" fo:background-color="transparent" style:font-size-asian="12pt" style:font-size-complex="12pt"/>
    </style:style>
    <style:style style:name="P212" style:family="paragraph" style:parent-style-name="Preformatted_20_Text">
      <style:text-properties style:font-name="Calibri1" fo:font-size="12pt" officeooo:paragraph-rsid="0039736d" fo:background-color="transparent" style:font-size-asian="12pt" style:font-size-complex="12pt"/>
    </style:style>
    <style:style style:name="P213" style:family="paragraph" style:parent-style-name="Preformatted_20_Text">
      <style:text-properties style:font-name="Calibri1" fo:font-size="12pt" style:text-underline-style="solid" style:text-underline-width="auto" style:text-underline-color="font-color" officeooo:paragraph-rsid="003849db" fo:background-color="transparent" style:font-size-asian="12pt" style:font-size-complex="12pt"/>
    </style:style>
    <style:style style:name="P214" style:family="paragraph" style:parent-style-name="Standard">
      <style:text-properties style:font-name="Calibri1" fo:font-size="10pt" fo:font-style="normal" fo:font-weight="normal" officeooo:rsid="00409b94" officeooo:paragraph-rsid="00409b94" fo:background-color="transparent" style:font-size-asian="8.75pt" style:font-style-asian="normal" style:font-weight-asian="normal" style:font-size-complex="10pt" style:font-style-complex="normal" style:font-weight-complex="normal"/>
    </style:style>
    <style:style style:name="P215" style:family="paragraph" style:parent-style-name="Standard">
      <style:paragraph-properties fo:text-align="justify" style:justify-single-word="false"/>
      <style:text-properties style:font-name="Calibri1" fo:font-size="10pt" fo:font-style="normal" fo:font-weight="normal" officeooo:rsid="00409b94" officeooo:paragraph-rsid="0043615f" fo:background-color="transparent" style:font-size-asian="8.75pt" style:font-style-asian="normal" style:font-weight-asian="normal" style:font-size-complex="10pt" style:font-style-complex="normal" style:font-weight-complex="normal"/>
    </style:style>
    <style:style style:name="P216" style:family="paragraph" style:parent-style-name="Text_20_body">
      <style:text-properties style:font-name="Calibri1" fo:font-size="10pt" fo:font-style="normal" fo:font-weight="normal" officeooo:paragraph-rsid="00348615" fo:background-color="transparent" style:font-size-asian="8.75pt" style:font-style-asian="normal" style:font-weight-asian="normal" style:font-size-complex="10pt" style:font-style-complex="normal" style:font-weight-complex="normal"/>
    </style:style>
    <style:style style:name="P217" style:family="paragraph" style:parent-style-name="Text_20_body">
      <style:paragraph-properties fo:text-align="justify" style:justify-single-word="false"/>
      <style:text-properties style:font-name="Calibri1" fo:font-size="10pt" fo:font-style="normal" fo:font-weight="normal" officeooo:paragraph-rsid="003849db" fo:background-color="transparent" style:font-size-asian="10pt" style:font-style-asian="normal" style:font-weight-asian="normal" style:font-size-complex="10pt" style:font-style-complex="normal" style:font-weight-complex="normal"/>
    </style:style>
    <style:style style:name="P218" style:family="paragraph" style:parent-style-name="List_20_Contents">
      <style:paragraph-properties fo:margin-top="0cm" fo:margin-bottom="0.499cm" style:contextual-spacing="false"/>
      <style:text-properties style:font-name="Calibri1" fo:font-size="10pt" fo:font-style="normal" officeooo:paragraph-rsid="003ffa3e" fo:background-color="transparent" style:font-size-asian="10pt" style:font-style-asian="normal" style:font-size-complex="10pt" style:font-style-complex="normal"/>
    </style:style>
    <style:style style:name="P219" style:family="paragraph" style:parent-style-name="Standard">
      <style:paragraph-properties fo:text-align="start" style:justify-single-word="false"/>
      <style:text-properties style:font-name="Calibri1" fo:font-size="10pt" fo:background-color="transparent" style:font-size-asian="8.75pt" style:font-size-complex="10pt"/>
    </style:style>
    <style:style style:name="P220" style:family="paragraph" style:parent-style-name="Text_20_body">
      <style:text-properties style:font-name="Calibri1" fo:font-size="10pt" fo:background-color="transparent" style:font-size-asian="8.75pt" style:font-size-complex="10pt"/>
    </style:style>
    <style:style style:name="P221" style:family="paragraph" style:parent-style-name="Text_20_body">
      <style:paragraph-properties fo:margin-top="0cm" fo:margin-bottom="0.011cm" style:contextual-spacing="false" fo:line-height="100%" fo:text-align="justify" style:justify-single-word="false"/>
      <style:text-properties style:font-name="Calibri1" fo:font-size="10pt" officeooo:paragraph-rsid="0043615f" fo:background-color="transparent" style:font-size-asian="8.75pt" style:font-size-complex="10pt"/>
    </style:style>
    <style:style style:name="P222" style:family="paragraph" style:parent-style-name="Preformatted_20_Text">
      <style:text-properties style:font-name="Calibri1" fo:font-size="10pt" fo:background-color="transparent" style:font-size-asian="8.75pt" style:font-size-complex="10pt"/>
    </style:style>
    <style:style style:name="P223" style:family="paragraph" style:parent-style-name="Preformatted_20_Text">
      <style:paragraph-properties fo:text-align="justify" style:justify-single-word="false"/>
      <style:text-properties style:font-name="Calibri1" fo:font-size="10pt" fo:background-color="transparent" style:font-size-asian="8.75pt" style:font-size-complex="10pt"/>
    </style:style>
    <style:style style:name="P224" style:family="paragraph" style:parent-style-name="Preformatted_20_Text">
      <style:text-properties style:font-name="Calibri1" fo:font-size="10pt" fo:background-color="transparent" style:font-size-asian="10pt" style:font-size-complex="10pt"/>
    </style:style>
    <style:style style:name="P225" style:family="paragraph" style:parent-style-name="Preformatted_20_Text">
      <style:paragraph-properties fo:text-align="justify" style:justify-single-word="false"/>
      <style:text-properties style:font-name="Calibri1" fo:font-size="10pt" fo:language="zxx" fo:country="none" officeooo:paragraph-rsid="0035f56f" fo:background-color="transparent" style:font-size-asian="8.75pt" style:language-asian="zxx" style:country-asian="none" style:font-size-complex="10pt" style:language-complex="zxx" style:country-complex="none"/>
    </style:style>
    <style:style style:name="P226" style:family="paragraph" style:parent-style-name="Preformatted_20_Text">
      <style:paragraph-properties fo:text-align="justify" style:justify-single-word="false"/>
      <style:text-properties style:font-name="Calibri1" fo:font-size="10pt" fo:language="zxx" fo:country="none" officeooo:paragraph-rsid="003c8afa" fo:background-color="transparent" style:font-size-asian="8.75pt" style:language-asian="zxx" style:country-asian="none" style:font-size-complex="10pt" style:language-complex="zxx" style:country-complex="none"/>
    </style:style>
    <style:style style:name="P227" style:family="paragraph" style:parent-style-name="Preformatted_20_Text">
      <style:text-properties style:font-name="Calibri1" fo:font-size="10pt" fo:font-style="italic" fo:font-weight="bold" fo:background-color="transparent" style:font-size-asian="8.75pt" style:font-style-asian="italic" style:font-weight-asian="bold" style:font-size-complex="10pt" style:font-style-complex="italic" style:font-weight-complex="bold"/>
    </style:style>
    <style:style style:name="P228" style:family="paragraph" style:parent-style-name="Preformatted_20_Text">
      <style:paragraph-properties fo:text-align="center" style:justify-single-word="false"/>
      <style:text-properties style:font-name="Calibri1" fo:font-size="10pt" fo:font-weight="bold" fo:background-color="transparent" style:font-size-asian="8.75pt" style:font-weight-asian="bold" style:font-size-complex="10pt" style:font-weight-complex="bold"/>
    </style:style>
    <style:style style:name="P229" style:family="paragraph" style:parent-style-name="Heading_20_3">
      <style:text-properties style:font-name="Calibri1" fo:font-size="10pt" fo:font-weight="bold" fo:background-color="transparent" style:font-size-asian="10pt" style:font-weight-asian="bold" style:font-size-complex="10pt" style:font-weight-complex="bold"/>
    </style:style>
    <style:style style:name="P230" style:family="paragraph" style:parent-style-name="Standard">
      <style:paragraph-properties fo:line-height="100%" fo:text-align="start" style:justify-single-word="false"/>
      <style:text-properties style:font-name="Calibri1" fo:font-size="14pt" fo:font-weight="bold" officeooo:rsid="002168bf" officeooo:paragraph-rsid="002168bf" fo:background-color="transparent" style:font-size-asian="14pt" style:font-weight-asian="bold" style:font-size-complex="14pt" style:font-weight-complex="bold"/>
    </style:style>
    <style:style style:name="P231" style:family="paragraph" style:parent-style-name="Standard">
      <style:paragraph-properties fo:line-height="100%" fo:text-align="start" style:justify-single-word="false"/>
      <style:text-properties style:font-name="Calibri1" fo:font-size="14pt" officeooo:paragraph-rsid="002168bf" fo:background-color="transparent" style:font-size-asian="14pt" style:font-size-complex="14pt"/>
    </style:style>
    <style:style style:name="P232" style:family="paragraph" style:parent-style-name="Standard">
      <style:text-properties style:font-name="Calibri1" fo:font-size="13pt" fo:font-style="normal" style:text-underline-style="solid" style:text-underline-width="auto" style:text-underline-color="font-color" fo:font-weight="bold" officeooo:rsid="0043615f" officeooo:paragraph-rsid="00440845" fo:background-color="transparent" style:font-size-asian="13pt" style:font-style-asian="normal" style:font-weight-asian="bold" style:font-size-complex="13pt" style:font-style-complex="normal" style:font-weight-complex="bold"/>
    </style:style>
    <style:style style:name="P233" style:family="paragraph" style:parent-style-name="Text_20_body">
      <style:paragraph-properties fo:text-align="justify" style:justify-single-word="false"/>
      <style:text-properties style:font-name="Calibri1" fo:font-size="13pt" fo:font-style="normal" fo:font-weight="normal" officeooo:paragraph-rsid="003849db" fo:background-color="transparent" style:font-size-asian="13pt" style:font-style-asian="normal" style:font-weight-asian="normal" style:font-size-complex="13pt" style:font-style-complex="normal" style:font-weight-complex="normal"/>
    </style:style>
    <style:style style:name="P234" style:family="paragraph" style:parent-style-name="Text_20_body">
      <style:paragraph-properties fo:text-align="justify" style:justify-single-word="false"/>
      <style:text-properties style:font-name="Calibri1" fo:font-size="13pt" fo:font-style="normal" officeooo:paragraph-rsid="003849db" fo:background-color="transparent" style:font-size-asian="13pt" style:font-style-asian="normal" style:font-size-complex="13pt" style:font-style-complex="normal"/>
    </style:style>
    <style:style style:name="P235" style:family="paragraph" style:parent-style-name="Text_20_body">
      <style:paragraph-properties fo:text-align="justify" style:justify-single-word="false"/>
      <style:text-properties style:font-name="Calibri1" fo:font-size="13pt" fo:font-style="normal" officeooo:paragraph-rsid="0043ee11" fo:background-color="transparent" style:font-size-asian="13pt" style:font-style-asian="normal" style:font-size-complex="13pt" style:font-style-complex="normal"/>
    </style:style>
    <style:style style:name="P236" style:family="paragraph" style:parent-style-name="Standard">
      <style:paragraph-properties fo:text-align="justify" style:justify-single-word="false"/>
      <style:text-properties style:font-name="Calibri1" fo:font-size="13pt" fo:font-style="italic" officeooo:paragraph-rsid="001d5dfc" fo:background-color="transparent" style:font-size-asian="13pt" style:font-style-asian="italic" style:font-size-complex="13pt" style:font-style-complex="italic"/>
    </style:style>
    <style:style style:name="P237" style:family="paragraph" style:parent-style-name="Standard">
      <style:paragraph-properties fo:text-align="start" style:justify-single-word="false"/>
      <style:text-properties style:font-name="Calibri1" fo:font-size="13pt" fo:font-weight="normal" officeooo:paragraph-rsid="0026e49f" fo:background-color="transparent" style:font-size-asian="13pt" style:font-weight-asian="normal" style:font-size-complex="13pt" style:font-weight-complex="normal"/>
    </style:style>
    <style:style style:name="P238" style:family="paragraph" style:parent-style-name="Standard">
      <style:paragraph-properties fo:text-align="start" style:justify-single-word="false"/>
      <style:text-properties style:font-name="Calibri1" fo:font-size="13pt" fo:font-weight="normal" officeooo:paragraph-rsid="0049ab16" fo:background-color="transparent" style:font-size-asian="13pt" style:font-weight-asian="normal" style:font-size-complex="13pt" style:font-weight-complex="normal"/>
    </style:style>
    <style:style style:name="P239" style:family="paragraph" style:parent-style-name="Standard">
      <style:paragraph-properties fo:text-align="justify" style:justify-single-word="false"/>
      <style:text-properties style:font-name="Calibri1" fo:font-size="13pt" fo:background-color="transparent" style:font-size-asian="13pt" style:font-size-complex="13pt"/>
    </style:style>
    <style:style style:name="P240" style:family="paragraph" style:parent-style-name="Standard">
      <style:paragraph-properties fo:text-align="justify" style:justify-single-word="false"/>
      <style:text-properties style:font-name="Calibri1" fo:font-size="13pt" officeooo:paragraph-rsid="001764f1" fo:background-color="transparent" style:font-size-asian="13pt" style:font-size-complex="13pt"/>
    </style:style>
    <style:style style:name="P241" style:family="paragraph" style:parent-style-name="Standard">
      <style:paragraph-properties fo:text-align="justify" style:justify-single-word="false"/>
      <style:text-properties style:font-name="Calibri1" fo:font-size="13pt" officeooo:paragraph-rsid="001f0197" fo:background-color="transparent" style:font-size-asian="13pt" style:font-size-complex="13pt"/>
    </style:style>
    <style:style style:name="P242" style:family="paragraph" style:parent-style-name="Standard">
      <style:paragraph-properties fo:text-align="justify" style:justify-single-word="false"/>
      <style:text-properties style:font-name="Calibri1" fo:font-size="13pt" officeooo:paragraph-rsid="001d5dfc" fo:background-color="transparent" style:font-size-asian="13pt" style:font-size-complex="13pt"/>
    </style:style>
    <style:style style:name="P243" style:family="paragraph" style:parent-style-name="Standard">
      <style:paragraph-properties fo:text-align="justify" style:justify-single-word="false"/>
      <style:text-properties style:font-name="Calibri1" fo:font-size="13pt" officeooo:paragraph-rsid="001e9a1a" fo:background-color="transparent" style:font-size-asian="13pt" style:font-size-complex="13pt"/>
    </style:style>
    <style:style style:name="P244" style:family="paragraph" style:parent-style-name="Standard">
      <style:paragraph-properties fo:text-align="justify" style:justify-single-word="false"/>
      <style:text-properties style:font-name="Calibri1" fo:font-size="13pt" officeooo:paragraph-rsid="00189876" fo:background-color="transparent" style:font-size-asian="13pt" style:font-size-complex="13pt"/>
    </style:style>
    <style:style style:name="P245" style:family="paragraph" style:parent-style-name="Standard">
      <style:paragraph-properties fo:text-align="justify" style:justify-single-word="false"/>
      <style:text-properties style:font-name="Calibri1" fo:font-size="13pt" officeooo:paragraph-rsid="0049ab16" fo:background-color="transparent" style:font-size-asian="13pt" style:font-size-complex="13pt"/>
    </style:style>
    <style:style style:name="P246" style:family="paragraph" style:parent-style-name="Standard">
      <style:paragraph-properties fo:text-align="justify" style:justify-single-word="false"/>
      <style:text-properties style:font-name="Calibri1" fo:font-size="13pt" officeooo:paragraph-rsid="00235568" fo:background-color="transparent" style:font-size-asian="13pt" style:font-size-complex="13pt"/>
    </style:style>
    <style:style style:name="P247" style:family="paragraph" style:parent-style-name="Standard">
      <style:paragraph-properties fo:text-align="justify" style:justify-single-word="false"/>
      <style:text-properties style:font-name="Calibri1" fo:font-size="13pt" officeooo:paragraph-rsid="0024eade" fo:background-color="transparent" style:font-size-asian="13pt" style:font-size-complex="13pt"/>
    </style:style>
    <style:style style:name="P248" style:family="paragraph" style:parent-style-name="Standard">
      <style:paragraph-properties fo:text-align="justify" style:justify-single-word="false"/>
      <style:text-properties style:font-name="Calibri1" fo:font-size="13pt" officeooo:paragraph-rsid="0026e49f" fo:background-color="transparent" style:font-size-asian="13pt" style:font-size-complex="13pt"/>
    </style:style>
    <style:style style:name="P249" style:family="paragraph" style:parent-style-name="Standard">
      <style:paragraph-properties fo:text-align="justify" style:justify-single-word="false"/>
      <style:text-properties style:font-name="Calibri1" fo:font-size="13pt" officeooo:paragraph-rsid="00273119" fo:background-color="transparent" style:font-size-asian="13pt" style:font-size-complex="13pt"/>
    </style:style>
    <style:style style:name="P250" style:family="paragraph" style:parent-style-name="Standard">
      <style:paragraph-properties fo:text-align="justify" style:justify-single-word="false"/>
      <style:text-properties style:font-name="Calibri1" fo:font-size="13pt" officeooo:paragraph-rsid="002be9f7" fo:background-color="transparent" style:font-size-asian="13pt" style:font-size-complex="13pt"/>
    </style:style>
    <style:style style:name="P251" style:family="paragraph" style:parent-style-name="Standard">
      <style:paragraph-properties fo:text-align="justify" style:justify-single-word="false"/>
      <style:text-properties style:font-name="Calibri1" fo:font-size="13pt" officeooo:paragraph-rsid="002c2afa" fo:background-color="transparent" style:font-size-asian="13pt" style:font-size-complex="13pt"/>
    </style:style>
    <style:style style:name="P252" style:family="paragraph" style:parent-style-name="Standard">
      <style:paragraph-properties fo:text-align="justify" style:justify-single-word="false"/>
      <style:text-properties style:font-name="Calibri1" fo:font-size="13pt" officeooo:paragraph-rsid="002e1de3" fo:background-color="transparent" style:font-size-asian="13pt" style:font-size-complex="13pt"/>
    </style:style>
    <style:style style:name="P253" style:family="paragraph" style:parent-style-name="Standard">
      <style:paragraph-properties fo:text-align="justify" style:justify-single-word="false"/>
      <style:text-properties style:font-name="Calibri1" fo:font-size="13pt" officeooo:paragraph-rsid="003058c7" fo:background-color="transparent" style:font-size-asian="13pt" style:font-size-complex="13pt"/>
    </style:style>
    <style:style style:name="P254" style:family="paragraph" style:parent-style-name="Preformatted_20_Text">
      <style:paragraph-properties fo:text-align="justify" style:justify-single-word="false"/>
      <style:text-properties style:font-name="Calibri1" fo:font-size="13pt" fo:background-color="transparent" style:font-size-asian="13pt" style:font-size-complex="13pt"/>
    </style:style>
    <style:style style:name="P255" style:family="paragraph" style:parent-style-name="Preformatted_20_Text">
      <style:paragraph-properties fo:text-align="justify" style:justify-single-word="false"/>
      <style:text-properties style:font-name="Calibri1" fo:font-size="13pt" officeooo:paragraph-rsid="0035f56f" fo:background-color="transparent" style:font-size-asian="13pt" style:font-size-complex="13pt"/>
    </style:style>
    <style:style style:name="P256" style:family="paragraph" style:parent-style-name="Preformatted_20_Text">
      <style:paragraph-properties fo:text-align="justify" style:justify-single-word="false"/>
      <style:text-properties style:font-name="Calibri1" fo:font-size="13pt" officeooo:paragraph-rsid="0043ee11" fo:background-color="transparent" style:font-size-asian="13pt" style:font-size-complex="13pt"/>
    </style:style>
    <style:style style:name="P257" style:family="paragraph" style:parent-style-name="Standard">
      <style:paragraph-properties fo:text-align="start" style:justify-single-word="false"/>
      <style:text-properties style:font-name="Calibri1" fo:font-size="13pt" fo:background-color="transparent" style:font-size-asian="13pt" style:font-size-complex="13pt"/>
    </style:style>
    <style:style style:name="P258" style:family="paragraph" style:parent-style-name="Standard">
      <style:paragraph-properties fo:text-align="start" style:justify-single-word="false"/>
      <style:text-properties style:font-name="Calibri1" fo:font-size="13pt" officeooo:paragraph-rsid="00273119" fo:background-color="transparent" style:font-size-asian="13pt" style:font-size-complex="13pt"/>
    </style:style>
    <style:style style:name="P259" style:family="paragraph" style:parent-style-name="Standard">
      <style:paragraph-properties fo:text-align="start" style:justify-single-word="false"/>
      <style:text-properties style:font-name="Calibri1" fo:font-size="13pt" officeooo:paragraph-rsid="0049ab16" fo:background-color="transparent" style:font-size-asian="13pt" style:font-size-complex="13pt"/>
    </style:style>
    <style:style style:name="P260" style:family="paragraph" style:parent-style-name="Text_20_body">
      <style:paragraph-properties fo:margin-top="0cm" fo:margin-bottom="0.011cm" style:contextual-spacing="false" fo:line-height="100%" fo:text-align="justify" style:justify-single-word="false"/>
      <style:text-properties style:font-name="Calibri1" fo:font-size="13pt" officeooo:paragraph-rsid="0043615f" fo:background-color="transparent" style:font-size-asian="13pt" style:font-size-complex="13pt"/>
    </style:style>
    <style:style style:name="P261" style:family="paragraph" style:parent-style-name="Text_20_body">
      <style:paragraph-properties fo:margin-top="0cm" fo:margin-bottom="0.011cm" style:contextual-spacing="false" fo:line-height="100%" fo:text-align="justify" style:justify-single-word="false"/>
      <style:text-properties style:font-name="Calibri1" fo:font-size="13pt" officeooo:paragraph-rsid="0026ec57" fo:background-color="transparent" style:font-size-asian="13pt" style:font-size-complex="13pt"/>
    </style:style>
    <style:style style:name="P262" style:family="paragraph" style:parent-style-name="Preformatted_20_Text">
      <style:text-properties style:font-name="Calibri1" fo:font-size="13pt" fo:background-color="transparent" style:font-size-asian="13pt" style:font-size-complex="13pt"/>
    </style:style>
    <style:style style:name="P263" style:family="paragraph" style:parent-style-name="Preformatted_20_Text">
      <style:paragraph-properties fo:text-align="end" style:justify-single-word="false"/>
      <style:text-properties style:font-name="Calibri1" fo:font-size="13pt" officeooo:paragraph-rsid="0043ee11" fo:background-color="transparent" style:font-size-asian="13pt" style:font-size-complex="13pt"/>
    </style:style>
    <style:style style:name="P264" style:family="paragraph" style:parent-style-name="Text_20_body">
      <style:paragraph-properties fo:margin-top="0cm" fo:margin-bottom="0.011cm" style:contextual-spacing="false" fo:line-height="100%" fo:text-align="justify" style:justify-single-word="false"/>
      <style:text-properties style:font-name="Calibri1" fo:font-size="13pt" style:text-underline-style="solid" style:text-underline-width="auto" style:text-underline-color="font-color" fo:font-weight="bold" officeooo:paragraph-rsid="0026ec57" fo:background-color="transparent" style:font-size-asian="13pt" style:font-weight-asian="bold" style:font-size-complex="13pt" style:font-weight-complex="bold"/>
    </style:style>
    <style:style style:name="P265" style:family="paragraph" style:parent-style-name="Standard">
      <style:paragraph-properties fo:text-align="justify" style:justify-single-word="false"/>
      <style:text-properties style:font-name="Calibri1" fo:font-size="11pt" fo:font-style="normal" style:text-underline-style="solid" style:text-underline-width="auto" style:text-underline-color="font-color" fo:font-weight="normal" officeooo:rsid="0043615f" officeooo:paragraph-rsid="00440845" fo:background-color="transparent" style:font-size-asian="11pt" style:font-style-asian="normal" style:font-weight-asian="normal" style:font-size-complex="11pt" style:font-style-complex="normal" style:font-weight-complex="normal"/>
    </style:style>
    <style:style style:name="P266" style:family="paragraph" style:parent-style-name="Standard">
      <style:paragraph-properties fo:text-align="justify" style:justify-single-word="false"/>
      <style:text-properties style:font-name="Calibri1" fo:font-size="11pt" fo:font-style="normal" fo:font-weight="normal" officeooo:rsid="0043615f" officeooo:paragraph-rsid="0043615f" fo:background-color="transparent" style:font-size-asian="11pt" style:font-style-asian="normal" style:font-weight-asian="normal" style:font-size-complex="11pt" style:font-style-complex="normal" style:font-weight-complex="normal"/>
    </style:style>
    <style:style style:name="P267" style:family="paragraph" style:parent-style-name="Standard">
      <style:paragraph-properties fo:text-align="justify" style:justify-single-word="false"/>
      <style:text-properties style:font-name="Calibri1" fo:font-size="11pt" fo:font-style="normal" fo:font-weight="normal" officeooo:rsid="0043615f" officeooo:paragraph-rsid="00440845" fo:background-color="transparent" style:font-size-asian="11pt" style:font-style-asian="normal" style:font-weight-asian="normal" style:font-size-complex="11pt" style:font-style-complex="normal" style:font-weight-complex="normal"/>
    </style:style>
    <style:style style:name="P268" style:family="paragraph" style:parent-style-name="Text_20_body">
      <style:paragraph-properties fo:text-align="justify" style:justify-single-word="false"/>
      <style:text-properties style:font-name="Calibri1" fo:font-size="11pt" fo:font-style="normal" fo:background-color="transparent" style:font-size-asian="11pt" style:font-style-asian="normal" style:font-size-complex="11pt" style:font-style-complex="normal"/>
    </style:style>
    <style:style style:name="P269" style:family="paragraph" style:parent-style-name="Text_20_body">
      <style:paragraph-properties fo:text-align="justify" style:justify-single-word="false"/>
      <style:text-properties style:font-name="Calibri1" fo:font-size="11pt" fo:background-color="transparent" style:font-size-asian="11pt" style:font-size-complex="11pt"/>
    </style:style>
    <style:style style:name="P270" style:family="paragraph" style:parent-style-name="Preformatted_20_Text">
      <style:paragraph-properties fo:text-align="justify" style:justify-single-word="false"/>
      <style:text-properties style:font-name="Calibri1" fo:font-size="11pt" officeooo:paragraph-rsid="0039736d" fo:background-color="transparent" style:font-size-asian="11pt" style:font-size-complex="11pt"/>
    </style:style>
    <style:style style:name="P271" style:family="paragraph" style:parent-style-name="Preformatted_20_Text">
      <style:text-properties style:font-name="Calibri1" fo:font-size="11pt" fo:background-color="transparent" style:font-size-asian="11pt" style:font-size-complex="11pt"/>
    </style:style>
    <style:style style:name="P272" style:family="paragraph" style:parent-style-name="Preformatted_20_Text">
      <style:text-properties style:font-name="Calibri1" fo:font-size="11pt" officeooo:paragraph-rsid="0039736d" fo:background-color="transparent" style:font-size-asian="11pt" style:font-size-complex="11pt"/>
    </style:style>
    <style:style style:name="P273" style:family="paragraph" style:parent-style-name="Standard">
      <style:paragraph-properties fo:text-align="center" style:justify-single-word="false"/>
      <style:text-properties style:font-name="Calibri1" fo:font-size="24pt" officeooo:paragraph-rsid="00189876" fo:background-color="transparent" style:font-size-asian="24pt"/>
    </style:style>
    <style:style style:name="P274" style:family="paragraph" style:parent-style-name="Preformatted_20_Text">
      <style:paragraph-properties fo:text-align="center" style:justify-single-word="false"/>
      <style:text-properties style:font-name="Calibri1" fo:font-size="24pt" fo:font-weight="bold" fo:background-color="transparent" style:font-size-asian="24pt" style:font-weight-asian="bold" style:font-size-complex="24pt" style:font-weight-complex="bold"/>
    </style:style>
    <style:style style:name="P275" style:family="paragraph" style:parent-style-name="Standard">
      <style:paragraph-properties fo:text-align="start" style:justify-single-word="false"/>
      <style:text-properties style:font-name="Calibri1" fo:font-style="italic" officeooo:paragraph-rsid="00189876" fo:background-color="transparent" style:font-style-asian="italic" style:font-style-complex="italic"/>
    </style:style>
    <style:style style:name="P276" style:family="paragraph" style:parent-style-name="Standard">
      <style:paragraph-properties fo:text-align="start" style:justify-single-word="false"/>
      <style:text-properties style:font-name="Calibri1" fo:font-size="18pt" fo:font-style="italic" officeooo:paragraph-rsid="00189876" fo:background-color="transparent" style:font-size-asian="18pt" style:font-style-asian="italic" style:font-size-complex="18pt" style:font-style-complex="italic"/>
    </style:style>
    <style:style style:name="P277" style:family="paragraph" style:parent-style-name="Standard">
      <style:paragraph-properties fo:text-align="start" style:justify-single-word="false"/>
      <style:text-properties style:font-name="Calibri1" fo:font-size="18pt" fo:font-style="italic" officeooo:paragraph-rsid="00238186" fo:background-color="transparent" style:font-size-asian="18pt" style:font-style-asian="italic" style:font-size-complex="18pt" style:font-style-complex="italic"/>
    </style:style>
    <style:style style:name="P278" style:family="paragraph" style:parent-style-name="Text_20_body">
      <style:paragraph-properties fo:text-align="justify" style:justify-single-word="false"/>
      <style:text-properties style:font-name="Calibri1" fo:font-size="18pt" fo:font-style="italic" fo:font-weight="bold" officeooo:paragraph-rsid="00348615" fo:background-color="transparent" style:font-size-asian="18pt" style:font-style-asian="italic" style:font-weight-asian="bold" style:font-size-complex="18pt" style:font-style-complex="italic" style:font-weight-complex="bold"/>
    </style:style>
    <style:style style:name="P279" style:family="paragraph" style:parent-style-name="Preformatted_20_Text">
      <style:text-properties style:font-name="Calibri1" fo:font-size="18pt" fo:font-style="italic" fo:font-weight="bold" fo:background-color="transparent" style:font-size-asian="18pt" style:font-style-asian="italic" style:font-weight-asian="bold" style:font-size-complex="18pt" style:font-style-complex="italic" style:font-weight-complex="bold"/>
    </style:style>
    <style:style style:name="P280" style:family="paragraph" style:parent-style-name="Heading_20_2">
      <style:text-properties style:font-name="Calibri1" fo:font-size="18pt" fo:font-style="italic" fo:font-weight="bold" fo:background-color="transparent" style:font-size-asian="18pt" style:font-style-asian="italic" style:font-weight-asian="bold" style:font-size-complex="18pt" style:font-style-complex="italic" style:font-weight-complex="bold"/>
    </style:style>
    <style:style style:name="P281" style:family="paragraph" style:parent-style-name="Heading_20_3">
      <style:text-properties style:font-name="Calibri1" fo:font-size="18pt" fo:font-style="italic" style:text-underline-style="none" fo:font-weight="bold" officeooo:rsid="00409b94" officeooo:paragraph-rsid="00409b94" fo:background-color="transparent" style:font-size-asian="18pt" style:font-style-asian="italic" style:font-weight-asian="bold" style:font-size-complex="18pt" style:font-style-complex="italic" style:font-weight-complex="bold"/>
    </style:style>
    <style:style style:name="P282" style:family="paragraph" style:parent-style-name="Standard">
      <style:paragraph-properties fo:text-align="start" style:justify-single-word="false"/>
      <style:text-properties style:font-name="Calibri1" fo:font-size="18pt" officeooo:paragraph-rsid="001e9a1a" fo:background-color="transparent" style:font-size-asian="18pt" style:font-size-complex="18pt"/>
    </style:style>
    <style:style style:name="P283" style:family="paragraph" style:parent-style-name="Standard">
      <style:paragraph-properties fo:text-align="justify" style:justify-single-word="false"/>
      <style:text-properties style:font-name="Calibri1" fo:background-color="transparent"/>
    </style:style>
    <style:style style:name="P284" style:family="paragraph" style:parent-style-name="Standard">
      <style:paragraph-properties fo:text-align="justify" style:justify-single-word="false"/>
      <style:text-properties style:font-name="Calibri1" officeooo:paragraph-rsid="001d5dfc" fo:background-color="transparent"/>
    </style:style>
    <style:style style:name="P285" style:family="paragraph" style:parent-style-name="Standard">
      <style:paragraph-properties fo:text-align="justify" style:justify-single-word="false"/>
      <style:text-properties style:font-name="Calibri1" officeooo:paragraph-rsid="00235568" fo:background-color="transparent"/>
    </style:style>
    <style:style style:name="P286" style:family="paragraph" style:parent-style-name="Standard">
      <style:paragraph-properties fo:text-align="justify" style:justify-single-word="false"/>
      <style:text-properties style:font-name="Calibri1" officeooo:paragraph-rsid="0043ee11" fo:background-color="transparent"/>
    </style:style>
    <style:style style:name="P287" style:family="paragraph" style:parent-style-name="Standard">
      <style:paragraph-properties fo:text-align="justify" style:justify-single-word="false"/>
      <style:text-properties style:font-name="Calibri1" officeooo:paragraph-rsid="00210056" fo:background-color="transparent"/>
    </style:style>
    <style:style style:name="P288" style:family="paragraph" style:parent-style-name="Standard">
      <style:paragraph-properties fo:text-align="justify" style:justify-single-word="false"/>
      <style:text-properties style:font-name="Calibri1" officeooo:paragraph-rsid="00224ec0" fo:background-color="transparent"/>
    </style:style>
    <style:style style:name="P289" style:family="paragraph" style:parent-style-name="Standard">
      <style:paragraph-properties fo:text-align="justify" style:justify-single-word="false"/>
      <style:text-properties style:font-name="Calibri1" officeooo:paragraph-rsid="0024eade" fo:background-color="transparent"/>
    </style:style>
    <style:style style:name="P290" style:family="paragraph" style:parent-style-name="Standard">
      <style:paragraph-properties fo:text-align="justify" style:justify-single-word="false"/>
      <style:text-properties style:font-name="Calibri1" officeooo:paragraph-rsid="0026e49f" fo:background-color="transparent"/>
    </style:style>
    <style:style style:name="P291" style:family="paragraph" style:parent-style-name="Text_20_body">
      <style:paragraph-properties fo:text-align="justify" style:justify-single-word="false"/>
      <style:text-properties style:font-name="Calibri1" fo:background-color="transparent"/>
    </style:style>
    <style:style style:name="P292" style:family="paragraph" style:parent-style-name="Text_20_body">
      <style:paragraph-properties fo:text-align="justify" style:justify-single-word="false"/>
      <style:text-properties style:font-name="Calibri1" officeooo:paragraph-rsid="00452756" fo:background-color="transparent"/>
    </style:style>
    <style:style style:name="P293" style:family="paragraph" style:parent-style-name="Standard">
      <style:paragraph-properties fo:text-align="start" style:justify-single-word="false"/>
      <style:text-properties style:font-name="Calibri1" officeooo:paragraph-rsid="001a2f2b" fo:background-color="transparent"/>
    </style:style>
    <style:style style:name="P294" style:family="paragraph" style:parent-style-name="Standard">
      <style:paragraph-properties fo:text-align="start" style:justify-single-word="false"/>
      <style:text-properties style:font-name="Calibri1" officeooo:paragraph-rsid="00235568" fo:background-color="transparent"/>
    </style:style>
    <style:style style:name="P295" style:family="paragraph" style:parent-style-name="Standard">
      <style:paragraph-properties fo:text-align="start" style:justify-single-word="false"/>
      <style:text-properties style:font-name="Calibri1" officeooo:paragraph-rsid="00224ec0" fo:background-color="transparent"/>
    </style:style>
    <style:style style:name="P296" style:family="paragraph" style:parent-style-name="Standard">
      <style:paragraph-properties fo:text-align="start" style:justify-single-word="false"/>
      <style:text-properties style:font-name="Calibri1" officeooo:paragraph-rsid="00273119" fo:background-color="transparent"/>
    </style:style>
    <style:style style:name="P297" style:family="paragraph" style:parent-style-name="Standard">
      <style:paragraph-properties fo:line-height="100%" fo:text-align="justify" style:justify-single-word="false"/>
      <style:text-properties style:font-name="Calibri1" officeooo:paragraph-rsid="001b32f3" fo:background-color="transparent"/>
    </style:style>
    <style:style style:name="P298" style:family="paragraph" style:parent-style-name="Text_20_body">
      <style:paragraph-properties fo:margin-top="0cm" fo:margin-bottom="0.111cm" style:contextual-spacing="false" fo:line-height="100%" fo:text-align="justify" style:justify-single-word="false"/>
      <style:text-properties style:font-name="Calibri1" officeooo:paragraph-rsid="0026ec57" fo:background-color="transparent"/>
    </style:style>
    <style:style style:name="P299" style:family="paragraph" style:parent-style-name="List_20_Contents">
      <style:paragraph-properties fo:line-height="100%" fo:text-align="justify" style:justify-single-word="false"/>
      <style:text-properties style:font-name="Calibri1" fo:background-color="transparent"/>
    </style:style>
    <style:style style:name="P300" style:family="paragraph" style:parent-style-name="List_20_Heading">
      <style:paragraph-properties fo:line-height="100%" fo:text-align="justify" style:justify-single-word="false"/>
      <style:text-properties style:font-name="Calibri1" fo:background-color="transparent"/>
    </style:style>
    <style:style style:name="P301" style:family="paragraph" style:parent-style-name="Text_20_body">
      <style:text-properties style:font-name="Calibri1" fo:background-color="transparent"/>
    </style:style>
    <style:style style:name="P302" style:family="paragraph" style:parent-style-name="Text_20_body">
      <style:paragraph-properties fo:text-align="center" style:justify-single-word="false"/>
      <style:text-properties style:font-name="Calibri1" fo:background-color="transparent"/>
    </style:style>
    <style:style style:name="P303" style:family="paragraph" style:parent-style-name="Preformatted_20_Text">
      <style:text-properties style:font-name="Calibri1" fo:background-color="transparent"/>
    </style:style>
    <style:style style:name="P304" style:family="paragraph" style:parent-style-name="Text_20_body">
      <style:text-properties style:font-name="Calibri1" style:text-underline-style="solid" style:text-underline-width="auto" style:text-underline-color="font-color" fo:background-color="transparent"/>
    </style:style>
    <style:style style:name="P305" style:family="paragraph" style:parent-style-name="Text_20_body">
      <style:text-properties style:font-name="Calibri1" fo:font-style="normal" fo:background-color="transparent" style:font-style-asian="normal" style:font-style-complex="normal"/>
    </style:style>
    <style:style style:name="P306" style:family="paragraph" style:parent-style-name="List_20_Contents">
      <style:paragraph-properties fo:margin-top="0cm" fo:margin-bottom="0.499cm" style:contextual-spacing="false"/>
      <style:text-properties style:font-name="Calibri1" fo:font-style="normal" officeooo:paragraph-rsid="003ffa3e" fo:background-color="transparent" style:font-style-asian="normal" style:font-style-complex="normal"/>
    </style:style>
    <style:style style:name="P307" style:family="paragraph" style:parent-style-name="Preformatted_20_Text">
      <style:paragraph-properties fo:text-align="center" style:justify-single-word="false"/>
      <style:text-properties style:font-name="Calibri1" fo:font-size="22pt" fo:font-weight="bold" officeooo:paragraph-rsid="003ffa3e" fo:background-color="transparent" style:font-size-asian="22pt" style:font-weight-asian="bold" style:font-size-complex="22pt" style:font-weight-complex="bold"/>
    </style:style>
    <style:style style:name="P308" style:family="paragraph" style:parent-style-name="Preformatted_20_Text">
      <style:paragraph-properties fo:text-align="center" style:justify-single-word="false"/>
      <style:text-properties style:font-name="Calibri1" fo:font-size="32pt" style:text-underline-style="solid" style:text-underline-width="auto" style:text-underline-color="font-color" fo:font-weight="bold" fo:background-color="transparent" style:font-size-asian="32pt" style:font-weight-asian="bold" style:font-size-complex="32pt" style:font-weight-complex="bold"/>
    </style:style>
    <style:style style:name="P309" style:family="paragraph" style:parent-style-name="Heading_20_3">
      <style:paragraph-properties fo:line-height="100%"/>
      <style:text-properties style:font-name="Calibri1" fo:font-weight="bold" fo:background-color="transparent" style:font-weight-asian="bold" style:font-weight-complex="bold"/>
    </style:style>
    <style:style style:name="P310" style:family="paragraph" style:parent-style-name="List_20_Heading">
      <style:paragraph-properties fo:line-height="100%" fo:text-align="justify" style:justify-single-word="false"/>
      <style:text-properties style:font-name="Calibri1" fo:font-weight="bold" fo:background-color="transparent" style:font-weight-asian="bold" style:font-weight-complex="bold"/>
    </style:style>
    <style:style style:name="P311" style:family="paragraph" style:parent-style-name="Text_20_body">
      <style:paragraph-properties fo:text-align="center" style:justify-single-word="false"/>
      <style:text-properties style:text-position="-33% 80%" style:font-name="Calibri1" fo:font-size="10pt" fo:background-color="transparent" style:font-size-asian="8.75pt" style:font-size-complex="10pt"/>
    </style:style>
    <style:style style:name="P312" style:family="paragraph" style:parent-style-name="Preformatted_20_Text">
      <style:paragraph-properties fo:text-align="justify" style:justify-single-word="false"/>
    </style:style>
    <style:style style:name="P313" style:family="paragraph" style:parent-style-name="Preformatted_20_Text" style:list-style-name="L9">
      <style:text-properties style:font-name="Calibri1" fo:font-size="13pt" officeooo:paragraph-rsid="0035f56f" fo:background-color="transparent" style:font-size-asian="13pt" style:font-size-complex="13pt"/>
    </style:style>
    <style:style style:name="P314" style:family="paragraph" style:parent-style-name="Preformatted_20_Text" style:list-style-name="L9">
      <style:text-properties style:font-name="Calibri1" fo:font-size="13pt" officeooo:paragraph-rsid="0037a6b6" fo:background-color="transparent" style:font-size-asian="13pt" style:font-size-complex="13pt"/>
    </style:style>
    <style:style style:name="P315" style:family="paragraph" style:parent-style-name="Preformatted_20_Text" style:list-style-name="L10">
      <style:paragraph-properties fo:text-align="justify" style:justify-single-word="false"/>
      <style:text-properties style:font-name="Calibri1" fo:font-size="13pt" officeooo:paragraph-rsid="0037a6b6" fo:background-color="transparent" style:font-size-asian="13pt" style:font-size-complex="13pt"/>
    </style:style>
    <style:style style:name="P316" style:family="paragraph" style:parent-style-name="Preformatted_20_Text" style:list-style-name="L9">
      <style:paragraph-properties fo:text-align="justify" style:justify-single-word="false"/>
      <style:text-properties style:font-name="Calibri1" fo:font-size="13pt" officeooo:paragraph-rsid="0037a6b6" fo:background-color="transparent" style:font-size-asian="13pt" style:font-size-complex="13pt"/>
    </style:style>
    <style:style style:name="P317" style:family="paragraph" style:parent-style-name="Preformatted_20_Text" style:list-style-name="L17">
      <style:paragraph-properties fo:text-align="justify" style:justify-single-word="false"/>
      <style:text-properties style:font-name="Calibri1" fo:font-size="13pt" fo:background-color="transparent" style:font-size-asian="13pt" style:font-size-complex="13pt"/>
    </style:style>
    <style:style style:name="P318" style:family="paragraph" style:parent-style-name="Preformatted_20_Text" style:list-style-name="L17">
      <style:paragraph-properties fo:text-align="justify" style:justify-single-word="false"/>
      <style:text-properties style:font-name="Calibri1" fo:font-size="13pt" officeooo:paragraph-rsid="003c8afa" fo:background-color="transparent" style:font-size-asian="13pt" style:font-size-complex="13pt"/>
    </style:style>
    <style:style style:name="P319" style:family="paragraph" style:parent-style-name="Preformatted_20_Text" style:list-style-name="L16">
      <style:text-properties style:font-name="Calibri1" fo:font-size="13pt" fo:background-color="transparent" style:font-size-asian="13pt" style:font-size-complex="13pt"/>
    </style:style>
    <style:style style:name="P320" style:family="paragraph" style:parent-style-name="Preformatted_20_Text" style:list-style-name="L16">
      <style:text-properties style:font-name="Calibri1" fo:font-size="13pt" officeooo:paragraph-rsid="003aaf12" fo:background-color="transparent" style:font-size-asian="13pt" style:font-size-complex="13pt"/>
    </style:style>
    <style:style style:name="P321" style:family="paragraph" style:parent-style-name="Preformatted_20_Text" style:list-style-name="L11">
      <style:text-properties style:font-name="Calibri1" officeooo:paragraph-rsid="0037a6b6" fo:background-color="transparent"/>
    </style:style>
    <style:style style:name="P322" style:family="paragraph" style:parent-style-name="Preformatted_20_Text" style:list-style-name="L17">
      <style:paragraph-properties fo:text-align="justify" style:justify-single-word="false"/>
      <style:text-properties style:font-name="Calibri1" officeooo:paragraph-rsid="003c8afa" fo:background-color="transparent"/>
    </style:style>
    <style:style style:name="P323" style:family="paragraph" style:parent-style-name="Preformatted_20_Text" style:list-style-name="L12">
      <style:text-properties style:font-name="Calibri1" fo:font-size="12pt" fo:background-color="transparent" style:font-size-asian="12pt" style:font-size-complex="12pt"/>
    </style:style>
    <style:style style:name="P324" style:family="paragraph" style:parent-style-name="Preformatted_20_Text" style:list-style-name="L13">
      <style:text-properties style:font-name="Calibri1" fo:font-size="12pt" fo:background-color="transparent" style:font-size-asian="12pt" style:font-size-complex="12pt"/>
    </style:style>
    <style:style style:name="P325" style:family="paragraph" style:parent-style-name="Preformatted_20_Text" style:list-style-name="L14">
      <style:text-properties style:font-name="Calibri1" fo:font-size="12pt" fo:background-color="transparent" style:font-size-asian="12pt" style:font-size-complex="12pt"/>
    </style:style>
    <style:style style:name="P326" style:family="paragraph" style:parent-style-name="Preformatted_20_Text" style:list-style-name="L15">
      <style:text-properties style:font-name="Calibri1" fo:font-size="11pt" fo:background-color="transparent" style:font-size-asian="11pt" style:font-size-complex="11pt"/>
    </style:style>
    <style:style style:name="P327" style:family="paragraph" style:parent-style-name="Preformatted_20_Text" style:list-style-name="L15">
      <style:text-properties style:font-name="Calibri1" fo:font-size="11pt" officeooo:paragraph-rsid="0039736d" fo:background-color="transparent" style:font-size-asian="11pt" style:font-size-complex="11pt"/>
    </style:style>
    <style:style style:name="P328" style:family="paragraph" style:parent-style-name="Standard" style:list-style-name="L1">
      <style:paragraph-properties fo:text-align="justify" style:justify-single-word="false"/>
      <style:text-properties style:font-name="Calibri1" officeooo:paragraph-rsid="00235568" fo:background-color="transparent"/>
    </style:style>
    <style:style style:name="P329" style:family="paragraph" style:parent-style-name="Standard" style:list-style-name="L1">
      <style:paragraph-properties fo:text-align="justify" style:justify-single-word="false"/>
      <style:text-properties style:font-name="Calibri1" officeooo:paragraph-rsid="00210056" fo:background-color="transparent"/>
    </style:style>
    <style:style style:name="P330" style:family="paragraph" style:parent-style-name="Standard" style:list-style-name="L3">
      <style:paragraph-properties fo:text-align="justify" style:justify-single-word="false"/>
      <style:text-properties style:font-name="Calibri1" officeooo:paragraph-rsid="00224ec0" fo:background-color="transparent"/>
    </style:style>
    <style:style style:name="P331" style:family="paragraph" style:parent-style-name="Standard" style:list-style-name="L4">
      <style:paragraph-properties fo:text-align="justify" style:justify-single-word="false"/>
      <style:text-properties style:font-name="Calibri1" officeooo:paragraph-rsid="0024eade" fo:background-color="transparent"/>
    </style:style>
    <style:style style:name="P332" style:family="paragraph" style:parent-style-name="Standard" style:list-style-name="L5">
      <style:paragraph-properties fo:text-align="justify" style:justify-single-word="false"/>
      <style:text-properties style:font-name="Calibri1" officeooo:paragraph-rsid="002e1de3" fo:background-color="transparent"/>
    </style:style>
    <style:style style:name="P333" style:family="paragraph" style:parent-style-name="Standard" style:list-style-name="L6">
      <style:paragraph-properties fo:text-align="justify" style:justify-single-word="false"/>
      <style:text-properties style:font-name="Calibri1" officeooo:paragraph-rsid="005135f5" fo:background-color="transparent"/>
    </style:style>
    <style:style style:name="P334" style:family="paragraph" style:parent-style-name="Standard" style:list-style-name="L7">
      <style:paragraph-properties fo:text-align="justify" style:justify-single-word="false"/>
      <style:text-properties style:font-name="Calibri1" fo:font-size="13pt" officeooo:paragraph-rsid="00524762" fo:background-color="transparent" style:font-size-asian="13pt" style:font-size-complex="13pt"/>
    </style:style>
    <style:style style:name="P335" style:family="paragraph" style:parent-style-name="Standard" style:list-style-name="L8">
      <style:paragraph-properties fo:text-align="justify" style:justify-single-word="false"/>
      <style:text-properties style:font-name="Calibri1" fo:font-size="13pt" fo:background-color="transparent" style:font-size-asian="13pt" style:font-size-complex="13pt"/>
    </style:style>
    <style:style style:name="P336" style:family="paragraph" style:parent-style-name="Standard" style:list-style-name="L19">
      <style:paragraph-properties fo:text-align="justify" style:justify-single-word="false"/>
      <style:text-properties style:font-name="Calibri1" fo:font-size="11pt" officeooo:paragraph-rsid="00452756" fo:background-color="transparent" style:font-size-asian="11pt" style:font-size-complex="11pt"/>
    </style:style>
    <style:style style:name="P337" style:family="paragraph" style:parent-style-name="Standard" style:list-style-name="L19">
      <style:paragraph-properties fo:text-align="justify" style:justify-single-word="false"/>
      <style:text-properties style:font-name="Calibri1" fo:font-size="11pt" fo:font-style="normal" fo:font-weight="normal" officeooo:rsid="0043615f" officeooo:paragraph-rsid="00440845" fo:background-color="transparent" style:font-size-asian="11pt" style:font-style-asian="normal" style:font-weight-asian="normal" style:font-size-complex="11pt" style:font-style-complex="normal" style:font-weight-complex="normal"/>
    </style:style>
    <style:style style:name="P338" style:family="paragraph" style:parent-style-name="Standard" style:list-style-name="L19">
      <style:paragraph-properties fo:text-align="end" style:justify-single-word="false"/>
      <style:text-properties style:font-name="Calibri1" fo:font-size="11pt" fo:font-style="normal" fo:font-weight="normal" officeooo:rsid="0043615f" officeooo:paragraph-rsid="00440845" fo:background-color="transparent" style:font-size-asian="11pt" style:font-style-asian="normal" style:font-weight-asian="normal" style:font-size-complex="11pt" style:font-style-complex="normal" style:font-weight-complex="normal"/>
    </style:style>
    <style:style style:name="P339" style:family="paragraph" style:parent-style-name="Standard" style:list-style-name="L2">
      <style:paragraph-properties fo:text-align="start" style:justify-single-word="false"/>
      <style:text-properties fo:color="#000000" loext:opacity="100%" style:font-name="Calibri1" fo:font-size="12pt" officeooo:paragraph-rsid="00210056" fo:background-color="transparent" style:font-size-asian="12pt" style:font-size-complex="12pt"/>
    </style:style>
    <style:style style:name="P340" style:family="paragraph" style:parent-style-name="Standard" style:list-style-name="L2">
      <style:paragraph-properties fo:text-align="start" style:justify-single-word="false"/>
      <style:text-properties fo:color="#000000" loext:opacity="100%" style:font-name="Calibri1" fo:font-size="12pt" fo:background-color="transparent" style:font-size-asian="12pt" style:font-size-complex="12pt"/>
    </style:style>
    <style:style style:name="P341" style:family="paragraph" style:parent-style-name="Standard" style:list-style-name="L4">
      <style:paragraph-properties fo:text-align="justify" style:justify-single-word="false"/>
      <style:text-properties fo:color="#000000" loext:opacity="100%" style:font-name="Calibri1" fo:font-size="13pt" officeooo:paragraph-rsid="0024eade" fo:background-color="transparent" style:font-size-asian="13pt" style:font-size-complex="13pt"/>
    </style:style>
    <style:style style:name="P342" style:family="paragraph" style:parent-style-name="Standard" style:list-style-name="L5">
      <style:paragraph-properties fo:text-align="justify" style:justify-single-word="false"/>
      <style:text-properties fo:color="#000000" loext:opacity="100%" style:font-name="Calibri1" fo:font-size="8pt" officeooo:paragraph-rsid="002e1de3" fo:background-color="transparent" style:font-size-asian="7pt" style:font-size-complex="8pt"/>
    </style:style>
    <style:style style:name="P343" style:family="paragraph" style:parent-style-name="Standard" style:list-style-name="L8">
      <style:paragraph-properties fo:text-align="start" style:justify-single-word="false"/>
      <style:text-properties fo:color="#000000" loext:opacity="100%" style:font-name="Calibri1" fo:font-size="10pt" fo:background-color="transparent" style:font-size-asian="8.75pt" style:font-size-complex="10pt"/>
    </style:style>
    <style:style style:name="P344" style:family="paragraph" style:parent-style-name="Standard">
      <style:paragraph-properties fo:text-align="start" style:justify-single-word="false"/>
      <style:text-properties fo:color="#000000" loext:opacity="100%" style:font-name="Calibri1" fo:font-size="10pt" fo:background-color="transparent" style:font-size-asian="8.75pt" style:font-size-complex="10pt"/>
    </style:style>
    <style:style style:name="P345" style:family="paragraph" style:parent-style-name="Standard">
      <style:paragraph-properties fo:text-align="start" style:justify-single-word="false"/>
      <style:text-properties fo:color="#000000" loext:opacity="100%" style:font-name="Calibri1" fo:font-size="10pt" fo:background-color="transparent" style:font-size-asian="10pt" style:font-size-complex="10pt"/>
    </style:style>
    <style:style style:name="P346" style:family="paragraph" style:parent-style-name="Text_20_body" style:list-style-name="L18">
      <style:paragraph-properties fo:margin-top="0cm" fo:margin-bottom="0cm" style:contextual-spacing="false" fo:text-align="justify" style:justify-single-word="false"/>
      <style:text-properties style:font-name="Calibri1" fo:font-size="11pt" officeooo:paragraph-rsid="00524762" fo:background-color="transparent" style:font-size-asian="11pt" style:font-size-complex="11pt"/>
    </style:style>
    <style:style style:name="P347" style:family="paragraph" style:parent-style-name="Text_20_body" style:list-style-name="L18">
      <style:paragraph-properties fo:margin-top="0cm" fo:margin-bottom="0cm" style:contextual-spacing="false" fo:text-align="justify" style:justify-single-word="false"/>
      <style:text-properties style:font-name="Calibri1" fo:font-size="11pt" fo:background-color="transparent" style:font-size-asian="11pt" style:font-size-complex="11pt"/>
    </style:style>
    <style:style style:name="P348" style:family="paragraph" style:parent-style-name="Text_20_body" style:list-style-name="L18">
      <style:paragraph-properties fo:text-align="justify" style:justify-single-word="false"/>
      <style:text-properties style:font-name="Calibri1" fo:font-size="11pt" fo:background-color="transparent" style:font-size-asian="11pt" style:font-size-complex="11pt"/>
    </style:style>
    <style:style style:name="P349" style:family="paragraph" style:parent-style-name="Text_20_body" style:list-style-name="L20">
      <style:paragraph-properties fo:margin-top="0cm" fo:margin-bottom="0cm" style:contextual-spacing="false" fo:text-align="justify" style:justify-single-word="false"/>
      <style:text-properties style:font-name="Calibri1" fo:font-size="12pt" fo:background-color="transparent" style:font-size-asian="12pt" style:font-size-complex="12pt"/>
    </style:style>
    <style:style style:name="P350" style:family="paragraph" style:parent-style-name="Text_20_body" style:list-style-name="L20">
      <style:paragraph-properties fo:text-align="justify" style:justify-single-word="false"/>
      <style:text-properties style:font-name="Calibri1" fo:font-size="12pt" officeooo:paragraph-rsid="00452756" fo:background-color="transparent" style:font-size-asian="12pt" style:font-size-complex="12pt"/>
    </style:style>
    <style:style style:name="P351" style:family="paragraph">
      <style:paragraph-properties fo:text-align="center"/>
      <style:text-properties fo:font-size="12pt"/>
    </style:style>
    <style:style style:name="T1" style:family="text">
      <style:text-properties fo:color="#000000" loext:opacity="100%"/>
    </style:style>
    <style:style style:name="T2" style:family="text">
      <style:text-properties fo:color="#000000" loext:opacity="100%" fo:font-size="11.5pt" style:font-size-asian="11.5pt"/>
    </style:style>
    <style:style style:name="T3" style:family="text">
      <style:text-properties fo:color="#000000" loext:opacity="100%" fo:font-size="11.5pt" officeooo:rsid="00224ec0" style:font-size-asian="11.5pt"/>
    </style:style>
    <style:style style:name="T4" style:family="text">
      <style:text-properties fo:color="#000000" loext:opacity="100%" fo:font-size="11.5pt" fo:font-weight="bold" style:font-size-asian="11.5pt" style:font-weight-asian="bold" style:font-size-complex="13pt"/>
    </style:style>
    <style:style style:name="T5" style:family="text">
      <style:text-properties fo:color="#000000" loext:opacity="100%" fo:font-weight="bold" style:font-weight-asian="bold"/>
    </style:style>
    <style:style style:name="T6" style:family="text">
      <style:text-properties fo:color="#000000" loext:opacity="100%" fo:font-weight="bold" officeooo:rsid="00189876" style:font-weight-asian="bold"/>
    </style:style>
    <style:style style:name="T7" style:family="text">
      <style:text-properties fo:color="#000000" loext:opacity="100%" style:text-position="super 58%"/>
    </style:style>
    <style:style style:name="T8" style:family="text">
      <style:text-properties fo:color="#000000" loext:opacity="100%" style:text-position="super 58%" fo:font-style="italic" style:font-style-asian="italic"/>
    </style:style>
    <style:style style:name="T9" style:family="text">
      <style:text-properties fo:color="#000000" loext:opacity="100%" style:text-position="super 58%" fo:font-style="italic" fo:font-weight="bold" style:font-style-asian="italic" style:font-weight-asian="bold" style:font-style-complex="italic"/>
    </style:style>
    <style:style style:name="T10" style:family="text">
      <style:text-properties fo:color="#000000" loext:opacity="100%" style:text-position="super 58%" fo:font-style="italic" style:text-underline-style="none" fo:font-weight="normal" style:font-style-asian="italic" style:font-weight-asian="normal" style:font-style-complex="italic" style:font-weight-complex="normal"/>
    </style:style>
    <style:style style:name="T11" style:family="text">
      <style:text-properties fo:color="#000000" loext:opacity="100%" style:text-position="super 58%" fo:font-size="18pt" fo:font-weight="bold" style:font-size-asian="18pt" style:font-weight-asian="bold" style:font-size-complex="18pt"/>
    </style:style>
    <style:style style:name="T12" style:family="text">
      <style:text-properties fo:color="#000000" loext:opacity="100%" style:text-position="super 58%" fo:font-weight="bold" style:font-weight-asian="bold"/>
    </style:style>
    <style:style style:name="T13" style:family="text">
      <style:text-properties fo:color="#000000" loext:opacity="100%" style:text-position="super 58%" fo:font-size="13pt" style:font-size-asian="13pt" style:font-size-complex="13pt"/>
    </style:style>
    <style:style style:name="T14" style:family="text">
      <style:text-properties fo:color="#000000" loext:opacity="100%" style:text-position="super 58%" fo:font-size="13pt" fo:font-style="italic" style:text-underline-style="none" fo:font-weight="normal" style:font-size-asian="13pt" style:font-style-asian="italic" style:font-weight-asian="normal" style:font-size-complex="13pt" style:font-style-complex="italic" style:font-weight-complex="normal"/>
    </style:style>
    <style:style style:name="T15" style:family="text">
      <style:text-properties fo:color="#000000" loext:opacity="100%" style:text-position="super 58%" fo:font-size="12pt" fo:font-style="italic" style:font-size-asian="12pt" style:font-style-asian="italic" style:font-size-complex="12pt"/>
    </style:style>
    <style:style style:name="T16" style:family="text">
      <style:text-properties fo:color="#000000" loext:opacity="100%" style:text-position="super 58%" fo:font-size="12pt" style:font-size-asian="12pt" style:font-size-complex="12pt"/>
    </style:style>
    <style:style style:name="T17" style:family="text">
      <style:text-properties fo:color="#000000" loext:opacity="100%" officeooo:rsid="001764f1"/>
    </style:style>
    <style:style style:name="T18" style:family="text">
      <style:text-properties fo:color="#000000" loext:opacity="100%" fo:font-style="italic" style:font-style-asian="italic"/>
    </style:style>
    <style:style style:name="T19" style:family="text">
      <style:text-properties fo:color="#000000" loext:opacity="100%" fo:font-style="italic" style:font-style-asian="italic" style:font-style-complex="italic"/>
    </style:style>
    <style:style style:name="T20" style:family="text">
      <style:text-properties fo:color="#000000" loext:opacity="100%" fo:font-style="italic" officeooo:rsid="005135f5" style:font-style-asian="italic" style:font-style-complex="italic"/>
    </style:style>
    <style:style style:name="T21" style:family="text">
      <style:text-properties fo:color="#000000" loext:opacity="100%" fo:font-style="italic" fo:font-weight="bold" style:font-style-asian="italic" style:font-weight-asian="bold" style:font-style-complex="italic"/>
    </style:style>
    <style:style style:name="T22" style:family="text">
      <style:text-properties fo:color="#000000" loext:opacity="100%" fo:font-style="italic" fo:font-weight="bold" style:font-style-asian="italic" style:font-weight-asian="bold" style:font-size-complex="24pt" style:font-style-complex="italic"/>
    </style:style>
    <style:style style:name="T23" style:family="text">
      <style:text-properties fo:color="#000000" loext:opacity="100%" fo:font-style="italic" fo:font-weight="bold" officeooo:rsid="00189876" style:font-style-asian="italic" style:font-weight-asian="bold" style:font-size-complex="24pt" style:font-style-complex="italic"/>
    </style:style>
    <style:style style:name="T24" style:family="text">
      <style:text-properties fo:color="#000000" loext:opacity="100%" fo:font-style="italic" fo:text-shadow="none" fo:font-weight="normal" style:font-style-asian="italic" style:font-weight-asian="normal" style:font-weight-complex="normal"/>
    </style:style>
    <style:style style:name="T25" style:family="text">
      <style:text-properties fo:color="#000000" loext:opacity="100%" fo:font-style="italic" fo:font-weight="normal" officeooo:rsid="001e9a1a" style:font-style-asian="italic" style:font-weight-asian="normal" style:font-style-complex="italic" style:font-weight-complex="normal"/>
    </style:style>
    <style:style style:name="T26" style:family="text">
      <style:text-properties fo:color="#000000" loext:opacity="100%" fo:font-style="italic" fo:font-weight="normal" officeooo:rsid="001d5dfc" style:font-style-asian="italic" style:font-weight-asian="normal" style:font-style-complex="italic" style:font-weight-complex="normal"/>
    </style:style>
    <style:style style:name="T27" style:family="text">
      <style:text-properties fo:color="#000000" loext:opacity="100%" fo:font-style="italic" fo:font-weight="normal" style:font-style-asian="italic" style:font-weight-asian="normal" style:font-weight-complex="normal"/>
    </style:style>
    <style:style style:name="T28" style:family="text">
      <style:text-properties fo:color="#000000" loext:opacity="100%" fo:font-style="italic" style:text-underline-style="none" fo:font-weight="normal" style:font-style-asian="italic" style:font-weight-asian="normal" style:font-style-complex="italic" style:font-weight-complex="normal"/>
    </style:style>
    <style:style style:name="T29" style:family="text">
      <style:text-properties fo:color="#000000" loext:opacity="100%" style:text-underline-style="solid" style:text-underline-width="auto" style:text-underline-color="font-color"/>
    </style:style>
    <style:style style:name="T30" style:family="text">
      <style:text-properties fo:color="#000000" loext:opacity="100%" style:text-underline-style="solid" style:text-underline-width="auto" style:text-underline-color="font-color" fo:font-weight="normal" style:font-weight-asian="normal" style:font-weight-complex="normal"/>
    </style:style>
    <style:style style:name="T31" style:family="text">
      <style:text-properties fo:color="#000000" loext:opacity="100%" style:text-position="sub 58%"/>
    </style:style>
    <style:style style:name="T32" style:family="text">
      <style:text-properties fo:color="#000000" loext:opacity="100%" style:text-position="sub 58%" fo:font-style="italic" fo:text-shadow="none" fo:font-weight="normal" style:font-style-asian="italic" style:font-weight-asian="normal" style:font-weight-complex="normal"/>
    </style:style>
    <style:style style:name="T33" style:family="text">
      <style:text-properties fo:color="#000000" loext:opacity="100%" style:text-position="sub 58%" fo:font-style="italic" fo:text-shadow="none" fo:font-weight="normal" officeooo:rsid="001d5dfc" style:font-style-asian="italic" style:font-weight-asian="normal" style:font-weight-complex="normal"/>
    </style:style>
    <style:style style:name="T34" style:family="text">
      <style:text-properties fo:color="#000000" loext:opacity="100%" style:text-position="sub 58%" fo:font-style="italic" fo:font-weight="normal" style:font-style-asian="italic" style:font-weight-asian="normal" style:font-weight-complex="normal"/>
    </style:style>
    <style:style style:name="T35" style:family="text">
      <style:text-properties fo:color="#000000" loext:opacity="100%" style:text-position="sub 58%" fo:font-style="italic" fo:font-weight="normal" officeooo:rsid="00224ec0" style:font-style-asian="italic" style:font-weight-asian="normal" style:font-weight-complex="normal"/>
    </style:style>
    <style:style style:name="T36" style:family="text">
      <style:text-properties fo:color="#000000" loext:opacity="100%" style:text-position="sub 58%" fo:font-style="italic" fo:font-weight="normal" officeooo:rsid="00210056" style:font-style-asian="italic" style:font-weight-asian="normal" style:font-weight-complex="normal"/>
    </style:style>
    <style:style style:name="T37" style:family="text">
      <style:text-properties fo:color="#000000" loext:opacity="100%" style:text-position="sub 58%" fo:font-style="italic" fo:font-weight="normal" officeooo:rsid="00273119" style:font-style-asian="italic" style:font-weight-asian="normal" style:font-weight-complex="normal"/>
    </style:style>
    <style:style style:name="T38" style:family="text">
      <style:text-properties fo:color="#000000" loext:opacity="100%" style:text-position="sub 58%" fo:font-style="italic" fo:font-weight="normal" officeooo:rsid="0049ab16" style:font-style-asian="italic" style:font-weight-asian="normal" style:font-weight-complex="normal"/>
    </style:style>
    <style:style style:name="T39" style:family="text">
      <style:text-properties fo:color="#000000" loext:opacity="100%" style:text-position="sub 58%" fo:font-style="italic" style:font-style-asian="italic"/>
    </style:style>
    <style:style style:name="T40" style:family="text">
      <style:text-properties fo:color="#000000" loext:opacity="100%" style:text-position="sub 58%" fo:font-style="italic" officeooo:rsid="00224ec0" style:font-style-asian="italic"/>
    </style:style>
    <style:style style:name="T41" style:family="text">
      <style:text-properties fo:color="#000000" loext:opacity="100%" style:text-position="sub 58%" fo:font-size="13pt" style:font-size-asian="13pt" style:font-size-complex="13pt"/>
    </style:style>
    <style:style style:name="T42" style:family="text">
      <style:text-properties fo:color="#000000" loext:opacity="100%" style:text-position="sub 58%" fo:font-size="13pt" fo:font-style="italic" fo:font-weight="normal" style:font-size-asian="13pt" style:font-style-asian="italic" style:font-weight-asian="normal" style:font-size-complex="13pt" style:font-weight-complex="normal"/>
    </style:style>
    <style:style style:name="T43" style:family="text">
      <style:text-properties fo:color="#000000" loext:opacity="100%" style:text-position="sub 58%" fo:font-size="13pt" fo:font-style="italic" fo:font-weight="normal" officeooo:rsid="00210056" style:font-size-asian="13pt" style:font-style-asian="italic" style:font-weight-asian="normal" style:font-size-complex="13pt" style:font-weight-complex="normal"/>
    </style:style>
    <style:style style:name="T44" style:family="text">
      <style:text-properties fo:color="#000000" loext:opacity="100%" style:text-position="sub 58%" fo:font-size="13pt" fo:font-style="italic" fo:font-weight="normal" officeooo:rsid="00224ec0" style:font-size-asian="13pt" style:font-style-asian="italic" style:font-weight-asian="normal" style:font-size-complex="13pt" style:font-weight-complex="normal"/>
    </style:style>
    <style:style style:name="T45" style:family="text">
      <style:text-properties fo:color="#000000" loext:opacity="100%" style:text-position="sub 58%" fo:font-size="13pt" fo:font-style="italic" fo:text-shadow="none" fo:font-weight="normal" style:font-size-asian="13pt" style:font-style-asian="italic" style:font-weight-asian="normal" style:font-size-complex="13pt" style:font-weight-complex="normal"/>
    </style:style>
    <style:style style:name="T46" style:family="text">
      <style:text-properties fo:color="#000000" loext:opacity="100%" style:text-position="sub 58%" fo:font-size="13pt" fo:font-style="italic" fo:text-shadow="none" fo:font-weight="normal" officeooo:rsid="001d5dfc" style:font-size-asian="13pt" style:font-style-asian="italic" style:font-weight-asian="normal" style:font-size-complex="13pt" style:font-weight-complex="normal"/>
    </style:style>
    <style:style style:name="T47" style:family="text">
      <style:text-properties fo:color="#000000" loext:opacity="100%" style:text-position="sub 58%" fo:font-size="13pt" fo:font-style="italic" style:font-size-asian="13pt" style:font-style-asian="italic" style:font-size-complex="13pt"/>
    </style:style>
    <style:style style:name="T48" style:family="text">
      <style:text-properties fo:color="#000000" loext:opacity="100%" style:text-position="sub 58%" fo:font-size="13pt" fo:font-style="italic" officeooo:rsid="00210056" style:font-size-asian="13pt" style:font-style-asian="italic" style:font-size-complex="13pt"/>
    </style:style>
    <style:style style:name="T49" style:family="text">
      <style:text-properties fo:color="#000000" loext:opacity="100%" style:text-position="sub 58%" fo:font-size="13pt" fo:font-weight="normal" style:font-size-asian="13pt" style:font-weight-asian="normal" style:font-size-complex="13pt" style:font-weight-complex="normal"/>
    </style:style>
    <style:style style:name="T50" style:family="text">
      <style:text-properties fo:color="#000000" loext:opacity="100%" style:text-position="sub 58%" fo:font-size="13pt" fo:font-weight="normal" officeooo:rsid="00224ec0" style:font-size-asian="13pt" style:font-weight-asian="normal" style:font-size-complex="13pt" style:font-weight-complex="normal"/>
    </style:style>
    <style:style style:name="T51" style:family="text">
      <style:text-properties fo:color="#000000" loext:opacity="100%" style:text-position="sub 58%" fo:font-size="13pt" fo:text-shadow="none" fo:font-weight="normal" style:font-size-asian="13pt" style:font-weight-asian="normal" style:font-size-complex="13pt" style:font-weight-complex="normal"/>
    </style:style>
    <style:style style:name="T52" style:family="text">
      <style:text-properties fo:color="#000000" loext:opacity="100%" style:text-position="sub 58%" fo:text-shadow="none" fo:font-weight="normal" style:font-weight-asian="normal" style:font-weight-complex="normal"/>
    </style:style>
    <style:style style:name="T53" style:family="text">
      <style:text-properties fo:color="#000000" loext:opacity="100%" style:text-position="sub 58%" fo:text-shadow="none" fo:font-weight="normal" officeooo:rsid="0043615f" style:font-weight-asian="normal" style:font-weight-complex="normal"/>
    </style:style>
    <style:style style:name="T54" style:family="text">
      <style:text-properties fo:color="#000000" loext:opacity="100%" style:text-position="sub 58%" fo:font-weight="normal" style:font-weight-asian="normal" style:font-weight-complex="normal"/>
    </style:style>
    <style:style style:name="T55" style:family="text">
      <style:text-properties fo:color="#000000" loext:opacity="100%" style:text-position="sub 58%" fo:font-weight="normal" officeooo:rsid="00273119" style:font-weight-asian="normal" style:font-weight-complex="normal"/>
    </style:style>
    <style:style style:name="T56" style:family="text">
      <style:text-properties fo:color="#000000" loext:opacity="100%" style:text-position="sub 58%" fo:font-weight="normal" officeooo:rsid="00224ec0" style:font-weight-asian="normal" style:font-weight-complex="normal"/>
    </style:style>
    <style:style style:name="T57" style:family="text">
      <style:text-properties fo:color="#000000" loext:opacity="100%" style:text-position="sub 58%" fo:font-size="12pt" fo:font-style="italic" style:font-size-asian="12pt" style:font-style-asian="italic" style:font-size-complex="12pt"/>
    </style:style>
    <style:style style:name="T58" style:family="text">
      <style:text-properties fo:color="#000000" loext:opacity="100%" style:text-position="sub 58%" fo:font-size="12pt" style:font-size-asian="12pt" style:font-size-complex="12pt"/>
    </style:style>
    <style:style style:name="T59" style:family="text">
      <style:text-properties fo:color="#000000" loext:opacity="100%" style:text-position="sub 58%" officeooo:rsid="00224ec0"/>
    </style:style>
    <style:style style:name="T60" style:family="text">
      <style:text-properties fo:color="#000000" loext:opacity="100%" style:text-position="0% 100%"/>
    </style:style>
    <style:style style:name="T61" style:family="text">
      <style:text-properties fo:color="#000000" loext:opacity="100%" style:text-position="0% 100%" fo:font-size="13pt" style:font-size-asian="13pt" style:font-size-complex="13pt"/>
    </style:style>
    <style:style style:name="T62" style:family="text">
      <style:text-properties fo:color="#000000" loext:opacity="100%" style:text-position="0% 100%" fo:font-size="13pt" officeooo:rsid="002168bf" style:font-size-asian="13pt" style:font-size-complex="13pt"/>
    </style:style>
    <style:style style:name="T63" style:family="text">
      <style:text-properties fo:color="#000000" loext:opacity="100%" style:text-position="0% 100%" fo:font-size="13pt" officeooo:rsid="00488ff2" style:font-size-asian="13pt" style:font-size-complex="13pt"/>
    </style:style>
    <style:style style:name="T64" style:family="text">
      <style:text-properties fo:color="#000000" loext:opacity="100%" style:text-position="0% 100%" fo:font-size="13pt" fo:font-style="italic" style:font-size-asian="13pt" style:font-style-asian="italic" style:font-size-complex="13pt"/>
    </style:style>
    <style:style style:name="T65" style:family="text">
      <style:text-properties fo:color="#000000" loext:opacity="100%" style:text-position="0% 100%" fo:font-size="13pt" fo:font-style="italic" officeooo:rsid="001a2f2b" style:font-size-asian="13pt" style:font-style-asian="italic" style:font-size-complex="13pt"/>
    </style:style>
    <style:style style:name="T66" style:family="text">
      <style:text-properties fo:color="#000000" loext:opacity="100%" style:text-position="0% 100%" fo:font-size="13pt" fo:font-style="italic" fo:font-weight="normal" style:font-size-asian="13pt" style:font-style-asian="italic" style:font-weight-asian="normal" style:font-size-complex="13pt" style:font-weight-complex="normal"/>
    </style:style>
    <style:style style:name="T67" style:family="text">
      <style:text-properties fo:color="#000000" loext:opacity="100%" style:text-position="0% 100%" fo:font-size="13pt" fo:font-weight="normal" style:font-size-asian="13pt" style:font-weight-asian="normal" style:font-size-complex="13pt" style:font-weight-complex="normal"/>
    </style:style>
    <style:style style:name="T68" style:family="text">
      <style:text-properties fo:color="#000000" loext:opacity="100%" style:text-position="0% 100%" fo:font-size="13pt" fo:font-weight="normal" officeooo:rsid="00210056" style:font-size-asian="13pt" style:font-weight-asian="normal" style:font-size-complex="13pt" style:font-weight-complex="normal"/>
    </style:style>
    <style:style style:name="T69" style:family="text">
      <style:text-properties fo:color="#000000" loext:opacity="100%" style:text-position="0% 100%" fo:font-size="13pt" fo:text-shadow="none" fo:font-weight="normal" officeooo:rsid="0043ee11" style:font-size-asian="13pt" style:font-weight-asian="normal" style:font-size-complex="13pt" style:font-weight-complex="normal"/>
    </style:style>
    <style:style style:name="T70" style:family="text">
      <style:text-properties fo:color="#000000" loext:opacity="100%" style:text-position="0% 100%" fo:font-style="italic" fo:font-weight="normal" style:font-style-asian="italic" style:font-weight-asian="normal" style:font-weight-complex="normal"/>
    </style:style>
    <style:style style:name="T71" style:family="text">
      <style:text-properties fo:color="#000000" loext:opacity="100%" style:text-position="0% 100%" fo:font-style="italic" style:font-style-asian="italic"/>
    </style:style>
    <style:style style:name="T72" style:family="text">
      <style:text-properties fo:color="#000000" loext:opacity="100%" style:text-position="0% 100%" officeooo:rsid="002168bf"/>
    </style:style>
    <style:style style:name="T73" style:family="text">
      <style:text-properties fo:color="#000000" loext:opacity="100%" style:text-position="0% 100%" fo:text-shadow="none" fo:font-weight="normal" officeooo:rsid="0043615f" style:font-weight-asian="normal" style:font-weight-complex="normal"/>
    </style:style>
    <style:style style:name="T74" style:family="text">
      <style:text-properties fo:color="#000000" loext:opacity="100%" style:text-position="0% 100%" fo:text-shadow="none" fo:font-weight="normal" officeooo:rsid="0043ee11" style:font-weight-asian="normal" style:font-weight-complex="normal"/>
    </style:style>
    <style:style style:name="T75" style:family="text">
      <style:text-properties fo:color="#000000" loext:opacity="100%" style:text-position="0% 100%" fo:font-style="normal" style:font-style-asian="normal" style:font-style-complex="normal"/>
    </style:style>
    <style:style style:name="T76" style:family="text">
      <style:text-properties fo:color="#000000" loext:opacity="100%" style:text-position="0% 100%" officeooo:rsid="0049ab16"/>
    </style:style>
    <style:style style:name="T77" style:family="text">
      <style:text-properties fo:color="#000000" loext:opacity="100%" style:text-position="0% 100%" fo:font-size="12pt" fo:font-style="italic" style:font-size-asian="12pt" style:font-style-asian="italic" style:font-size-complex="12pt"/>
    </style:style>
    <style:style style:name="T78" style:family="text">
      <style:text-properties fo:color="#000000" loext:opacity="100%" fo:font-size="18pt" fo:font-weight="bold" style:font-size-asian="18pt" style:font-weight-asian="bold" style:font-size-complex="18pt"/>
    </style:style>
    <style:style style:name="T79" style:family="text">
      <style:text-properties fo:color="#000000" loext:opacity="100%" fo:font-size="18pt" fo:font-weight="bold" officeooo:rsid="001a2f2b" style:font-size-asian="18pt" style:font-weight-asian="bold" style:font-size-complex="18pt"/>
    </style:style>
    <style:style style:name="T80" style:family="text">
      <style:text-properties fo:color="#000000" loext:opacity="100%" fo:font-size="18pt" fo:font-style="italic" fo:font-weight="bold" style:font-size-asian="18pt" style:font-style-asian="italic" style:font-weight-asian="bold" style:font-size-complex="18pt" style:font-style-complex="italic"/>
    </style:style>
    <style:style style:name="T81" style:family="text">
      <style:text-properties fo:color="#000000" loext:opacity="100%" fo:font-size="18pt" fo:font-style="italic" fo:font-weight="bold" officeooo:rsid="001a2f2b" style:font-size-asian="18pt" style:font-style-asian="italic" style:font-weight-asian="bold" style:font-size-complex="18pt" style:font-style-complex="italic"/>
    </style:style>
    <style:style style:name="T82" style:family="text">
      <style:text-properties fo:color="#000000" loext:opacity="100%" fo:font-size="13pt" style:font-size-asian="13pt" style:font-size-complex="13pt"/>
    </style:style>
    <style:style style:name="T83" style:family="text">
      <style:text-properties fo:color="#000000" loext:opacity="100%" fo:font-size="13pt" officeooo:rsid="001a2f2b" style:font-size-asian="13pt" style:font-size-complex="13pt"/>
    </style:style>
    <style:style style:name="T84" style:family="text">
      <style:text-properties fo:color="#000000" loext:opacity="100%" fo:font-size="13pt" officeooo:rsid="001b04fb" style:font-size-asian="13pt" style:font-size-complex="13pt"/>
    </style:style>
    <style:style style:name="T85" style:family="text">
      <style:text-properties fo:color="#000000" loext:opacity="100%" fo:font-size="13pt" officeooo:rsid="002015de" style:font-size-asian="13pt" style:font-size-complex="13pt"/>
    </style:style>
    <style:style style:name="T86" style:family="text">
      <style:text-properties fo:color="#000000" loext:opacity="100%" fo:font-size="13pt" officeooo:rsid="001cdf30" style:font-size-asian="13pt" style:font-size-complex="13pt"/>
    </style:style>
    <style:style style:name="T87" style:family="text">
      <style:text-properties fo:color="#000000" loext:opacity="100%" fo:font-size="13pt" officeooo:rsid="00210056" style:font-size-asian="13pt" style:font-size-complex="13pt"/>
    </style:style>
    <style:style style:name="T88" style:family="text">
      <style:text-properties fo:color="#000000" loext:opacity="100%" fo:font-size="13pt" officeooo:rsid="002168bf" style:font-size-asian="13pt" style:font-size-complex="13pt"/>
    </style:style>
    <style:style style:name="T89" style:family="text">
      <style:text-properties fo:color="#000000" loext:opacity="100%" fo:font-size="13pt" officeooo:rsid="00224ec0" style:font-size-asian="13pt" style:font-size-complex="13pt"/>
    </style:style>
    <style:style style:name="T90" style:family="text">
      <style:text-properties fo:color="#000000" loext:opacity="100%" fo:font-size="13pt" officeooo:rsid="0026e49f" style:font-size-asian="13pt" style:font-size-complex="13pt"/>
    </style:style>
    <style:style style:name="T91" style:family="text">
      <style:text-properties fo:color="#000000" loext:opacity="100%" fo:font-size="13pt" officeooo:rsid="001bf948" style:font-size-asian="13pt" style:font-size-complex="13pt"/>
    </style:style>
    <style:style style:name="T92" style:family="text">
      <style:text-properties fo:color="#000000" loext:opacity="100%" fo:font-size="13pt" officeooo:rsid="0024eade" style:font-size-asian="13pt" style:font-size-complex="13pt"/>
    </style:style>
    <style:style style:name="T93" style:family="text">
      <style:text-properties fo:color="#000000" loext:opacity="100%" fo:font-size="13pt" officeooo:rsid="0043ee11" style:font-size-asian="13pt" style:font-size-complex="13pt"/>
    </style:style>
    <style:style style:name="T94" style:family="text">
      <style:text-properties fo:color="#000000" loext:opacity="100%" fo:font-size="13pt" officeooo:rsid="00488ff2" style:font-size-asian="13pt" style:font-size-complex="13pt"/>
    </style:style>
    <style:style style:name="T95" style:family="text">
      <style:text-properties fo:color="#000000" loext:opacity="100%" fo:font-size="13pt" fo:font-style="italic" style:font-size-asian="13pt" style:font-style-asian="italic" style:font-size-complex="13pt"/>
    </style:style>
    <style:style style:name="T96" style:family="text">
      <style:text-properties fo:color="#000000" loext:opacity="100%" fo:font-size="13pt" fo:font-style="italic" style:font-size-asian="13pt" style:font-style-asian="italic" style:font-size-complex="13pt" style:font-style-complex="italic"/>
    </style:style>
    <style:style style:name="T97" style:family="text">
      <style:text-properties fo:color="#000000" loext:opacity="100%" fo:font-size="13pt" fo:font-style="italic" fo:font-weight="normal" style:font-size-asian="13pt" style:font-style-asian="italic" style:font-weight-asian="normal" style:font-size-complex="13pt" style:font-weight-complex="normal"/>
    </style:style>
    <style:style style:name="T98" style:family="text">
      <style:text-properties fo:color="#000000" loext:opacity="100%" fo:font-size="13pt" fo:font-style="italic" fo:text-shadow="none" fo:font-weight="normal" style:font-size-asian="13pt" style:font-style-asian="italic" style:font-weight-asian="normal" style:font-size-complex="13pt" style:font-weight-complex="normal"/>
    </style:style>
    <style:style style:name="T99" style:family="text">
      <style:text-properties fo:color="#000000" loext:opacity="100%" fo:font-size="13pt" fo:font-style="italic" style:text-underline-style="none" fo:font-weight="normal" style:font-size-asian="13pt" style:font-style-asian="italic" style:font-weight-asian="normal" style:font-size-complex="13pt" style:font-style-complex="italic" style:font-weight-complex="normal"/>
    </style:style>
    <style:style style:name="T100" style:family="text">
      <style:text-properties fo:color="#000000" loext:opacity="100%"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101" style:family="text">
      <style:text-properties fo:color="#000000" loext:opacity="100%" fo:font-size="13pt" fo:font-style="normal" style:text-underline-style="solid" style:text-underline-width="auto" style:text-underline-color="font-color" fo:font-weight="bold" officeooo:rsid="001cdf30" style:font-size-asian="13pt" style:font-style-asian="normal" style:font-weight-asian="bold" style:font-size-complex="13pt" style:font-style-complex="normal" style:font-weight-complex="bold"/>
    </style:style>
    <style:style style:name="T102" style:family="text">
      <style:text-properties fo:color="#000000" loext:opacity="100%" fo:font-size="13pt" fo:font-style="normal" style:text-underline-style="solid" style:text-underline-width="auto" style:text-underline-color="font-color" fo:font-weight="bold" officeooo:rsid="00224ec0" style:font-size-asian="13pt" style:font-style-asian="normal" style:font-weight-asian="bold" style:font-size-complex="13pt" style:font-style-complex="normal" style:font-weight-complex="bold"/>
    </style:style>
    <style:style style:name="T103" style:family="text">
      <style:text-properties fo:color="#000000" loext:opacity="100%" fo:font-size="13pt" fo:font-style="normal" style:text-underline-style="none" fo:font-weight="normal" style:font-size-asian="13pt" style:font-style-asian="normal" style:font-weight-asian="normal" style:font-size-complex="13pt" style:font-style-complex="normal" style:font-weight-complex="normal"/>
    </style:style>
    <style:style style:name="T104" style:family="text">
      <style:text-properties fo:color="#000000" loext:opacity="100%" fo:font-size="13pt" fo:font-style="normal" style:text-underline-style="none" fo:font-weight="normal" officeooo:rsid="00224ec0" style:font-size-asian="13pt" style:font-style-asian="normal" style:font-weight-asian="normal" style:font-size-complex="13pt" style:font-style-complex="normal" style:font-weight-complex="normal"/>
    </style:style>
    <style:style style:name="T105" style:family="text">
      <style:text-properties fo:color="#000000" loext:opacity="100%" fo:font-size="13pt" fo:font-style="normal" style:text-underline-style="none" fo:font-weight="bold" style:font-size-asian="13pt" style:font-style-asian="normal" style:font-weight-asian="bold" style:font-size-complex="13pt" style:font-style-complex="normal" style:font-weight-complex="bold"/>
    </style:style>
    <style:style style:name="T106" style:family="text">
      <style:text-properties fo:color="#000000" loext:opacity="100%" fo:font-size="13pt" officeooo:rsid="001b04fb" style:font-name-asian="Calibri" style:font-size-asian="13pt" style:font-name-complex="Calibri" style:font-size-complex="13pt"/>
    </style:style>
    <style:style style:name="T107" style:family="text">
      <style:text-properties fo:color="#000000" loext:opacity="100%" fo:font-size="13pt" officeooo:rsid="001cdf30" style:font-name-asian="Calibri" style:font-size-asian="13pt" style:font-name-complex="Calibri" style:font-size-complex="13pt"/>
    </style:style>
    <style:style style:name="T108" style:family="text">
      <style:text-properties fo:color="#000000" loext:opacity="100%" fo:font-size="13pt" fo:font-weight="normal" style:font-size-asian="13pt" style:font-weight-asian="normal" style:font-size-complex="13pt" style:font-weight-complex="normal"/>
    </style:style>
    <style:style style:name="T109" style:family="text">
      <style:text-properties fo:color="#000000" loext:opacity="100%" fo:font-size="13pt" fo:font-weight="normal" officeooo:rsid="00210056" style:font-size-asian="13pt" style:font-weight-asian="normal" style:font-size-complex="13pt" style:font-weight-complex="normal"/>
    </style:style>
    <style:style style:name="T110" style:family="text">
      <style:text-properties fo:color="#000000" loext:opacity="100%" fo:font-size="13pt" fo:font-weight="normal" officeooo:rsid="0026e49f" style:font-size-asian="13pt" style:font-weight-asian="normal" style:font-size-complex="13pt" style:font-weight-complex="normal"/>
    </style:style>
    <style:style style:name="T111" style:family="text">
      <style:text-properties fo:color="#000000" loext:opacity="100%" fo:font-size="13pt" fo:font-weight="normal" officeooo:rsid="00273119" style:font-size-asian="13pt" style:font-weight-asian="normal" style:font-size-complex="13pt" style:font-weight-complex="normal"/>
    </style:style>
    <style:style style:name="T112" style:family="text">
      <style:text-properties fo:color="#000000" loext:opacity="100%" fo:font-size="13pt" fo:text-shadow="none" fo:font-weight="normal" style:font-size-asian="13pt" style:font-weight-asian="normal" style:font-size-complex="13pt" style:font-weight-complex="normal"/>
    </style:style>
    <style:style style:name="T113" style:family="text">
      <style:text-properties fo:color="#000000" loext:opacity="100%" style:text-outline="false" fo:font-style="italic" fo:text-shadow="none" fo:font-weight="normal" style:font-style-asian="italic" style:font-weight-asian="normal" style:font-weight-complex="normal"/>
    </style:style>
    <style:style style:name="T114" style:family="text">
      <style:text-properties fo:color="#000000" loext:opacity="100%" style:text-outline="false" style:text-position="sub 58%" fo:text-shadow="none" fo:font-weight="normal" style:font-weight-asian="normal" style:font-weight-complex="normal"/>
    </style:style>
    <style:style style:name="T115" style:family="text">
      <style:text-properties fo:color="#000000" loext:opacity="100%" style:text-outline="false" style:text-position="0% 100%" fo:text-shadow="none" fo:font-weight="normal" style:font-weight-asian="normal" style:font-weight-complex="normal"/>
    </style:style>
    <style:style style:name="T116" style:family="text">
      <style:text-properties fo:color="#000000" loext:opacity="100%" style:text-outline="false" fo:text-shadow="none" fo:font-weight="normal" style:font-weight-asian="normal" style:font-weight-complex="normal"/>
    </style:style>
    <style:style style:name="T117" style:family="text">
      <style:text-properties fo:color="#000000" loext:opacity="100%" fo:text-shadow="none" fo:font-weight="normal" style:font-weight-asian="normal" style:font-weight-complex="normal"/>
    </style:style>
    <style:style style:name="T118" style:family="text">
      <style:text-properties fo:color="#000000" loext:opacity="100%" fo:text-shadow="none" fo:font-weight="normal" officeooo:rsid="0043615f" style:font-weight-asian="normal" style:font-weight-complex="normal"/>
    </style:style>
    <style:style style:name="T119" style:family="text">
      <style:text-properties fo:color="#000000" loext:opacity="100%" fo:font-weight="normal" style:font-weight-asian="normal" style:font-weight-complex="normal"/>
    </style:style>
    <style:style style:name="T120" style:family="text">
      <style:text-properties fo:color="#000000" loext:opacity="100%" fo:font-weight="normal" officeooo:rsid="001e9a1a" style:font-weight-asian="normal" style:font-weight-complex="normal"/>
    </style:style>
    <style:style style:name="T121" style:family="text">
      <style:text-properties fo:color="#000000" loext:opacity="100%" fo:font-weight="normal" officeooo:rsid="0026e49f" style:font-weight-asian="normal" style:font-weight-complex="normal"/>
    </style:style>
    <style:style style:name="T122" style:family="text">
      <style:text-properties fo:color="#000000" loext:opacity="100%" fo:font-weight="normal" officeooo:rsid="00273119" style:font-weight-asian="normal" style:font-weight-complex="normal"/>
    </style:style>
    <style:style style:name="T123" style:family="text">
      <style:text-properties fo:color="#000000" loext:opacity="100%" fo:font-weight="normal" officeooo:rsid="00488ff2" style:font-weight-asian="normal" style:font-weight-complex="normal"/>
    </style:style>
    <style:style style:name="T124" style:family="text">
      <style:text-properties fo:color="#000000" loext:opacity="100%" officeooo:rsid="002168bf"/>
    </style:style>
    <style:style style:name="T125" style:family="text">
      <style:text-properties fo:color="#000000" loext:opacity="100%" officeooo:rsid="00235568"/>
    </style:style>
    <style:style style:name="T126" style:family="text">
      <style:text-properties fo:color="#000000" loext:opacity="100%" officeooo:rsid="0024eade"/>
    </style:style>
    <style:style style:name="T127" style:family="text">
      <style:text-properties fo:color="#000000" loext:opacity="100%" officeooo:rsid="0026e49f"/>
    </style:style>
    <style:style style:name="T128" style:family="text">
      <style:text-properties fo:color="#000000" loext:opacity="100%" officeooo:rsid="002a7d2a"/>
    </style:style>
    <style:style style:name="T129" style:family="text">
      <style:text-properties fo:color="#000000" loext:opacity="100%" officeooo:rsid="002b24e5"/>
    </style:style>
    <style:style style:name="T130" style:family="text">
      <style:text-properties fo:color="#000000" loext:opacity="100%" officeooo:rsid="002be9f7"/>
    </style:style>
    <style:style style:name="T131" style:family="text">
      <style:text-properties fo:color="#000000" loext:opacity="100%" officeooo:rsid="002c2afa"/>
    </style:style>
    <style:style style:name="T132" style:family="text">
      <style:text-properties fo:color="#000000" loext:opacity="100%" fo:font-size="12pt" style:font-size-asian="12pt" style:font-size-complex="12pt"/>
    </style:style>
    <style:style style:name="T133" style:family="text">
      <style:text-properties fo:color="#000000" loext:opacity="100%" fo:font-size="12pt" fo:font-style="italic" style:font-size-asian="12pt" style:font-style-asian="italic" style:font-size-complex="12pt"/>
    </style:style>
    <style:style style:name="T134" style:family="text">
      <style:text-properties fo:color="#000000" loext:opacity="100%" fo:font-size="12.8999996185303pt" style:font-size-asian="12.8999996185303pt" style:font-size-complex="12.8999996185303pt"/>
    </style:style>
    <style:style style:name="T135" style:family="text">
      <style:text-properties fo:color="#000000" loext:opacity="100%" fo:font-size="12.6000003814697pt" style:font-size-asian="12.6000003814697pt" style:font-size-complex="12.6000003814697pt"/>
    </style:style>
    <style:style style:name="T136" style:family="text">
      <style:text-properties fo:color="#000000" loext:opacity="100%" officeooo:rsid="002fdf69"/>
    </style:style>
    <style:style style:name="T137" style:family="text">
      <style:text-properties fo:color="#000000" loext:opacity="100%" officeooo:rsid="00473032"/>
    </style:style>
    <style:style style:name="T138" style:family="text">
      <style:text-properties fo:color="#000000" loext:opacity="100%" officeooo:rsid="0049ab16"/>
    </style:style>
    <style:style style:name="T139" style:family="text">
      <style:text-properties fo:color="#000000" loext:opacity="100%" officeooo:rsid="004f1c1d"/>
    </style:style>
    <style:style style:name="T140" style:family="text">
      <style:text-properties fo:color="#000000" loext:opacity="100%" officeooo:rsid="005135f5"/>
    </style:style>
    <style:style style:name="T141" style:family="text">
      <style:text-properties style:text-position="super 58%"/>
    </style:style>
    <style:style style:name="T142" style:family="text">
      <style:text-properties style:text-position="super 58%" fo:font-style="italic" style:font-style-asian="italic"/>
    </style:style>
    <style:style style:name="T143" style:family="text">
      <style:text-properties style:text-position="super 58%" officeooo:rsid="003aaf12"/>
    </style:style>
    <style:style style:name="T144" style:family="text">
      <style:text-properties style:text-position="super 58%" officeooo:rsid="0041f475"/>
    </style:style>
    <style:style style:name="T145" style:family="text">
      <style:text-properties fo:font-style="italic"/>
    </style:style>
    <style:style style:name="T146" style:family="text">
      <style:text-properties fo:font-style="italic" style:font-style-asian="italic"/>
    </style:style>
    <style:style style:name="T147" style:family="text">
      <style:text-properties fo:font-style="italic" style:font-style-asian="italic" style:font-style-complex="italic"/>
    </style:style>
    <style:style style:name="T148" style:family="text">
      <style:text-properties fo:font-style="italic" officeooo:rsid="00235568" style:font-style-asian="italic" style:font-style-complex="italic"/>
    </style:style>
    <style:style style:name="T149" style:family="text">
      <style:text-properties fo:font-style="italic" style:font-style-asian="italic" style:font-size-complex="24pt" style:font-style-complex="italic"/>
    </style:style>
    <style:style style:name="T150" style:family="text">
      <style:text-properties fo:font-style="italic" officeooo:rsid="001d5dfc" style:font-style-asian="italic" style:font-size-complex="24pt" style:font-style-complex="italic"/>
    </style:style>
    <style:style style:name="T151" style:family="text">
      <style:text-properties fo:font-style="italic" officeooo:rsid="001e9a1a" style:font-style-asian="italic" style:font-size-complex="24pt" style:font-style-complex="italic"/>
    </style:style>
    <style:style style:name="T152" style:family="text">
      <style:text-properties fo:font-style="italic" fo:font-weight="bold"/>
    </style:style>
    <style:style style:name="T153" style:family="text">
      <style:text-properties fo:font-style="italic" fo:font-weight="bold" style:font-style-asian="italic" style:font-weight-asian="bold" style:font-style-complex="italic"/>
    </style:style>
    <style:style style:name="T154" style:family="text">
      <style:text-properties fo:font-style="italic" fo:font-weight="bold" officeooo:rsid="00238186" style:font-style-asian="italic" style:font-weight-asian="bold" style:font-style-complex="italic"/>
    </style:style>
    <style:style style:name="T155" style:family="text">
      <style:text-properties fo:font-style="italic" fo:font-weight="normal" style:font-style-asian="italic" style:font-weight-asian="normal" style:font-style-complex="italic" style:font-weight-complex="normal"/>
    </style:style>
    <style:style style:name="T156" style:family="text">
      <style:text-properties fo:font-weight="bold"/>
    </style:style>
    <style:style style:name="T157" style:family="text">
      <style:text-properties fo:font-weight="bold" style:font-weight-asian="bold"/>
    </style:style>
    <style:style style:name="T158" style:family="text">
      <style:text-properties fo:font-weight="bold" officeooo:rsid="00189876" style:font-weight-asian="bold"/>
    </style:style>
    <style:style style:name="T159" style:family="text">
      <style:text-properties fo:font-weight="bold" style:font-weight-asian="bold" style:font-weight-complex="bold"/>
    </style:style>
    <style:style style:name="T160" style:family="text">
      <style:text-properties fo:font-weight="bold" officeooo:rsid="00238186" style:font-weight-asian="bold" style:font-weight-complex="bold"/>
    </style:style>
    <style:style style:name="T161" style:family="text">
      <style:text-properties fo:font-weight="bold" officeooo:rsid="002e1de3" style:font-weight-asian="bold" style:font-weight-complex="bold"/>
    </style:style>
    <style:style style:name="T162" style:family="text">
      <style:text-properties fo:font-weight="bold" officeooo:rsid="00238186" style:font-weight-asian="bold"/>
    </style:style>
    <style:style style:name="T163" style:family="text">
      <style:text-properties fo:font-weight="bold" style:font-weight-asian="bold" style:font-size-complex="12pt" style:font-weight-complex="bold"/>
    </style:style>
    <style:style style:name="T164" style:family="text">
      <style:text-properties fo:font-weight="bold" officeooo:rsid="00310483" style:font-weight-asian="bold" style:font-size-complex="12pt" style:font-weight-complex="bold"/>
    </style:style>
    <style:style style:name="T165" style:family="text">
      <style:text-properties fo:font-weight="bold" officeooo:rsid="0032fa76" style:font-weight-asian="bold" style:font-size-complex="12pt" style:font-weight-complex="bold"/>
    </style:style>
    <style:style style:name="T166" style:family="text">
      <style:text-properties fo:font-size="13pt" style:font-size-asian="13pt" style:font-size-complex="13pt"/>
    </style:style>
    <style:style style:name="T167" style:family="text">
      <style:text-properties fo:font-size="13pt" fo:font-weight="bold" style:font-size-asian="13pt" style:font-weight-asian="bold" style:font-size-complex="13pt" style:font-weight-complex="bold"/>
    </style:style>
    <style:style style:name="T168"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69" style:family="text">
      <style:text-properties fo:font-size="13pt" style:text-underline-style="solid" style:text-underline-width="auto" style:text-underline-color="font-color" fo:font-weight="bold" officeooo:rsid="00440845" style:font-size-asian="13pt" style:font-weight-asian="bold" style:font-size-complex="13pt" style:font-weight-complex="bold"/>
    </style:style>
    <style:style style:name="T170" style:family="text">
      <style:text-properties fo:font-size="13pt" fo:language="zxx" fo:country="none" style:font-size-asian="13pt" style:language-asian="zxx" style:country-asian="none" style:font-size-complex="13pt" style:language-complex="zxx" style:country-complex="none"/>
    </style:style>
    <style:style style:name="T171" style:family="text">
      <style:text-properties fo:font-size="13pt" fo:language="zxx" fo:country="none" fo:font-style="italic" style:font-size-asian="13pt" style:language-asian="zxx" style:country-asian="none" style:font-size-complex="13pt" style:language-complex="zxx" style:country-complex="none"/>
    </style:style>
    <style:style style:name="T172" style:family="text">
      <style:text-properties fo:font-size="13pt" fo:font-style="normal" style:font-size-asian="13pt" style:font-style-asian="normal" style:font-size-complex="13pt" style:font-style-complex="normal"/>
    </style:style>
    <style:style style:name="T173" style:family="text">
      <style:text-properties fo:font-size="18pt" fo:font-style="italic" fo:font-weight="bold" style:font-size-asian="18pt" style:font-style-asian="italic" style:font-weight-asian="bold" style:font-size-complex="18pt" style:font-style-complex="italic"/>
    </style:style>
    <style:style style:name="T174" style:family="text">
      <style:text-properties fo:font-size="18pt" fo:font-style="italic" fo:font-weight="bold" officeooo:rsid="001d5dfc" style:font-size-asian="18pt" style:font-style-asian="italic" style:font-weight-asian="bold" style:font-size-complex="18pt" style:font-style-complex="italic"/>
    </style:style>
    <style:style style:name="T175" style:family="text">
      <style:text-properties fo:font-size="18pt" fo:font-style="italic" fo:font-weight="bold" officeooo:rsid="001e9a1a" style:font-size-asian="18pt" style:font-style-asian="italic" style:font-weight-asian="bold" style:font-size-complex="18pt" style:font-style-complex="italic"/>
    </style:style>
    <style:style style:name="T176" style:family="text">
      <style:text-properties officeooo:rsid="00210056"/>
    </style:style>
    <style:style style:name="T177" style:family="text">
      <style:text-properties officeooo:rsid="001cdf30" style:font-name-asian="Calibri" style:font-name-complex="Calibri" style:font-size-complex="12pt"/>
    </style:style>
    <style:style style:name="T178" style:family="text">
      <style:text-properties officeooo:rsid="00238186"/>
    </style:style>
    <style:style style:name="T179" style:family="text">
      <style:text-properties officeooo:rsid="0024eade"/>
    </style:style>
    <style:style style:name="T180" style:family="text">
      <style:text-properties style:text-underline-style="none"/>
    </style:style>
    <style:style style:name="T181" style:family="text">
      <style:text-properties fo:font-style="normal" style:text-underline-style="solid" style:text-underline-width="auto" style:text-underline-color="font-color" fo:font-weight="bold" officeooo:rsid="00224ec0" style:font-style-asian="normal" style:font-weight-asian="bold" style:font-style-complex="normal" style:font-weight-complex="bold"/>
    </style:style>
    <style:style style:name="T182" style:family="text">
      <style:text-properties fo:font-style="normal" style:text-underline-style="solid" style:text-underline-width="auto" style:text-underline-color="font-color" fo:font-weight="bold" officeooo:rsid="0024eade" style:font-style-asian="normal" style:font-weight-asian="bold" style:font-style-complex="normal" style:font-weight-complex="bold"/>
    </style:style>
    <style:style style:name="T183" style:family="text">
      <style:text-properties fo:font-style="normal" style:text-underline-style="solid" style:text-underline-width="auto" style:text-underline-color="font-color" style:font-style-asian="normal" style:font-style-complex="normal"/>
    </style:style>
    <style:style style:name="T184" style:family="text">
      <style:text-properties fo:font-style="normal" style:font-style-asian="normal" style:font-style-complex="normal"/>
    </style:style>
    <style:style style:name="T185" style:family="text">
      <style:text-properties fo:font-style="normal" fo:font-weight="normal" officeooo:rsid="0043615f" style:font-style-asian="normal" style:font-weight-asian="normal" style:font-style-complex="normal" style:font-weight-complex="normal"/>
    </style:style>
    <style:style style:name="T186" style:family="text">
      <style:text-properties fo:font-style="normal" fo:font-weight="normal" officeooo:rsid="00452756" style:font-style-asian="normal" style:font-weight-asian="normal" style:font-style-complex="normal" style:font-weight-complex="normal"/>
    </style:style>
    <style:style style:name="T187" style:family="text">
      <style:text-properties officeooo:rsid="001d5dfc"/>
    </style:style>
    <style:style style:name="T188" style:family="text">
      <style:text-properties officeooo:rsid="00310483"/>
    </style:style>
    <style:style style:name="T189" style:family="text">
      <style:text-properties officeooo:rsid="0032fa76"/>
    </style:style>
    <style:style style:name="T190" style:family="text">
      <style:text-properties style:text-position="33% 80%"/>
    </style:style>
    <style:style style:name="T191" style:family="text">
      <style:text-properties style:text-position="33% 80%" fo:font-style="italic"/>
    </style:style>
    <style:style style:name="T192" style:family="text">
      <style:text-properties style:text-position="33% 80%" fo:font-style="italic" fo:font-weight="bold" style:font-weight-asian="bold" style:font-weight-complex="bold"/>
    </style:style>
    <style:style style:name="T193" style:family="text">
      <style:text-properties style:text-position="33% 80%" fo:font-style="normal" style:font-style-asian="normal" style:font-style-complex="normal"/>
    </style:style>
    <style:style style:name="T194" style:family="text">
      <style:text-properties style:text-position="33% 80%" fo:font-size="13pt" fo:language="zxx" fo:country="none" fo:font-style="italic" style:font-size-asian="13pt" style:language-asian="zxx" style:country-asian="none" style:font-size-complex="13pt" style:language-complex="zxx" style:country-complex="none"/>
    </style:style>
    <style:style style:name="T195" style:family="text">
      <style:text-properties style:text-position="33% 80%" fo:font-weight="bold" style:font-weight-asian="bold" style:font-weight-complex="bold"/>
    </style:style>
    <style:style style:name="T196" style:family="text">
      <style:text-properties fo:language="zxx" fo:country="none" style:language-asian="zxx" style:country-asian="none" style:language-complex="zxx" style:country-complex="none"/>
    </style:style>
    <style:style style:name="T197" style:family="text">
      <style:text-properties fo:language="zxx" fo:country="none" fo:font-style="italic" style:language-asian="zxx" style:country-asian="none" style:language-complex="zxx" style:country-complex="none"/>
    </style:style>
    <style:style style:name="T198" style:family="text">
      <style:text-properties fo:font-weight="normal" style:font-weight-asian="normal" style:font-weight-complex="normal"/>
    </style:style>
    <style:style style:name="T199" style:family="text">
      <style:text-properties officeooo:rsid="00348615"/>
    </style:style>
    <style:style style:name="T200" style:family="text">
      <style:text-properties officeooo:rsid="0035f56f"/>
    </style:style>
    <style:style style:name="T201" style:family="text">
      <style:text-properties officeooo:rsid="0039736d"/>
    </style:style>
    <style:style style:name="T202" style:family="text">
      <style:text-properties style:text-position="sub 58%"/>
    </style:style>
    <style:style style:name="T203" style:family="text">
      <style:text-properties style:text-position="sub 58%" officeooo:rsid="0041f475"/>
    </style:style>
    <style:style style:name="T204" style:family="text">
      <style:text-properties officeooo:rsid="003aaf12"/>
    </style:style>
    <style:style style:name="T205" style:family="text">
      <style:text-properties officeooo:rsid="003c8afa"/>
    </style:style>
    <style:style style:name="T206" style:family="text">
      <style:text-properties style:text-position="-33% 80%"/>
    </style:style>
    <style:style style:name="T207" style:family="text">
      <style:text-properties style:text-position="-33% 80%" fo:font-style="italic"/>
    </style:style>
    <style:style style:name="T208" style:family="text">
      <style:text-properties style:font-name="Calibri1" fo:font-size="13pt" fo:language="zxx" fo:country="none" style:text-underline-style="none" fo:background-color="transparent" loext:char-shading-value="0" style:font-size-asian="13pt" style:language-asian="zxx" style:country-asian="none" style:font-size-complex="13pt" style:language-complex="zxx" style:country-complex="none"/>
    </style:style>
    <style:style style:name="T209" style:family="text">
      <style:text-properties style:font-name="Calibri1" fo:font-size="13pt" fo:language="zxx" fo:country="none" fo:font-style="italic" fo:background-color="transparent" loext:char-shading-value="0" style:font-size-asian="13pt" style:language-asian="zxx" style:country-asian="none" style:font-size-complex="13pt" style:language-complex="zxx" style:country-complex="none"/>
    </style:style>
    <style:style style:name="T210" style:family="text">
      <style:text-properties style:font-name="Calibri1" fo:font-size="13pt" fo:language="zxx" fo:country="none" fo:background-color="transparent" loext:char-shading-value="0" style:font-size-asian="13pt" style:language-asian="zxx" style:country-asian="none" style:font-size-complex="13pt" style:language-complex="zxx" style:country-complex="none"/>
    </style:style>
    <style:style style:name="T211" style:family="text">
      <style:text-properties officeooo:rsid="003ffa3e"/>
    </style:style>
    <style:style style:name="T212" style:family="text">
      <style:text-properties style:text-underline-style="solid" style:text-underline-width="auto" style:text-underline-color="font-color"/>
    </style:style>
    <style:style style:name="T213" style:family="text">
      <style:text-properties officeooo:rsid="00409b94"/>
    </style:style>
    <style:style style:name="T214" style:family="text">
      <style:text-properties officeooo:rsid="0041f475"/>
    </style:style>
    <style:style style:name="T215" style:family="text">
      <style:text-properties officeooo:rsid="0043615f"/>
    </style:style>
    <style:style style:name="T216" style:family="text">
      <style:text-properties officeooo:rsid="0043ee11"/>
    </style:style>
    <style:style style:name="T217" style:family="text">
      <style:text-properties officeooo:rsid="00452756"/>
    </style:style>
    <style:style style:name="T218" style:family="text">
      <style:text-properties officeooo:rsid="004cb654"/>
    </style:style>
    <style:style style:name="T219" style:family="text">
      <style:text-properties officeooo:rsid="004f1c1d"/>
    </style:style>
    <style:style style:name="T220" style:family="text">
      <style:text-properties style:font-size-complex="12pt"/>
    </style:style>
    <style:style style:name="T221" style:family="text">
      <style:text-properties officeooo:rsid="001cdf30" style:font-size-complex="12pt"/>
    </style:style>
    <style:style style:name="T222" style:family="text">
      <style:text-properties officeooo:rsid="004f732f"/>
    </style:style>
    <style:style style:name="T223" style:family="text">
      <style:text-properties fo:color="#ffffff" loext:opacity="100%" fo:font-style="italic" officeooo:rsid="005135f5" style:font-style-asian="italic" style:font-style-complex="italic"/>
    </style:style>
    <style:style style:name="T224" style:family="text">
      <style:text-properties fo:color="#ffffff" loext:opacity="100%" officeooo:rsid="005135f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ste de critères de divisibilité</text:p>
      <text:p text:style-name="P2"/>
      <text:p text:style-name="P17">Introduction</text:p>
      <text:p text:style-name="P31"/>
      <text:p text:style-name="P239"><text:span text:style-name="T1">Ceci est une </text:span><text:span text:style-name="T5">liste de critères de divisibilité </text:span><text:span text:style-name="T1">pour des nombres écrits en base décimale, premiers ou puissances</text:span><text:span text:style-name="T17">n</text:span><text:span text:style-name="T1">de nombre premier, inférieurs à 100.</text:span></text:p>
      <text:p text:style-name="P23"/>
      <text:p text:style-name="P240"><text:span text:style-name="T1">Pour la divisibilité par un nombre composé dont on connaît la décomposition en produit de facteurs premiers </text:span><text:span text:style-name="T18">n = p</text:span><text:span text:style-name="T31">1</text:span><text:span text:style-name="T8">k</text:span><text:span text:style-name="T7">1</text:span><text:span text:style-name="T1">… </text:span><text:span text:style-name="T18">p</text:span><text:span text:style-name="T39">r</text:span><text:span text:style-name="T8">kr</text:span><text:span text:style-name="T1">, il suffit d'appliquer la règle générale : un nombre est divisible par </text:span><text:span text:style-name="T18">n </text:span><text:span text:style-name="T1">si et seulement s'il est</text:span><text:span text:style-name="T17"> </text:span><text:span text:style-name="T1">divisible par chacun des </text:span><text:span text:style-name="T18">pi </text:span><text:span text:style-name="T8">ki</text:span><text:span text:style-name="T1">. </text:span></text:p>
      <text:p text:style-name="P33"/>
      <text:p text:style-name="P240"><text:span text:style-name="T29">Par exemple :</text:span><text:span text:style-name="T1"> un nombre est divisible par 12 si et seulement s'il est divisible par 3 et par 4.</text:span></text:p>
      <text:p text:style-name="P32"/>
      <text:p text:style-name="P239"><draw:line text:anchor-type="paragraph" draw:z-index="0" draw:name="Forme1" draw:style-name="gr1" draw:text-style-name="P351" svg:x1="13.992cm" svg:y1="0.034cm" svg:x2="15.792cm" svg:y2="0.034cm"><text:p/></draw:line><text:span text:style-name="T1">Dans tout cet article, un entier naturel de </text:span><text:span text:style-name="T18">n </text:span><text:span text:style-name="T1">+ 1 chiffres est représenté par </text:span><text:span text:style-name="T18">a</text:span><text:span text:style-name="T39">n</text:span><text:span text:style-name="T18"> … a</text:span><text:span text:style-name="T31">1 </text:span><text:span text:style-name="T18">a</text:span><text:span text:style-name="T31">0</text:span><text:span text:style-name="T1">, où </text:span><text:span text:style-name="T18">a</text:span><text:span text:style-name="T31">0</text:span><text:span text:style-name="T1"> est le chiffre des unités, </text:span><text:span text:style-name="T18">a</text:span><text:span text:style-name="T31">1</text:span><text:span text:style-name="T1"> des dizaines, </text:span><text:span text:style-name="T18">a</text:span><text:span text:style-name="T31">2</text:span><text:span text:style-name="T1"> des centaines, etc.</text:span></text:p>
      <text:p text:style-name="P53"/>
      <text:p text:style-name="P53"/>
      <text:p text:style-name="P53"/>
      <text:p text:style-name="P53"/>
      <text:p text:style-name="P53"/>
      <text:p text:style-name="P18">Critère de divisibilité <text:span text:style-name="T187">des nombres jusqu'à 10</text:span></text:p>
      <text:p text:style-name="P88"/>
      <text:p text:style-name="P4">Critère de divisibilité par 2</text:p>
      <text:p text:style-name="P167"/>
      <text:p text:style-name="P284"><text:span text:style-name="T4"><text:tab/></text:span><text:span text:style-name="T82">Un nombre est divisible par</text:span><text:span text:style-name="T61"> </text:span><text:span text:style-name="T65">2</text:span><text:span text:style-name="T64"> </text:span><text:span text:style-name="T82">si et seulement si </text:span><text:span text:style-name="T83">il </text:span><text:span text:style-name="T82">est pair, </text:span><text:span text:style-name="T83">c'est à dire </text:span><text:span text:style-name="T82">si son chiffre des unités est 0, 2, 4, 6 ou 8.</text:span></text:p>
      <text:p text:style-name="P129"/>
      <text:p text:style-name="P126"/>
      <text:p text:style-name="P236"><text:span text:style-name="T78">Critère de divisibilité par </text:span><text:span text:style-name="T79">3</text:span></text:p>
      <text:p text:style-name="P34"/>
      <text:p text:style-name="P34"><text:tab/>Un nombre est divisible par 3 si et seulement si la somme de ses chiffres est divisible par 3. </text:p>
      <text:p text:style-name="P89"/>
      <text:p text:style-name="P60">Exemple</text:p>
      <text:p text:style-name="P67"><text:tab/>168 est divisible par 3 car<text:tab/><text:tab/>1 + 6 + 8<text:tab/>= 15 <text:span text:style-name="T218">l'est</text:span>.</text:p>
      <text:p text:style-name="P130"/>
      <text:p text:style-name="P107"/>
      <text:p text:style-name="P241"><text:span text:style-name="T80">Critère de divisibilité par </text:span><text:span text:style-name="T81">4</text:span></text:p>
      <text:p text:style-name="P34"/>
      <text:p text:style-name="P242"><text:span text:style-name="T1"><text:tab/>Un nombre est divisible par 4 si et seulement si 2</text:span><text:span text:style-name="T18">a</text:span><text:span text:style-name="T31">1</text:span><text:span text:style-name="T1"> + </text:span><text:span text:style-name="T18">a</text:span><text:span text:style-name="T31">0</text:span><text:span text:style-name="T1"> est divisible par 4.</text:span></text:p>
      <text:p text:style-name="P89"/>
      <text:p text:style-name="P60">Exemple</text:p>
      <text:p text:style-name="P68"><text:tab/>2 548 est divisible par 4 car<text:tab/><text:tab/>2×<text:span text:style-name="T218">4</text:span> + 8<text:tab/><text:tab/>= 16 <text:span text:style-name="T218">l'est</text:span>.</text:p>
      <text:p text:style-name="P242"><text:soft-page-break/><text:span text:style-name="T80">Critère de divisibilité par </text:span><text:span text:style-name="T81">5</text:span></text:p>
      <text:p text:style-name="P34"/>
      <text:p text:style-name="P34"><text:tab/>Un nombre est divisible par 5 si et seulement si son chiffre des unités est 0 ou 5.</text:p>
      <text:p text:style-name="P132"/>
      <text:p text:style-name="P140"/>
      <text:p text:style-name="P127"/>
      <text:p text:style-name="P132"/>
      <text:p text:style-name="P132"/>
      <text:p text:style-name="P241"><text:span text:style-name="T80">Critère de divisibilité par </text:span><text:span text:style-name="T81">6</text:span></text:p>
      <text:p text:style-name="P21"/>
      <text:p text:style-name="P34"><text:tab/>Un nombre est divisible par 6 si et seulement s'il est divisible par 2 et par 3.</text:p>
      <text:p text:style-name="P133"/>
      <text:p text:style-name="P133"/>
      <text:p text:style-name="P141"/>
      <text:p text:style-name="P128"/>
      <text:p text:style-name="P133"/>
      <text:p text:style-name="P133"/>
      <text:p text:style-name="P243"><text:span text:style-name="T80">Critère de divisibilité par </text:span><text:span text:style-name="T81">7</text:span></text:p>
      <text:p text:style-name="P34"/>
      <text:p text:style-name="P243"><draw:line text:anchor-type="paragraph" draw:z-index="4" draw:name="Forme2" draw:style-name="gr1" draw:text-style-name="P351" svg:x1="10.348cm" svg:y1="0.009cm" svg:x2="12.148cm" svg:y2="0.009cm"><text:p/></draw:line><text:span text:style-name="T1"><text:tab/>Un n</text:span><text:span text:style-name="T119">ombre est divisible par 7 si et seulement si </text:span><text:span text:style-name="T123">|</text:span><text:span text:style-name="T24">a</text:span><text:span text:style-name="T32">n</text:span><text:span text:style-name="T24"> … a</text:span><text:span text:style-name="T33">2</text:span><text:span text:style-name="T32"> </text:span><text:span text:style-name="T24">a</text:span><text:span text:style-name="T52">1</text:span><text:span text:style-name="T117"> – 2</text:span><text:span text:style-name="T24">a</text:span><text:span text:style-name="T52">0</text:span><text:span text:style-name="T123">| </text:span><text:span text:style-name="T119">l'est (pour d'autres critères, </text:span><text:span text:style-name="T120">voir </text:span><text:span text:style-name="T25">"Critère de divisibilité </text:span><text:span text:style-name="T26">d</text:span><text:span text:style-name="T25">'autres </text:span><text:span text:style-name="T26">nombres</text:span><text:span text:style-name="T25">"</text:span><text:span text:style-name="T119">).</text:span></text:p>
      <text:p text:style-name="P89"/>
      <text:p text:style-name="P60">Exemple</text:p>
      <text:p text:style-name="P68"><text:tab/>182 est divisible par 7 car<text:tab/><text:tab/>18 - 2×2<text:tab/>= 14 l'est.</text:p>
      <text:p text:style-name="P133"/>
      <text:p text:style-name="P133"/>
      <text:p text:style-name="P141"/>
      <text:p text:style-name="P128"/>
      <text:p text:style-name="P133"/>
      <text:p text:style-name="P133"/>
      <text:p text:style-name="P35"><text:span text:style-name="T173">Critère de divisibilité par </text:span><text:span text:style-name="T174">8</text:span></text:p>
      <text:p text:style-name="P22"/>
      <text:p text:style-name="P242"><text:span text:style-name="T1"><text:tab/>Un nombre est divisible par 8 si et seulement</text:span><text:span text:style-name="T119"> si </text:span><text:span text:style-name="T116">4</text:span><text:span text:style-name="T113">a</text:span><text:span text:style-name="T114">2</text:span><text:span text:style-name="T116"> + 2</text:span><text:span text:style-name="T113">a</text:span><text:span text:style-name="T114">1</text:span><text:span text:style-name="T116"> + </text:span><text:span text:style-name="T113">a</text:span><text:span text:style-name="T114">0 </text:span><text:span text:style-name="T115"><text:s/></text:span><text:span text:style-name="T119">est div</text:span><text:span text:style-name="T1">isible par 8.</text:span></text:p>
      <text:p text:style-name="P89"/>
      <text:p text:style-name="P60">Exemple</text:p>
      <text:p text:style-name="P70"><text:tab/>636 136 est divisible par 8 car<text:tab/>4×1 + 2×3 + 6<text:tab/>= 16 <text:span text:style-name="T218">l'est</text:span>.</text:p>
      <text:p text:style-name="P133"/>
      <text:p text:style-name="P133"/>
      <text:p text:style-name="P141"/>
      <text:p text:style-name="P128"/>
      <text:p text:style-name="P128"/>
      <text:p text:style-name="P133"/>
      <text:p text:style-name="P35"><text:span text:style-name="T173">Critère de divisibilité par </text:span><text:span text:style-name="T175">9</text:span> </text:p>
      <text:p text:style-name="P35"/>
      <text:p text:style-name="P35"><text:tab/>Un nombre est divisible par 9 si et seulement si la somme de ses chiffres est divisible par 9.</text:p>
      <text:p text:style-name="P90"/>
      <text:p text:style-name="P61">Exemple</text:p>
      <text:p text:style-name="P68"><text:tab/>423 est divisible par 9 car<text:tab/><text:tab/>4 + 2 + 3<text:tab/>= 9 l'est.</text:p>
      <text:p text:style-name="P108"><text:soft-page-break/></text:p>
      <text:p text:style-name="P273"><text:span text:style-name="T22">Puissances de 2,</text:span><text:span text:style-name="T23">3 et</text:span><text:span text:style-name="T22"> 5</text:span></text:p>
      <text:p text:style-name="P110"/>
      <text:p text:style-name="P275"><text:span text:style-name="T78">Critère de divisibilité par 2</text:span><text:span text:style-name="T11">n</text:span></text:p>
      <text:p text:style-name="P142"/>
      <text:p text:style-name="P239"><text:span text:style-name="T1"><text:tab/>Un nombre est divisible par 2</text:span><text:span text:style-name="T8">n</text:span><text:span text:style-name="T18"> </text:span><text:span text:style-name="T1">si et seulement si ses </text:span><text:span text:style-name="T18">n </text:span><text:span text:style-name="T1">derniers chiffres forment un nombre divisible par 2</text:span><text:span text:style-name="T8">n</text:span><text:span text:style-name="T1">.</text:span></text:p>
      <text:p text:style-name="P87"/>
      <text:p text:style-name="P59">Exemples</text:p>
      <text:p text:style-name="P200"><text:span text:style-name="T1"><text:tab/>Un nombre est divisible par 16 = 2</text:span><text:span text:style-name="T7">4 </text:span><text:span text:style-name="T1">si et seulement si le nombre formé par ses 4 derniers chiffres est divisible par 16.</text:span></text:p>
      <text:p text:style-name="P201"><text:span text:style-name="T1"><text:tab/>Un nombre est divisible par 32 = 2</text:span><text:span text:style-name="T7">5</text:span><text:span text:style-name="T60"> </text:span><text:span text:style-name="T1">si et seulement si le nombre formé par ses 5 derniers chiffres est divisible par 32. </text:span></text:p>
      <text:p text:style-name="P201"><text:span text:style-name="T29">Par exemple :</text:span><text:span text:style-name="T1"> 87 753 216 864 est divisible par 32 car 16 864 est divisible par 32.</text:span></text:p>
      <text:p text:style-name="P156"/>
      <text:p text:style-name="P156"/>
      <text:p text:style-name="P156"/>
      <text:p text:style-name="P161"/>
      <text:p text:style-name="P163"/>
      <text:p text:style-name="P156"/>
      <text:p text:style-name="P156"/>
      <text:p text:style-name="P156"/>
      <text:p text:style-name="P276"><text:span text:style-name="T5">Critère de divisibilité par </text:span><text:span text:style-name="T6">3</text:span><text:span text:style-name="T12">n</text:span></text:p>
      <text:p text:style-name="P142"/>
      <text:p text:style-name="P48"><text:tab/>On regroupe les chiffres d'un nombre en partant de la droite n par n.</text:p>
      <text:p text:style-name="P257"><text:tab/>Le nombre est alors divisible par 3<text:span text:style-name="T142">n</text:span><text:span text:style-name="T146"> </text:span>si la somme de ces groupes est divisible par 3<text:span text:style-name="T142">n</text:span>.</text:p>
      <text:p text:style-name="P219"/>
      <text:p text:style-name="P207"><text:span text:style-name="T157">Exemple</text:span><text:span text:style-name="T158">s</text:span></text:p>
      <text:p text:style-name="P293"><text:tab/>2079108 est divisible par 3<text:span text:style-name="T141">3</text:span> = 27 car <text:s/><text:tab/><text:tab/>2 + 079 + 108 = 189 <text:tab/>= 7 × 27</text:p>
      <text:p text:style-name="P293"><text:tab/>2079108 est aussi divisible par 3<text:span text:style-name="T141">4</text:span> = 81 car<text:tab/><text:tab/>207 + 9108 = 9315 <text:tab/>= 115 × 81</text:p>
      <text:p text:style-name="P157"/>
      <text:p text:style-name="P157"/>
      <text:p text:style-name="P157"/>
      <text:p text:style-name="P162"/>
      <text:p text:style-name="P164"/>
      <text:p text:style-name="P157"/>
      <text:p text:style-name="P157"/>
      <text:p text:style-name="P157"/>
      <text:p text:style-name="P282"><text:span text:style-name="T21">Critère de divisibilité par 5</text:span><text:span text:style-name="T9">n</text:span></text:p>
      <text:p text:style-name="P143"/>
      <text:p text:style-name="P244"><text:span text:style-name="T1"><text:tab/>Un nombre est divisible par 5</text:span><text:span text:style-name="T8">n</text:span><text:span text:style-name="T18"> </text:span><text:span text:style-name="T1">si et seulement si ses </text:span><text:span text:style-name="T18">n </text:span><text:span text:style-name="T1">derniers chiffres forment un nombre divisible par 5</text:span><text:span text:style-name="T8">n</text:span><text:span text:style-name="T1">.</text:span></text:p>
      <text:p text:style-name="P88"/>
      <text:p text:style-name="P88"/>
      <text:p text:style-name="P62">Exemples</text:p>
      <text:p text:style-name="P201"><text:span text:style-name="T1"><text:tab/>Un nombre est divisible par 25 = 5</text:span><text:span text:style-name="T7">2</text:span><text:span text:style-name="T1"> si et seulement si le nombre formé par ses deux derniers chiffres est divisible par 25, c'est-à-dire si son écriture se termine</text:span><text:span text:style-name="T139"> </text:span><text:span text:style-name="T1">par 00, 25, 50 ou 75.</text:span></text:p>
      <text:p text:style-name="P86"/>
      <text:p text:style-name="P201"><text:span text:style-name="T29">Par exemple :</text:span><text:span text:style-name="T1"> 258 9</text:span><text:span text:style-name="T29">75</text:span><text:span text:style-name="T1"> est divisible par 25 car il se termine par 75.</text:span></text:p>
      <text:p text:style-name="P201"><text:span text:style-name="T1"><text:tab/><text:tab/></text:span><text:span text:style-name="T7"> </text:span><text:span text:style-name="T1">257 543 </text:span><text:span text:style-name="T30">625</text:span><text:span text:style-name="T5"> </text:span><text:span text:style-name="T1">est divisible par 5</text:span><text:span text:style-name="T7">3</text:span><text:span text:style-name="T1"> = 125 car 625 est divisible par 125.</text:span></text:p>
      <text:p text:style-name="P19"><text:soft-page-break/><text:span text:style-name="T149">Critère de divisibilité </text:span><text:span text:style-name="T150">d</text:span><text:span text:style-name="T151">'autres </text:span><text:span text:style-name="T150">nombres</text:span></text:p>
      <text:p text:style-name="P109"/>
      <text:p text:style-name="P6">Critères de divisibilité par 7</text:p>
      <text:p text:style-name="P169"><text:bookmark text:name="Lemmes_de_divisibilité_par_7"/>Lemmes de divisibilité par 7</text:p>
      <text:p text:style-name="P264">Première méthode :</text:p>
      <text:p text:style-name="P260"><draw:line text:anchor-type="paragraph" draw:z-index="5" draw:name="Forme3" draw:style-name="gr1" draw:text-style-name="P351" svg:x1="10.344cm" svg:y1="0.011cm" svg:x2="12.147cm" svg:y2="0.011cm"><text:p/></draw:line><text:tab/>Un nombre est divisible par 7 si et seulement si <text:span text:style-name="T215">|</text:span><text:span text:style-name="T24">a</text:span><text:span text:style-name="T32">n</text:span><text:span text:style-name="T24"> … a</text:span><text:span text:style-name="T33">2</text:span><text:span text:style-name="T32"> </text:span><text:span text:style-name="T24">a</text:span><text:span text:style-name="T52">1</text:span><text:span text:style-name="T117"> </text:span><text:span text:style-name="T118">+</text:span><text:span text:style-name="T117"> </text:span><text:span text:style-name="T118">5 </text:span><text:span text:style-name="T24">a</text:span><text:span text:style-name="T52">0</text:span><text:span text:style-name="T73">|</text:span><text:span text:style-name="T53"> </text:span>l'est.</text:p>
      <text:p text:style-name="P221"/>
      <text:p text:style-name="P261"><text:tab/>On recommence jusqu'à ce que le nombre obtenu soit strictement inférieur à 56 <text:s text:c="4"/>(= 7 × 8). Le nombre est divisible par 7 si et seulement si le résultat final l'est. </text:p>
      <text:p text:style-name="P310"/>
      <text:p text:style-name="P300"><text:span text:style-name="T159">Exemple</text:span> </text:p>
      <text:p text:style-name="P299">17 381 est divisible par 7 car <text:tab/><text:tab/>1738 + 5 × 1 = 1743,<text:tab/> <text:s/>174 + 5 × 3 = 189,<text:tab/>18 + 5 × 9 = 63 et <text:s text:c="4"/><text:tab/><text:tab/><text:tab/><text:tab/><text:tab/>6 + 5 × 3 = 21 = 7 × 3.</text:p>
      <text:p text:style-name="P166"/>
      <text:p text:style-name="P166"/>
      <text:p text:style-name="P166"/>
      <text:p text:style-name="P298"><text:span text:style-name="T168">Deuxième méthode :</text:span><text:span text:style-name="T167"> </text:span></text:p>
      <text:p text:style-name="P260"><draw:line text:anchor-type="paragraph" draw:z-index="6" draw:name="Forme4" draw:style-name="gr1" draw:text-style-name="P351" svg:x1="10.344cm" svg:y1="0.011cm" svg:x2="12.147cm" svg:y2="0.011cm"><text:p/></draw:line><text:tab/>Un nombre est divisible par 7 si et seulement si <text:span text:style-name="T216">|</text:span><text:span text:style-name="T24">a</text:span><text:span text:style-name="T32">n</text:span><text:span text:style-name="T24"> … a</text:span><text:span text:style-name="T33">2</text:span><text:span text:style-name="T32"> </text:span><text:span text:style-name="T24">a</text:span><text:span text:style-name="T52">1</text:span><text:span text:style-name="T117"> - 2</text:span><text:span text:style-name="T24">a</text:span><text:span text:style-name="T52">0</text:span><text:span text:style-name="T74">|</text:span> l'est.</text:p>
      <text:p text:style-name="P260"/>
      <text:p text:style-name="P261"><text:tab/>En répétant cette transformation jusqu'à obtenir un résultat strictement inférieur à 14, le nombre de départ est divisible par 7 si et seulement si le résultat final est 0 ou 7. </text:p>
      <text:p text:style-name="P310"/>
      <text:p text:style-name="P300"><text:span text:style-name="T159">Exemple</text:span> </text:p>
      <text:p text:style-name="P299">17 381 est divisible par 7 car<text:tab/><text:tab/>1738 - 2×1 = 1736,<text:tab/>173 - 2×6 = 161,<text:tab/>16 - 2×1 = 14 et <text:s text:c="4"/><text:tab/><text:tab/><text:tab/><text:tab/><text:tab/><text:span text:style-name="T219">|</text:span>1 - 2×4| = 7.</text:p>
      <text:p text:style-name="P229"/>
      <text:p text:style-name="P309"><text:bookmark text:name="Critère_pour_un_grand_nombre"/><text:bookmark text:name="Crit.C3.A8re_pour_un_grand_nombre"/>Critère pour un grand nombre</text:p>
      <text:p text:style-name="P297"><text:span text:style-name="T2"><text:tab/></text:span><text:span text:style-name="T82">Une deuxième méthode, basée seulement sur le fait que 10</text:span><text:span text:style-name="T13">3</text:span><text:span text:style-name="T82"> </text:span><text:span text:style-name="T106">≡</text:span><text:span text:style-name="T82"> -1 </text:span><text:span text:style-name="T84">[</text:span><text:span text:style-name="T82">7</text:span><text:span text:style-name="T84">] </text:span><text:span text:style-name="T82">, est de séparer ce nombre par tranches de 3 chiffres en partant des unités et d'insérer alternativement des - et des + entre les tranches. On effectue l'opération ainsi écrite et ce résultat est divisible par 7 si et seulement le nombre de départ l'était.</text:span></text:p>
      <text:p text:style-name="P134"/>
      <text:p text:style-name="P134"/>
      <text:p text:style-name="P54">Exemple</text:p>
      <text:p text:style-name="P69">Soit le nombre 5 527 579 818 992.</text:p>
      <text:p text:style-name="P69">On le sépare par tranches de trois chiffres à partir des unités : <text:tab/>5 | 527 | 579 | 818 | 992</text:p>
      <text:p text:style-name="P69">On intercale alternativement des - et des + :<text:tab/><text:tab/><text:tab/><text:tab/>5 – 527 + 579 – 818 + 992</text:p>
      <text:p text:style-name="P69">On effectue l'opération ainsi écrite :<text:tab/><text:tab/><text:tab/><text:tab/><text:tab/>5 – 527 + 579 – 818 + 992 = 231</text:p>
      <text:p text:style-name="P69"/>
      <text:p text:style-name="P69">On regarde si 231 est divisible à l'aide du lemme de divisibilité par 7 :</text:p>
      <text:p text:style-name="P71"><text:tab/><text:tab/><text:tab/><text:tab/> <text:s text:c="7"/>23 + 5 × 1 = 28 est divisible par 7 donc 5 527 579 818 992 l'est</text:p>
      <text:p text:style-name="P152"/>
      <text:p text:style-name="P152"/>
      <text:p text:style-name="P51">Remarque</text:p>
      <text:p text:style-name="P69"><text:tab/>Comme 1001 est le produit de 7, 11 et 13, la même méthode s'applique pour 11 et 13.</text:p>
      <text:p text:style-name="P7"><text:soft-page-break/>Critère de divisibilité par 11</text:p>
      <text:p text:style-name="P115"/>
      <text:p text:style-name="P26">Première méthode :<text:tab/></text:p>
      <text:p text:style-name="P294"><text:span text:style-name="T82">Pour déterminer si un nombre </text:span><text:span text:style-name="T95">N </text:span><text:span text:style-name="T82">est divisible par 11 :</text:span></text:p>
      <text:list xml:id="list769063249" text:style-name="L1">
        <text:list-item>
          <text:p text:style-name="P328"><text:span text:style-name="T91">O</text:span><text:span text:style-name="T82">n calcule la somme </text:span><text:span text:style-name="T95">A </text:span><text:span text:style-name="T82">des chiffres en position impaire </text:span></text:p>
        </text:list-item>
        <text:list-item>
          <text:p text:style-name="P329"><text:span text:style-name="T91">O</text:span><text:span text:style-name="T82">n calcule la somme </text:span><text:span text:style-name="T95">B </text:span><text:span text:style-name="T82">des chiffres en position paire </text:span></text:p>
        </text:list-item>
      </text:list>
      <text:p text:style-name="P239"><text:span text:style-name="T18">N </text:span><text:span text:style-name="T1">est divisible par 11 si et seulement si la différence </text:span><text:span text:style-name="T18">A - B </text:span><text:span text:style-name="T1">(ou </text:span><text:span text:style-name="T18">B - A</text:span><text:span text:style-name="T1">) est divisible par 11. Cela revient à effectuer la somme alternée de ses chiffres.</text:span></text:p>
      <text:p text:style-name="P87"/>
      <text:p text:style-name="P59">Exemple</text:p>
      <text:p text:style-name="P66">Considérons le nombre 19 382.</text:p>
      <text:p text:style-name="P200"><text:span text:style-name="T18"><text:tab/>A </text:span><text:span text:style-name="T1">= 1 + 3 + 2 = 6<text:tab/></text:span><text:span text:style-name="T18">B </text:span><text:span text:style-name="T1">= 9 + 8 = 17</text:span></text:p>
      <text:p text:style-name="P200"><text:span text:style-name="T18"><text:tab/>B - A <text:s/></text:span><text:span text:style-name="T1">= <text:s/>17 - 6 <text:s/>= <text:s/>11 <text:tab/>est divisible par 11 donc 19 382 l'est aussi.</text:span></text:p>
      <text:p text:style-name="P131"/>
      <text:p text:style-name="P66">On peut également effectuer le calcul : 1 - 9 + 3 - 8 + 2 = -11.</text:p>
      <text:p text:style-name="P91"/>
      <text:p text:style-name="P27">Remarque</text:p>
      <text:p text:style-name="P239"><text:span text:style-name="T1"><text:tab/>Un nombre de trois chiffres est divisible par 11 si et seulement si la somme des deux chiffres extrêmes est égale au chiffre du milieu (</text:span><text:span text:style-name="T18">a</text:span><text:span text:style-name="T31">2</text:span><text:span text:style-name="T1"> + </text:span><text:span text:style-name="T18">a</text:span><text:span text:style-name="T31">0</text:span><text:span text:style-name="T1"> = </text:span><text:span text:style-name="T18">a</text:span><text:span text:style-name="T31">1</text:span><text:span text:style-name="T1">) ou à 11 plus le chiffre du milieu <text:s text:c="10"/>(</text:span><text:span text:style-name="T18">a</text:span><text:span text:style-name="T31">2</text:span><text:span text:style-name="T1"> + </text:span><text:span text:style-name="T18">a</text:span><text:span text:style-name="T31">0</text:span><text:span text:style-name="T1"> = 11 + </text:span><text:span text:style-name="T18">a</text:span><text:span text:style-name="T31">1</text:span><text:span text:style-name="T1">).</text:span></text:p>
      <text:p text:style-name="P87"/>
      <text:p text:style-name="P59">Exemples</text:p>
      <text:p text:style-name="P66"><text:tab/>374 est divisible par 11 parce que 3 + 4 = 7. </text:p>
      <text:p text:style-name="P76"><text:tab/>825 est divisible par 11 parce que 8 + 5 = 11 + 2.</text:p>
      <text:p text:style-name="P158"/>
      <text:p text:style-name="P158"/>
      <text:p text:style-name="P285"><text:span text:style-name="T101">Deuxième</text:span><text:span text:style-name="T100"> méthode :</text:span></text:p>
      <text:p text:style-name="P285"><text:span text:style-name="T103"><text:tab/></text:span><text:span text:style-name="T82">On sépare le nombre par tranches de deux chiffres à partir des unités en intercalant des + et l'on effectue l'opération obtenue. Le résultat est divisible par 11 si et seulement si le nombre de départ l'était.</text:span></text:p>
      <text:p text:style-name="P53"/>
      <text:p text:style-name="P53">Exemple</text:p>
      <text:p text:style-name="P76">Reprenons l'exemple précédent 19 382, on obtient : <text:tab/><text:tab/>1 + 93 + 82 = 176</text:p>
      <text:p text:style-name="P76">Comme le résultat a plus de deux chiffres, on recommence : <text:tab/>1 + 76 = 77</text:p>
      <text:p text:style-name="P76">77 est divisible par 11 donc 19 382 l'est aussi.</text:p>
      <text:p text:style-name="P156"/>
      <text:p text:style-name="P114"/>
      <text:p text:style-name="P285"><text:span text:style-name="T101">Troisième</text:span><text:span text:style-name="T100"> méthode :</text:span></text:p>
      <text:p text:style-name="P286"><draw:line text:anchor-type="paragraph" draw:z-index="7" draw:name="Forme5" draw:style-name="gr1" draw:text-style-name="P351" svg:x1="10.516cm" svg:y1="0.011cm" svg:x2="12.328cm" svg:y2="0.011cm"><text:p/></draw:line><text:span text:style-name="T105"><text:tab/></text:span><text:span text:style-name="T82">Un nombre est divisible par 11 si et seulement si </text:span><text:span text:style-name="T93">|</text:span><text:span text:style-name="T98">a</text:span><text:span text:style-name="T45">n</text:span><text:span text:style-name="T98"> … a</text:span><text:span text:style-name="T46">2</text:span><text:span text:style-name="T45"> </text:span><text:span text:style-name="T98">a</text:span><text:span text:style-name="T51">1</text:span><text:span text:style-name="T112"> - </text:span><text:span text:style-name="T98">a</text:span><text:span text:style-name="T51">0</text:span><text:span text:style-name="T69">| l'est</text:span><text:span text:style-name="T82">.</text:span></text:p>
      <text:p text:style-name="P55"/>
      <text:p text:style-name="P55">Exemples</text:p>
      <text:p text:style-name="P76">3432 est divisible par 11 car<text:tab/><text:tab/>343 - 2 = 341,<text:tab/> <text:s text:c="8"/>34 - 1 = 33 et 33 est divisible par 11.</text:p>
      <text:p text:style-name="P76">73108 n'est pas <text:span text:style-name="T222">divisible</text:span> par 11 car <text:tab/>7310 - 8 = 7302, <text:s text:c="6"/>730-2 = 728, 72 - 8 = 64 et 64 n<text:span text:style-name="T222">e l</text:span>'est pas.</text:p>
      <text:p text:style-name="P92"/>
      <text:p text:style-name="P53">Démonstration</text:p>
      <text:p text:style-name="P66"><text:tab/>Soit n un entier naturel alors n s'écrit de manière unique n = 10 a + b où a est le nombre de dizaine et b le chiffre des unités.</text:p>
      <text:p text:style-name="P85"><text:span text:style-name="T220">n = 11a + b - a et donc n </text:span><text:span text:style-name="T177">≡</text:span><text:span text:style-name="T220"> 0 </text:span><text:span text:style-name="T221">[</text:span><text:span text:style-name="T220">11</text:span><text:span text:style-name="T221">]</text:span><text:span text:style-name="T220"> est équivalent à b - a </text:span><text:span text:style-name="T177">≡</text:span><text:span text:style-name="T220"> 0 </text:span><text:span text:style-name="T221">[</text:span><text:span text:style-name="T220">11</text:span><text:span text:style-name="T221">]</text:span></text:p>
      <text:p text:style-name="P83"/>
      <text:p text:style-name="P5"><text:soft-page-break/>Critère de divisibilité par 13</text:p>
      <text:p text:style-name="P142"/>
      <text:p text:style-name="P287"><draw:line text:anchor-type="paragraph" draw:z-index="8" draw:name="Forme6" draw:style-name="gr1" draw:text-style-name="P351" svg:x1="10.556cm" svg:y1="0.011cm" svg:x2="12.363cm" svg:y2="0.011cm"><text:p/></draw:line><text:span text:style-name="T2"><text:tab/></text:span><text:span text:style-name="T85">Un</text:span><text:span text:style-name="T82"> nombre est divisible par 13 si et seulement si </text:span><text:span text:style-name="T94">|</text:span><text:span text:style-name="T95">a</text:span><text:span text:style-name="T47">n</text:span><text:span text:style-name="T95"> … a</text:span><text:span text:style-name="T48">2</text:span><text:span text:style-name="T47"> </text:span><text:span text:style-name="T95">a</text:span><text:span text:style-name="T41">1</text:span><text:span text:style-name="T82"> + 4</text:span><text:span text:style-name="T95">a</text:span><text:span text:style-name="T41">0</text:span><text:span text:style-name="T94">| </text:span><text:span text:style-name="T82">l'est.</text:span></text:p>
      <text:p text:style-name="P135"/>
      <text:p text:style-name="P36"><text:tab/>Pour voir si un nombre est divisible par 13, il suffit de répéter cette transformation jusqu'à obtenir un résultat strictement inférieur à 52 (= 4 × 13). Le nombre de départ est divisible par 13 si et seulement si le résultat final est 13, 26 ou 39.</text:p>
      <text:p text:style-name="P135"/>
      <text:p text:style-name="P56">Exemples</text:p>
      <text:list xml:id="list1361235938" text:style-name="L2">
        <text:list-header>
          <text:p text:style-name="P339">312 est divisible par 13 car 31 + 4 × 2 = 39.</text:p>
          <text:p text:style-name="P340">1 664 est divisible par 13 car 166 + 4 × 4 = 182 et 18 + 4 × 2 = 26.</text:p>
        </text:list-header>
      </text:list>
      <text:p text:style-name="P142"/>
      <text:p text:style-name="P142"/>
      <text:p text:style-name="P170">Critère pour un grand nombre</text:p>
      <text:p text:style-name="P202"><text:span text:style-name="T1"><text:tab/></text:span><text:span text:style-name="T82">Pour savoir si un grand nombre est divisible par 13, il suffit, puisque 10</text:span><text:span text:style-name="T13">3</text:span><text:span text:style-name="T82"> </text:span><text:span text:style-name="T107">≡</text:span><text:span text:style-name="T82"> -</text:span><text:span text:style-name="T85">1</text:span><text:span text:style-name="T82"> </text:span><text:span text:style-name="T86">[</text:span><text:span text:style-name="T82">1</text:span><text:span text:style-name="T85">3</text:span><text:span text:style-name="T86">]</text:span><text:span text:style-name="T82"> comme 10</text:span><text:span text:style-name="T13">3</text:span><text:span text:style-name="T82"> </text:span><text:span text:style-name="T107">≡</text:span><text:span text:style-name="T82"> -</text:span><text:span text:style-name="T85">1</text:span><text:span text:style-name="T82"> </text:span><text:span text:style-name="T86">[</text:span><text:span text:style-name="T85">7</text:span><text:span text:style-name="T86">]</text:span><text:span text:style-name="T82">, d'appliquer la même réduction que dans le deuxième des trois critères ci-dessus de divisibilité par 7 : séparer ce nombre par tranches de 3 chiffres en partant des unités et insérer alternativement des - et des + entre les tranches.</text:span></text:p>
      <text:p text:style-name="P32"><text:tab/>On effectue l'opération ainsi écrite et le résultat est divisible par 13 si et seulement si le grand nombre considéré l'était.</text:p>
      <text:p text:style-name="P53"/>
      <text:p text:style-name="P53">Exemple</text:p>
      <text:p text:style-name="P76">Soit le nombre 1 633 123 612 311 854.</text:p>
      <text:p text:style-name="P76">On le sépare par tranches de trois à partir des unités :<text:tab/>1 | 633 | 123 | 612 | 311 | 854</text:p>
      <text:p text:style-name="P77">On intercale alternativement des - et des + :<text:tab/><text:tab/><text:tab/>1 - 633 + 123 - 612 + 311 - 854</text:p>
      <text:p text:style-name="P77">On effectue l'opération ainsi écrite :<text:tab/><text:tab/><text:tab/><text:tab/>1 - <text:span text:style-name="T176">6</text:span>33 + 123 - 612 + 311 - 854 = -1 664</text:p>
      <text:p text:style-name="P77">Le résultat est négatif, mais on peut prendre sa valeur absolue 1 664 et continuer.</text:p>
      <text:p text:style-name="P76"/>
      <text:p text:style-name="P76">D'après l'exemple précédent, 1 664 est divisible par 13 donc 1 633 123 612 311 854 l'est aussi.</text:p>
      <text:p text:style-name="P101"/>
      <text:p text:style-name="P101"/>
      <text:p text:style-name="P101"/>
      <text:p text:style-name="P101"/>
      <text:p text:style-name="P101"/>
      <text:p text:style-name="P103"/>
      <text:p text:style-name="P105"/>
      <text:p text:style-name="P101"/>
      <text:p text:style-name="P101"/>
      <text:p text:style-name="P8">Critère de divisibilité par 17</text:p>
      <text:p text:style-name="P102"/>
      <text:p text:style-name="P287"><draw:line text:anchor-type="paragraph" draw:z-index="9" draw:name="Forme7" draw:style-name="gr1" draw:text-style-name="P351" svg:x1="10.514cm" svg:y1="0.011cm" svg:x2="12.317cm" svg:y2="0.011cm"><text:p/></draw:line><text:span text:style-name="T2"><text:tab/></text:span><text:span text:style-name="T108">Un nombre est divisible par 17 si et seulement si </text:span><text:span text:style-name="T109">|</text:span><text:span text:style-name="T97">a</text:span><text:span text:style-name="T42">n</text:span><text:span text:style-name="T66"> </text:span><text:span text:style-name="T97">… a</text:span><text:span text:style-name="T43">2</text:span><text:span text:style-name="T42"> </text:span><text:span text:style-name="T97">a</text:span><text:span text:style-name="T49">1</text:span><text:span text:style-name="T67"> - </text:span><text:span text:style-name="T108">5</text:span><text:span text:style-name="T97">a</text:span><text:span text:style-name="T49">0</text:span><text:span text:style-name="T68">| </text:span><text:span text:style-name="T108">l'est. </text:span></text:p>
      <text:p text:style-name="P119"/>
      <text:p text:style-name="P28"><text:tab/>Pour voir si un nombre est divisible par 17, il suffit de répéter cette transformation jusqu'à obtenir un résultat strictement inférieur à 51 (= 3 × 17). Le nombre de départ est divisible par 17 si et seulement si le résultat final est 0, 17 ou 34.</text:p>
      <text:p text:style-name="P53"/>
      <text:p text:style-name="P53">Exemples</text:p>
      <text:p text:style-name="P76"><text:tab/>3 723 est divisible par 17 car <text:tab/><text:tab/>372 - 5 × 3 = 357 <text:s text:c="3"/>et <text:s text:c="3"/>35 - 5 × 7 = 0</text:p>
      <text:p text:style-name="P76"><text:tab/>5 933 est divisible par 17 car <text:tab/><text:tab/>593 - 5 × 3 = 578 <text:s text:c="3"/>et <text:s text:c="3"/>57 - 5 × 8 = 17</text:p>
      <text:p text:style-name="P156"><text:soft-page-break/></text:p>
      <text:p text:style-name="P9">Critère de divisibilité par 19</text:p>
      <text:p text:style-name="P142"/>
      <text:p text:style-name="P203"><draw:line text:anchor-type="paragraph" draw:z-index="10" draw:name="Forme8" draw:style-name="gr1" draw:text-style-name="P351" svg:x1="10.514cm" svg:y1="0.011cm" svg:x2="12.317cm" svg:y2="0.011cm"><text:p/></draw:line><text:span text:style-name="T1"><text:tab/></text:span><text:span text:style-name="T87">Un</text:span><text:span text:style-name="T82"> nombre est divisible par 19 si et seulement si </text:span><text:span text:style-name="T94">|</text:span><text:span text:style-name="T97">a</text:span><text:span text:style-name="T42">n</text:span><text:span text:style-name="T66"> </text:span><text:span text:style-name="T97">… a</text:span><text:span text:style-name="T43">2</text:span><text:span text:style-name="T42"> </text:span><text:span text:style-name="T97">a</text:span><text:span text:style-name="T49">1</text:span><text:span text:style-name="T82"> + 2</text:span><text:span text:style-name="T95">a</text:span><text:span text:style-name="T41">0</text:span><text:span text:style-name="T94">| </text:span><text:span text:style-name="T82">l'est.</text:span></text:p>
      <text:p text:style-name="P37"/>
      <text:p text:style-name="P37"><text:tab/>Pour voir si un nombre est divisible par 19, il suffit de répéter cette transformation jusqu'à obtenir un résultat strictement inférieur à 38 (= 2 × 19). Le nombre de départ est divisible par 19 si et seulement si le résultat final est 19.</text:p>
      <text:p text:style-name="P53">Exemple</text:p>
      <text:p text:style-name="P76"><text:tab/>6 859 est divisible par 19 car <text:tab/><text:tab/>685 + 2 × 9 = 703, <text:s text:c="3"/>70 + 2 × 3 = 76 <text:s text:c="3"/>et <text:s text:c="3"/>7 + 2 × 6 = 19</text:p>
      <text:p text:style-name="P161"/>
      <text:p text:style-name="P156"/>
      <text:p text:style-name="P5">Critère de divisibilité par 21</text:p>
      <text:p text:style-name="P172">Critère immédiat </text:p>
      <text:p text:style-name="P49"><text:tab/>Un nombre est divisible par 21 si et seulement s'il est divisible par 7 et par 3.</text:p>
      <text:p text:style-name="P175"/>
      <text:p text:style-name="P230"><text:span text:style-name="T124">L</text:span><text:span text:style-name="T1">emme de divisibilité par 21</text:span></text:p>
      <text:p text:style-name="P231"><draw:line text:anchor-type="paragraph" draw:z-index="11" draw:name="Forme9" draw:style-name="gr1" draw:text-style-name="P351" svg:x1="10.514cm" svg:y1="0.011cm" svg:x2="12.317cm" svg:y2="0.011cm"><text:p/></draw:line><text:span text:style-name="T88"><text:tab/>Un n</text:span><text:span text:style-name="T82">ombre est divisible par 21 si et seulement si </text:span><text:span text:style-name="T88">|</text:span><text:span text:style-name="T97">a</text:span><text:span text:style-name="T42">n</text:span><text:span text:style-name="T66"> </text:span><text:span text:style-name="T97">… a</text:span><text:span text:style-name="T43">2</text:span><text:span text:style-name="T42"> </text:span><text:span text:style-name="T97">a</text:span><text:span text:style-name="T49">1</text:span><text:span text:style-name="T82"> - 2</text:span><text:span text:style-name="T95">a</text:span><text:span text:style-name="T41">0</text:span><text:span text:style-name="T62">|</text:span><text:span text:style-name="T82"> l'est. </text:span></text:p>
      <text:p text:style-name="P49"/>
      <text:p text:style-name="P50"><text:tab/>Cette transformation est la même que la première indiquée pour la divisibilité par 7.</text:p>
      <text:p text:style-name="P32"><text:tab/>Pour voir si un nombre est divisible par 21, il suffit de la répéter jusqu'à obtenir un résultat strictement inférieur à 21. Le nombre de départ est divisible par 21 si et seulement si le résultat final est 0.</text:p>
      <text:p text:style-name="P53">Exemple</text:p>
      <text:p text:style-name="P76"><text:tab/>5 271 est divisible par 21 car <text:tab/><text:tab/>527 - 2 × 1 = 5 25, <text:s text:c="4"/>52 - 2 × 5 = 42 <text:s text:c="4"/>et <text:s text:c="4"/>4 - 2 × 2 = 0</text:p>
      <text:p text:style-name="P142"/>
      <text:p text:style-name="P171">Critère pour un grand nombre</text:p>
      <text:p text:style-name="P283"><text:span text:style-name="T2"><text:tab/></text:span><text:span text:style-name="T82">Même méthode que plus loin pour 27 mais par tranches de 6 chiffres (voir </text:span><text:span text:style-name="T96">"</text:span><text:span text:style-name="T99">Critère de divisibilité par un facteur de 10</text:span><text:span text:style-name="T14">n</text:span><text:span text:style-name="T99"> ± 1"</text:span><text:span text:style-name="T82">).</text:span></text:p>
      <text:p text:style-name="P161"/>
      <text:p text:style-name="P156"/>
      <text:p text:style-name="P10">Critère de divisibilité par 23</text:p>
      <text:p text:style-name="P295"><text:span text:style-name="T102">Première méthode :<text:tab/></text:span><text:span text:style-name="T104"><text:tab/></text:span></text:p>
      <text:list xml:id="list2051419858" text:style-name="L3">
        <text:list-header>
          <text:p text:style-name="P330"><draw:line text:anchor-type="paragraph" draw:z-index="12" draw:name="Forme10" draw:style-name="gr1" draw:text-style-name="P351" svg:x1="10.514cm" svg:y1="0.011cm" svg:x2="12.317cm" svg:y2="0.011cm"><text:p/></draw:line><text:span text:style-name="T89">Un </text:span><text:span text:style-name="T82">nombre </text:span><text:span text:style-name="T89">e</text:span><text:span text:style-name="T82">st divisible par 23 si et seulement si </text:span><text:span text:style-name="T94">|</text:span><text:span text:style-name="T97">a</text:span><text:span text:style-name="T42">n</text:span><text:span text:style-name="T66"> </text:span><text:span text:style-name="T97">… a</text:span><text:span text:style-name="T43">2</text:span><text:span text:style-name="T42"> </text:span><text:span text:style-name="T97">a</text:span><text:span text:style-name="T49">1</text:span><text:span text:style-name="T82"> + 7</text:span><text:span text:style-name="T95">a</text:span><text:span text:style-name="T41">0</text:span><text:span text:style-name="T94">| </text:span><text:span text:style-name="T82">l'est. </text:span></text:p>
        </text:list-header>
      </text:list>
      <text:p text:style-name="P136"/>
      <text:p text:style-name="P38"><text:tab/>Pour voir si un nombre est divisible par 23, il suffit de répéter cette transformation jusqu'à obtenir un résultat strictement inférieur à 92 (= 4 × 23). Le nombre de départ est divisible par 23 si et seulement si le résultat final est 23, 46 ou 69.</text:p>
      <text:p text:style-name="P59">Exemple</text:p>
      <text:p text:style-name="P66"><text:tab/>3 151 est divisible par 23 car <text:tab/><text:tab/>315 + 7 × 1 = 322 <text:s text:c="3"/>et <text:s text:c="4"/>32 + 7 × 2 = 46.</text:p>
      <text:p text:style-name="P131"/>
      <text:p text:style-name="P24"><text:span text:style-name="T179">Deuxième</text:span> méthode :<text:span text:style-name="T180"><text:tab/></text:span></text:p>
      <text:p text:style-name="P288"><draw:line text:anchor-type="paragraph" draw:z-index="13" draw:name="Forme11" draw:style-name="gr1" draw:text-style-name="P351" svg:x1="10.514cm" svg:y1="0.011cm" svg:x2="12.317cm" svg:y2="0.011cm"><text:p/></draw:line><text:span text:style-name="T3"><text:tab/></text:span><text:span text:style-name="T89">Un</text:span><text:span text:style-name="T82"> nombre est divisible par 23 si et seulement si </text:span><text:span text:style-name="T94">|</text:span><text:span text:style-name="T97">a</text:span><text:span text:style-name="T42">n</text:span><text:span text:style-name="T66"> </text:span><text:span text:style-name="T97">… a</text:span><text:span text:style-name="T44">3</text:span><text:span text:style-name="T42"> </text:span><text:span text:style-name="T97">a</text:span><text:span text:style-name="T50">2</text:span><text:span text:style-name="T82"> + 3</text:span><text:span text:style-name="T95">a</text:span><text:span text:style-name="T41">1 </text:span><text:span text:style-name="T95">a</text:span><text:span text:style-name="T41">0</text:span><text:span text:style-name="T63">|</text:span><text:span text:style-name="T82"> l'est. </text:span></text:p>
      <text:p text:style-name="P136"/>
      <text:p text:style-name="P38"><text:tab/>On recommence jusqu'à ce que le nombre obtenu soit strictement inférieur à 322 <text:s/>(= 23 × 14). Le nombre est divisible par 23 si et seulement si le résultat final l'est.</text:p>
      <text:p text:style-name="P53">Exemple</text:p>
      <text:p text:style-name="P76"><text:soft-page-break/><text:tab/>3 151 est divisible par 23 car <text:tab/><text:tab/>31 + 3 × 51 = 184 <text:s text:c="3"/>et <text:s text:c="3"/>184 = 8 × 23.</text:p>
      <text:p text:style-name="P11">Critère de divisibilité par 27</text:p>
      <text:p text:style-name="P142"/>
      <text:p text:style-name="P168"><text:tab/><text:span text:style-name="T166">Pour savoir si un nombre est divisible par 27, on le sépare par tranches de 3 chiffres à partir des unités en intercalant des +. On effectue l'opération obtenue. Le résultat est divisible par 27 si et seulement si le nombre considéré au départ l'était.</text:span></text:p>
      <text:p text:style-name="P92"/>
      <text:p text:style-name="P53">Exemple</text:p>
      <text:p text:style-name="P63">Soit le nombre 68 748 098 828 632 988 661.</text:p>
      <text:p text:style-name="P63">On effectue l'opération :<text:tab/><text:tab/><text:tab/>68 + 748 + 098 + 828 + 632 + 988 + 661 <text:s text:c="2"/>= <text:s text:c="2"/>4 023</text:p>
      <text:p text:style-name="P64">Le résultat ayant plus de 3 chiffres, on peut recommencer :</text:p>
      <text:p text:style-name="P65">4 + 023 <text:s text:c="2"/>= <text:s text:c="2"/>27 qui est divisible par 27, donc 68 748 098 828 632 988 661 l'est aussi</text:p>
      <text:p text:style-name="P144"/>
      <text:p text:style-name="P153"/>
      <text:p text:style-name="P153"/>
      <text:p text:style-name="P96"/>
      <text:p text:style-name="P111"/>
      <text:p text:style-name="P111"/>
      <text:p text:style-name="P111"/>
      <text:p text:style-name="P111"/>
      <text:p text:style-name="P15"><text:span text:style-name="T147">Critère de divisibilité par 2</text:span><text:span text:style-name="T148">9</text:span></text:p>
      <text:p text:style-name="P142"/>
      <text:p text:style-name="P245"><draw:line text:anchor-type="paragraph" draw:z-index="14" draw:name="Forme12" draw:style-name="gr1" draw:text-style-name="P351" svg:x1="10.514cm" svg:y1="0.011cm" svg:x2="12.317cm" svg:y2="0.011cm"><text:p/></draw:line><text:span text:style-name="T125"><text:tab/>Un nombre</text:span><text:span text:style-name="T1"> est divisible par 29 si et seulement si </text:span><text:span text:style-name="T137">|</text:span><text:span text:style-name="T18">a</text:span><text:span text:style-name="T39">n</text:span><text:span text:style-name="T75"> </text:span><text:span text:style-name="T71">… </text:span><text:span text:style-name="T70">a</text:span><text:span text:style-name="T35">2 </text:span><text:span text:style-name="T18">a</text:span><text:span text:style-name="T31">1</text:span><text:span text:style-name="T1"> + 3 </text:span><text:span text:style-name="T18">a</text:span><text:span text:style-name="T31">0</text:span><text:span text:style-name="T137">| </text:span><text:span text:style-name="T1">l'est.</text:span></text:p>
      <text:p text:style-name="P39"/>
      <text:p text:style-name="P39"><text:tab/>Pour voir si un nombre est divisible par 29 il suffit de répéter cette transformation jusqu'à obtenir un résultat strictement inférieur à 58 (= 2 × 29). Le nombre de départ est divisible par 29 si et seulement si le résultat final est 29.</text:p>
      <text:p text:style-name="P131"/>
      <text:p text:style-name="P53">Exemple</text:p>
      <text:p text:style-name="P78">75 168 est divisible par 29 car </text:p>
      <text:p text:style-name="P72">7 516 + 3 × 8 = 7 540, <text:s text:c="5"/>754 + 3 × 0 = 754, <text:s text:c="5"/>75 + 3 × 4 = 87 <text:s text:c="5"/>et <text:s text:c="5"/>8 + 3 × 7 = 29</text:p>
      <text:p text:style-name="P145"/>
      <text:p text:style-name="P154"/>
      <text:p text:style-name="P154"/>
      <text:p text:style-name="P154"/>
      <text:p text:style-name="P96"/>
      <text:p text:style-name="P93"/>
      <text:p text:style-name="P111"/>
      <text:p text:style-name="P111"/>
      <text:p text:style-name="P111"/>
      <text:p text:style-name="P3">Critère de divisibilité par 31</text:p>
      <text:p text:style-name="P112"/>
      <text:p text:style-name="P246"><draw:line text:anchor-type="paragraph" draw:z-index="15" draw:name="Forme13" draw:style-name="gr1" draw:text-style-name="P351" svg:x1="10.514cm" svg:y1="0.011cm" svg:x2="12.317cm" svg:y2="0.011cm"><text:p/></draw:line><text:span text:style-name="T1"><text:tab/></text:span><text:span text:style-name="T138">Un nombre</text:span><text:span text:style-name="T1"> est divisible par 31 si et seulement si </text:span><text:span text:style-name="T124">|</text:span><text:span text:style-name="T27">a</text:span><text:span text:style-name="T34">n</text:span><text:span text:style-name="T70"> </text:span><text:span text:style-name="T27">… a</text:span><text:span text:style-name="T36">2</text:span><text:span text:style-name="T34"> </text:span><text:span text:style-name="T27">a</text:span><text:span text:style-name="T54">1</text:span><text:span text:style-name="T1"> - </text:span><text:span text:style-name="T125">3 </text:span><text:span text:style-name="T18">a</text:span><text:span text:style-name="T31">0</text:span><text:span text:style-name="T72">|</text:span><text:span text:style-name="T1"> l'est. </text:span></text:p>
      <text:p text:style-name="P40"/>
      <text:p text:style-name="P40"><text:tab/>Pour voir si un nombre est divisible par 31, il suffit de répéter cette transformation jusqu'à obtenir un résultat strictement inférieur à 31. Le nombre de départ est divisible par 31 si et seulement si le résultat final est 0.</text:p>
      <text:p text:style-name="P92"/>
      <text:p text:style-name="P53">Exemple</text:p>
      <text:p text:style-name="P76">15 996 est divisible par 31 car <text:s text:c="11"/>1 599 - 3 × 6 = 1 581, <text:s text:c="4"/>158 - 3 × 1 = 155 <text:s text:c="5"/>et <text:s text:c="4"/>15 - 3 × 5 = 0</text:p>
      <text:p text:style-name="P156"><text:soft-page-break/></text:p>
      <text:p text:style-name="P3">Critère de divisibilité par 37</text:p>
      <text:p text:style-name="P78"/>
      <text:p text:style-name="P25">Première méthode :<text:tab/></text:p>
      <text:p text:style-name="P289"><text:span text:style-name="T82"><text:tab/>Si le nombre est un nombre à trois chiffres </text:span><text:span text:style-name="T95">abc</text:span><text:span text:style-name="T82">, on retranche le plus petit des chiffres </text:span><text:span text:style-name="T92">à a, b et c </text:span><text:span text:style-name="T82">pour faire apparaître un ou plusieurs zéros. </text:span></text:p>
      <text:list xml:id="list3323208790" text:style-name="L4">
        <text:list-item>
          <text:p text:style-name="P341">Si ce nombre contient deux zéros, le nombre de départ n'est pas divisible par 37.</text:p>
        </text:list-item>
        <text:list-item>
          <text:p text:style-name="P331"><text:span text:style-name="T92">S</text:span><text:span text:style-name="T82">i ce nombre vaut 0, le nombre de départ est divisible par 37. </text:span></text:p>
        </text:list-item>
        <text:list-item>
          <text:p text:style-name="P341">Sinon, ce nombre contient un seul zéro, que l'on enlève pour obtenir un nombre à 2 chiffres. Si le 0 était en position centrale, il faut cependant retourner ce nombre. </text:p>
        </text:list-item>
      </text:list>
      <text:p text:style-name="P41">Le nombre de départ était divisible par 37 si et seulement si le nombre à deux chiffres l'est (et vaut donc 37 ou 74).</text:p>
      <text:p text:style-name="P59">Exemple</text:p>
      <text:p text:style-name="P66">925 est divisible par 37 car le plus petit chiffre est 2, on le retranche à chaque chiffre :</text:p>
      <text:p text:style-name="P66">925 - 222 = 703, le 0 est central, on retourne le nombre on obtient 307 et on supprime le 0 le résultat 37 est divisible par 37.</text:p>
      <text:p text:style-name="P131"/>
      <text:p text:style-name="P41"><text:span text:style-name="T182">Deuxième</text:span><text:span text:style-name="T181"> méthode :</text:span></text:p>
      <text:p text:style-name="P247"><draw:line text:anchor-type="paragraph" draw:z-index="16" draw:name="Forme14" draw:style-name="gr1" draw:text-style-name="P351" svg:x1="10.514cm" svg:y1="0.011cm" svg:x2="12.317cm" svg:y2="0.011cm"><text:p/></draw:line><text:span text:style-name="T1"><text:tab/></text:span><text:span text:style-name="T126">Un nombre</text:span><text:span text:style-name="T1"> est divisible par 37 si et seulement si </text:span><text:span text:style-name="T137">|</text:span><text:span text:style-name="T27">a</text:span><text:span text:style-name="T34">n</text:span><text:span text:style-name="T70"> </text:span><text:span text:style-name="T27">… a</text:span><text:span text:style-name="T36">2</text:span><text:span text:style-name="T34"> </text:span><text:span text:style-name="T27">a</text:span><text:span text:style-name="T54">1</text:span><text:span text:style-name="T1"> - </text:span><text:span text:style-name="T126">11 </text:span><text:span text:style-name="T18">a</text:span><text:span text:style-name="T31">0</text:span><text:span text:style-name="T137">| </text:span><text:span text:style-name="T1">l'est. </text:span></text:p>
      <text:p text:style-name="P165"><text:tab/></text:p>
      <text:p text:style-name="P41"><text:tab/>Pour voir si un nombre est divisible par 37, il suffit de répéter cette transformation. Le nombre de départ est divisible par 37 si et seulement si le reste est un multiple de 37</text:p>
      <text:p text:style-name="P59">Exemple</text:p>
      <text:p text:style-name="P66">19 388 est divisible par 37 car :<text:tab/><text:tab/>1938-8×11 = 1850<text:tab/><text:tab/>185-0×11 = 185 <text:s/>= <text:s/>37×5</text:p>
      <text:p text:style-name="P131"/>
      <text:p text:style-name="P97"/>
      <text:p text:style-name="P113"/>
      <text:p text:style-name="P5">Critère de divisibilité par 3<text:span text:style-name="T178">9</text:span></text:p>
      <text:p text:style-name="P32"><text:tab/>Un nombre est divisible par 39 si et seulement s'il est divisible par 13 et par 3.</text:p>
      <text:p text:style-name="P131"/>
      <text:p text:style-name="P248"><draw:line text:anchor-type="paragraph" draw:z-index="17" draw:name="Forme15" draw:style-name="gr1" draw:text-style-name="P351" svg:x1="10.514cm" svg:y1="0.011cm" svg:x2="12.317cm" svg:y2="0.011cm"><text:p/></draw:line><text:span text:style-name="T1"><text:tab/></text:span><text:span text:style-name="T127">Un</text:span><text:span text:style-name="T1"> nombre est divisible par 39 si et seulement si </text:span><text:span text:style-name="T138">|</text:span><text:span text:style-name="T27">a</text:span><text:span text:style-name="T34">n</text:span><text:span text:style-name="T70"> </text:span><text:span text:style-name="T27">… a</text:span><text:span text:style-name="T36">2</text:span><text:span text:style-name="T34"> </text:span><text:span text:style-name="T27">a</text:span><text:span text:style-name="T54">1</text:span><text:span text:style-name="T1"> </text:span><text:span text:style-name="T127">+</text:span><text:span text:style-name="T1"> </text:span><text:span text:style-name="T127">4 </text:span><text:span text:style-name="T18">a</text:span><text:span text:style-name="T31">0</text:span><text:span text:style-name="T76">| </text:span><text:span text:style-name="T1">l'est. </text:span></text:p>
      <text:p text:style-name="P137"/>
      <text:p text:style-name="P42"><text:tab/>Pour voir si un nombre est divisible par 39, il suffit de la répéter jusqu'à obtenir un résultat strictement inférieur à 78 (= 2 × 39). Le nombre de départ est divisible par 39 si et seulement si le résultat final est 39.</text:p>
      <text:p text:style-name="P53">Exemple</text:p>
      <text:p text:style-name="P76">4 992 est divisible par 39 car<text:tab/> <text:s text:c="2"/>499 + 4 × 2 = 507, <text:tab/> <text:s text:c="4"/>50 + 4 × 7 = 78 <text:tab/>et<text:tab/>7 + 4 × 8 = 39</text:p>
      <text:p text:style-name="P142"/>
      <text:p text:style-name="P97"/>
      <text:p text:style-name="P113"/>
      <text:p text:style-name="P177"/>
      <text:p text:style-name="P12"><text:span text:style-name="T1">Critère de divisibilité par </text:span><text:span text:style-name="T178">41</text:span></text:p>
      <text:p text:style-name="P290"><draw:line text:anchor-type="paragraph" draw:z-index="18" draw:name="Forme16" draw:style-name="gr1" draw:text-style-name="P351" svg:x1="10.514cm" svg:y1="0.011cm" svg:x2="12.317cm" svg:y2="0.011cm"><text:p/></draw:line><text:span text:style-name="T90"><text:tab/>Un</text:span><text:span text:style-name="T82"> nombre est divisible par 41 si et seulement si </text:span><text:span text:style-name="T90">|</text:span><text:span text:style-name="T97">a</text:span><text:span text:style-name="T42">n</text:span><text:span text:style-name="T66"> </text:span><text:span text:style-name="T97">… a</text:span><text:span text:style-name="T43">2</text:span><text:span text:style-name="T42"> </text:span><text:span text:style-name="T97">a</text:span><text:span text:style-name="T49">1</text:span><text:span text:style-name="T82"> </text:span><text:span text:style-name="T90">-</text:span><text:span text:style-name="T82"> </text:span><text:span text:style-name="T90">4 </text:span><text:span text:style-name="T95">a</text:span><text:span text:style-name="T41">0</text:span><text:span text:style-name="T90">| </text:span><text:span text:style-name="T82">l'est. </text:span></text:p>
      <text:p text:style-name="P137"/>
      <text:p text:style-name="P42"><text:tab/>Pour voir si un nombre est divisible par 41, il suffit de répéter cette transformation jusqu'à obtenir un résultat strictement inférieur à 41. Le nombre de départ est divisible par 41 si et seulement si le résultat final est 0.</text:p>
      <text:p text:style-name="P53">Exemple</text:p>
      <text:p text:style-name="P76"><text:soft-page-break/>8 036 est divisible par 41 car 803 - 4 × 6 = 779, 77 - 4 × 9 = 41 et 4 - 4 × 1 = 0.</text:p>
      <text:p text:style-name="P5">Critère de divisibilité par 43</text:p>
      <text:p text:style-name="P120"><draw:line text:anchor-type="paragraph" draw:z-index="19" draw:name="Forme17" draw:style-name="gr1" draw:text-style-name="P351" svg:x1="13.065cm" svg:y1="0.386cm" svg:x2="13.887cm" svg:y2="0.386cm"><text:p/></draw:line></text:p>
      <text:p text:style-name="P237"><draw:line text:anchor-type="paragraph" draw:z-index="20" draw:name="Forme18" draw:style-name="gr1" draw:text-style-name="P351" svg:x1="10.514cm" svg:y1="0.011cm" svg:x2="12.317cm" svg:y2="0.011cm"><text:p/></draw:line><text:span text:style-name="T1"><text:tab/></text:span><text:span text:style-name="T127">Un nombre</text:span><text:span text:style-name="T1"> est divisible par 43 si et seulement si </text:span><text:span text:style-name="T127">|</text:span><text:span text:style-name="T18">a</text:span><text:span text:style-name="T39">n</text:span><text:span text:style-name="T71"> </text:span><text:span text:style-name="T18">… a</text:span><text:span text:style-name="T40">3</text:span><text:span text:style-name="T39"> </text:span><text:span text:style-name="T18">a</text:span><text:span text:style-name="T59">2</text:span><text:span text:style-name="T1"> – 3 </text:span><text:span text:style-name="T18">a</text:span><text:span text:style-name="T31">1 </text:span><text:span text:style-name="T18">a</text:span><text:span text:style-name="T31">0 </text:span><text:span text:style-name="T127">| </text:span><text:span text:style-name="T1">l'est.</text:span></text:p>
      <text:p text:style-name="P120"/>
      <text:p text:style-name="P29"><text:tab/>On recommence jusqu'à ce que le nombre obtenu soit strictement inférieur à 215 <text:s text:c="2"/>(= 43 × 5). Le nombre est divisible par 43 si et seulement si le résultat final l'est.</text:p>
      <text:p text:style-name="P53">Exemple</text:p>
      <text:p text:style-name="P76">173 161 est divisible par 43 car 1731 - 3 × 61 = 1 548 et |15 - 48 × 3| = 129 = 43 × 3.</text:p>
      <text:p text:style-name="P98"/>
      <text:p text:style-name="P146"/>
      <text:p text:style-name="P12"><text:span text:style-name="T1">Critère de divisibilité par 4</text:span><text:span text:style-name="T178">7</text:span></text:p>
      <text:p text:style-name="P116"/>
      <text:p text:style-name="P258"><draw:line text:anchor-type="paragraph" draw:z-index="21" draw:name="Forme19" draw:style-name="gr1" draw:text-style-name="P351" svg:x1="10.514cm" svg:y1="0.011cm" svg:x2="12.317cm" svg:y2="0.011cm"><text:p/></draw:line><draw:line text:anchor-type="paragraph" draw:z-index="22" draw:name="Forme20" draw:style-name="gr1" draw:text-style-name="P351" svg:x1="13.064cm" svg:y1="0.025cm" svg:x2="13.888cm" svg:y2="0.025cm"><text:p/></draw:line><text:span text:style-name="T121"><text:tab/>Un nombre</text:span><text:span text:style-name="T119"> est divisible par 4</text:span><text:span text:style-name="T122">7</text:span><text:span text:style-name="T119"> si et seulement si </text:span><text:span text:style-name="T121">|</text:span><text:span text:style-name="T27">a</text:span><text:span text:style-name="T34">n</text:span><text:span text:style-name="T70"> </text:span><text:span text:style-name="T27">… a</text:span><text:span text:style-name="T35">3</text:span><text:span text:style-name="T34"> </text:span><text:span text:style-name="T27">a</text:span><text:span text:style-name="T56">2</text:span><text:span text:style-name="T119"> </text:span><text:span text:style-name="T122">+</text:span><text:span text:style-name="T119"> </text:span><text:span text:style-name="T122">8 </text:span><text:span text:style-name="T27">a</text:span><text:span text:style-name="T54">1 </text:span><text:span text:style-name="T27">a</text:span><text:span text:style-name="T54">0 </text:span><text:span text:style-name="T121">| </text:span><text:span text:style-name="T119">l'est.</text:span></text:p>
      <text:p text:style-name="P121"/>
      <text:p text:style-name="P249"><text:span text:style-name="T119"><text:tab/></text:span><text:span text:style-name="T1">On recommence jusqu'à ce que le nombre obtenu soit strictement inférieur à 846 <text:s/>(= 47 × 18). Le nombre est divisible par 47 si et seulement si le résultat final l'est.</text:span></text:p>
      <text:p text:style-name="P53">Exemple</text:p>
      <text:p text:style-name="P73">143 597 n'est pas divisible par 47 car <text:s text:c="3"/>1 435 + 8 × 97 <text:s/>= <text:s/>2 211 <text:s text:c="2"/>et <text:s text:c="2"/>22 + 8 × 11 <text:s/>= <text:s/>110 = 2 × 47 + 16</text:p>
      <text:p text:style-name="P155"/>
      <text:p text:style-name="P98"/>
      <text:p text:style-name="P146"/>
      <text:p text:style-name="P146"/>
      <text:p text:style-name="P12">Critère de divisibilité par 4<text:span text:style-name="T178">9</text:span></text:p>
      <text:p text:style-name="P118"/>
      <text:p text:style-name="P249"><draw:line text:anchor-type="paragraph" draw:z-index="23" draw:name="Forme21" draw:style-name="gr1" draw:text-style-name="P351" svg:x1="10.514cm" svg:y1="0.011cm" svg:x2="12.317cm" svg:y2="0.011cm"><text:p/></draw:line><text:span text:style-name="T121"><text:tab/>Un nombre</text:span><text:span text:style-name="T119"> est divisible par 4</text:span><text:span text:style-name="T122">9</text:span><text:span text:style-name="T119"> si et seulement si </text:span><text:span text:style-name="T121">|</text:span><text:span text:style-name="T27">a</text:span><text:span text:style-name="T34">n</text:span><text:span text:style-name="T70"> </text:span><text:span text:style-name="T27">… a</text:span><text:span text:style-name="T37">2</text:span><text:span text:style-name="T34"> </text:span><text:span text:style-name="T27">a</text:span><text:span text:style-name="T55">1</text:span><text:span text:style-name="T119"> - </text:span><text:span text:style-name="T122">5</text:span><text:span text:style-name="T55"> </text:span><text:span text:style-name="T27">a</text:span><text:span text:style-name="T54">0 </text:span><text:span text:style-name="T121">| </text:span><text:span text:style-name="T119">l'est.</text:span></text:p>
      <text:p text:style-name="P138"/>
      <text:p text:style-name="P39"><text:tab/>On recommence jusqu'à ce que le nombre obtenu soit strictement inférieur à 98 <text:s text:c="4"/>(= 2 × 49). Le nombre est divisible par 49 si et seulement si le résultat final est 49.</text:p>
      <text:p text:style-name="P53">Exemple</text:p>
      <text:p text:style-name="P79">478515625 est divisible par 49 car </text:p>
      <text:p text:style-name="P80">47851562 + 5 × 5 <text:s text:c="2"/>= <text:s text:c="2"/>47851587, <text:tab/> <text:s text:c="2"/>4785158 + 5 × 7 = 4785193, <text:s text:c="12"/>478519 + 5 × 3 = 478534,</text:p>
      <text:p text:style-name="P80">47853 + 5 × 4 <text:s text:c="2"/>= <text:s text:c="2"/>47873, <text:s text:c="8"/>4787 + 5 × 3 = 4802, <text:tab/> <text:s text:c="5"/>480 + 5 × 2 = 490 <text:s text:c="2"/>et <text:s text:c="13"/>49 + 5 × 0 = 49</text:p>
      <text:p text:style-name="P98"/>
      <text:p text:style-name="P95"/>
      <text:p text:style-name="P12">Critère de divisibilité par <text:span text:style-name="T178">53</text:span></text:p>
      <text:p text:style-name="P116"/>
      <text:p text:style-name="P296"><draw:line text:anchor-type="paragraph" draw:z-index="24" draw:name="Forme22" draw:style-name="gr1" draw:text-style-name="P351" svg:x1="10.514cm" svg:y1="0.011cm" svg:x2="12.317cm" svg:y2="0.011cm"><text:p/></draw:line><draw:line text:anchor-type="paragraph" draw:z-index="25" draw:name="Forme23" draw:style-name="gr1" draw:text-style-name="P351" svg:x1="13.113cm" svg:y1="0.039cm" svg:x2="13.84cm" svg:y2="0.039cm"><text:p/></draw:line><text:span text:style-name="T110"><text:tab/>Un nombre</text:span><text:span text:style-name="T108"> est divisible par </text:span><text:span text:style-name="T111">5</text:span><text:span text:style-name="T108">3 si et seulement si </text:span><text:span text:style-name="T110">|</text:span><text:span text:style-name="T97">a</text:span><text:span text:style-name="T42">n</text:span><text:span text:style-name="T66"> </text:span><text:span text:style-name="T97">… a</text:span><text:span text:style-name="T44">3</text:span><text:span text:style-name="T42"> </text:span><text:span text:style-name="T97">a</text:span><text:span text:style-name="T50">2</text:span><text:span text:style-name="T108"> – </text:span><text:span text:style-name="T111">9 </text:span><text:span text:style-name="T97">a</text:span><text:span text:style-name="T49">1 </text:span><text:span text:style-name="T97">a</text:span><text:span text:style-name="T49">0 </text:span><text:span text:style-name="T110">| </text:span><text:span text:style-name="T108">l'est.</text:span></text:p>
      <text:p text:style-name="P147"/>
      <text:p text:style-name="P43"><text:tab/>On recommence jusqu'à ce que le nombre obtenu soit strictement inférieur à 800. <text:s/>On passe ensuite au second critère de divisibilité : </text:p>
      <text:p text:style-name="P259"><draw:line text:anchor-type="paragraph" draw:z-index="26" draw:name="Forme24" draw:style-name="gr1" draw:text-style-name="P351" svg:x1="10.514cm" svg:y1="0.011cm" svg:x2="12.317cm" svg:y2="0.011cm"><text:p/></draw:line><text:span text:style-name="T121"><text:tab/>Un nombre</text:span><text:span text:style-name="T1"> est divisible par 53 si et seulement si </text:span><text:span text:style-name="T128">|</text:span><text:span text:style-name="T18">a</text:span><text:span text:style-name="T39">n</text:span><text:span text:style-name="T75"> </text:span><text:span text:style-name="T18">… </text:span><text:span text:style-name="T27">a</text:span><text:span text:style-name="T35">2 </text:span><text:span text:style-name="T18">a</text:span><text:span text:style-name="T31">1</text:span><text:span text:style-name="T1"> + 16 </text:span><text:span text:style-name="T18">a</text:span><text:span text:style-name="T31">0</text:span><text:span text:style-name="T128">|</text:span><text:span text:style-name="T1"> l'est.</text:span></text:p>
      <text:p text:style-name="P139"/>
      <text:p text:style-name="P44"><text:tab/>Il suffit de répéter cette transformation jusqu'à obtenir un résultat strictement inférieur à 212 (= 4 × 53). Le nombre de départ est divisible par 53 si et seulement si le résultat final est 53, 106 ou 159.</text:p>
      <text:p text:style-name="P53">Exemple</text:p>
      <text:p text:style-name="P74"><text:soft-page-break/>132 023 est divisible par 53 car <text:s text:c="3"/>1 320 - 9 × 23 <text:s/>= <text:s/>1 113 <text:s text:c="4"/>et <text:s text:c="4"/>|11 - 9 × 13| <text:s/>= <text:s/>106 <text:s/>= <text:s/>2 × 53</text:p>
      <text:p text:style-name="P13">Critère de divisibilité par 59</text:p>
      <text:p text:style-name="P122"/>
      <text:p text:style-name="P238"><draw:line text:anchor-type="paragraph" draw:z-index="27" draw:name="Forme25" draw:style-name="gr1" draw:text-style-name="P351" svg:x1="10.514cm" svg:y1="0.011cm" svg:x2="12.317cm" svg:y2="0.011cm"><text:p/></draw:line><text:span text:style-name="T1"><text:tab/></text:span><text:span text:style-name="T127">Un nombre</text:span><text:span text:style-name="T1"> est divisible par 59 si et seulement si </text:span><text:span text:style-name="T128">|</text:span><text:span text:style-name="T18">a</text:span><text:span text:style-name="T39">n</text:span><text:span text:style-name="T75"> </text:span><text:span text:style-name="T71">… a</text:span><text:span text:style-name="T40">2 </text:span><text:span text:style-name="T18">a</text:span><text:span text:style-name="T31">1</text:span><text:span text:style-name="T1"> + 6 </text:span><text:span text:style-name="T18">a</text:span><text:span text:style-name="T31">0</text:span><text:span text:style-name="T128">|</text:span><text:span text:style-name="T129">l</text:span><text:span text:style-name="T1">'est.</text:span></text:p>
      <text:p text:style-name="P123"/>
      <text:p text:style-name="P30"><text:tab/>On recommence jusqu'à ce que le nombre obtenu soit strictement inférieur à 118 <text:s text:c="2"/>(= 2 × 59). Le nombre est divisible par 59 si et seulement si le résultat final est 59.</text:p>
      <text:p text:style-name="P53">Exemple</text:p>
      <text:p text:style-name="P76">1 185 n'est pas divisible par 59 car<text:tab/><text:tab/>118 + 6 × 5 <text:s/>= <text:s/>148 <text:s text:c="5"/>et <text:s text:c="4"/>14 + 6 × 8 <text:s/>= <text:s/>62</text:p>
      <text:p text:style-name="P99"/>
      <text:p text:style-name="P148"/>
      <text:p text:style-name="P12"><text:span text:style-name="T1">Critère de divisibilité par </text:span><text:span text:style-name="T178">61</text:span></text:p>
      <text:p text:style-name="P117"/>
      <text:p text:style-name="P259"><draw:line text:anchor-type="paragraph" draw:z-index="28" draw:name="Forme26" draw:style-name="gr1" draw:text-style-name="P351" svg:x1="10.754cm" svg:y1="0.011cm" svg:x2="12.559cm" svg:y2="0.011cm"><text:p/></draw:line><text:span text:style-name="T121"><text:tab/>Un nombre</text:span><text:span text:style-name="T1"> est divisible par 61 si est seulement si </text:span><text:span text:style-name="T129">|</text:span><text:span text:style-name="T18">a</text:span><text:span text:style-name="T39">n</text:span><text:span text:style-name="T75"> </text:span><text:span text:style-name="T71">… </text:span><text:span text:style-name="T70">a</text:span><text:span text:style-name="T35">2 </text:span><text:span text:style-name="T18">a</text:span><text:span text:style-name="T31">1</text:span><text:span text:style-name="T1"> - 6 </text:span><text:span text:style-name="T18">a</text:span><text:span text:style-name="T31">0</text:span><text:span text:style-name="T129">|</text:span><text:span text:style-name="T1"> l'est. </text:span></text:p>
      <text:p text:style-name="P149"/>
      <text:p text:style-name="P45"><text:tab/>On recommence jusqu'à ce que le nombre obtenu soit strictement inférieur à 61. <text:s text:c="2"/>Le nombre est divisible par 61 si et seulement si résultat final est 0.</text:p>
      <text:p text:style-name="P53">Exemple</text:p>
      <text:p text:style-name="P82">5 623 n'est pas divisible par 61 car<text:tab/><text:tab/>562 - 6 × 3 <text:s/>= <text:s/>544 <text:s text:c="5"/>et <text:s text:c="5"/>54 - 6 × 4 <text:s/>= <text:s/>30</text:p>
      <text:p text:style-name="P99"/>
      <text:p text:style-name="P148"/>
      <text:p text:style-name="P12">Critère de divisibilité par <text:span text:style-name="T178">67</text:span></text:p>
      <text:p text:style-name="P142"/>
      <text:p text:style-name="P259"><draw:line text:anchor-type="paragraph" draw:z-index="29" draw:name="Forme27" draw:style-name="gr1" draw:text-style-name="P351" svg:x1="10.514cm" svg:y1="0.011cm" svg:x2="12.317cm" svg:y2="0.011cm"><text:p/></draw:line><draw:line text:anchor-type="paragraph" draw:z-index="30" draw:name="Forme28" draw:style-name="gr1" draw:text-style-name="P351" svg:x1="13.016cm" svg:y1="0.014cm" svg:x2="13.815cm" svg:y2="0.014cm"><text:p/></draw:line><text:span text:style-name="T1"><text:tab/>Un nombre est divisible par 67 si et seulement si </text:span><text:span text:style-name="T129">|</text:span><text:span text:style-name="T18">a</text:span><text:span text:style-name="T39">n</text:span><text:span text:style-name="T75"> </text:span><text:span text:style-name="T71">… </text:span><text:span text:style-name="T70">a</text:span><text:span text:style-name="T38">3</text:span><text:span text:style-name="T18">a</text:span><text:span text:style-name="T31">2</text:span><text:span text:style-name="T1"> – 2 </text:span><text:span text:style-name="T18">a</text:span><text:span text:style-name="T31">1</text:span><text:span text:style-name="T18">a</text:span><text:span text:style-name="T31">0</text:span><text:span text:style-name="T129">| </text:span><text:span text:style-name="T1">l'est. </text:span></text:p>
      <text:p text:style-name="P149"/>
      <text:p text:style-name="P45"><text:tab/>On recommence jusqu'à ce que le nombre obtenu soit strictement inférieur à 134. Le nombre est divisible par 67 si et seulement si le résultat final est 0 ou 67.</text:p>
      <text:p text:style-name="P53">Exemple</text:p>
      <text:p text:style-name="P76">135 541 est divisible par 67 car</text:p>
      <text:p text:style-name="P75">1 355 - 41 × 2 <text:s/>= <text:s/>1 273,<text:tab/>|12 - 73 × 2| <text:s text:c="2"/>= <text:s text:c="2"/>134 <text:s text:c="3"/>et <text:s text:c="3"/>|1 - 34 × 2| <text:s text:c="2"/>= <text:s text:c="2"/>67</text:p>
      <text:p text:style-name="P99"/>
      <text:p text:style-name="P148"/>
      <text:p text:style-name="P12">Critère de divisibilité par <text:span text:style-name="T178">71</text:span></text:p>
      <text:p text:style-name="P142"/>
      <text:p text:style-name="P259"><draw:line text:anchor-type="paragraph" draw:z-index="31" draw:name="Forme29" draw:style-name="gr1" draw:text-style-name="P351" svg:x1="10.514cm" svg:y1="0.011cm" svg:x2="12.317cm" svg:y2="0.011cm"><text:p/></draw:line><text:span text:style-name="T1"><text:tab/>Un nombre est divisible par 71 si et seulement si </text:span><text:span text:style-name="T130">|</text:span><text:span text:style-name="T18">a</text:span><text:span text:style-name="T39">n</text:span><text:span text:style-name="T18"> … </text:span><text:span text:style-name="T27">a</text:span><text:span text:style-name="T35">2 </text:span><text:span text:style-name="T18">a</text:span><text:span text:style-name="T31">1</text:span><text:span text:style-name="T1"> - 7 </text:span><text:span text:style-name="T18">a</text:span><text:span text:style-name="T31">0</text:span><text:span text:style-name="T130">|</text:span><text:span text:style-name="T1"> l'est. </text:span></text:p>
      <text:p text:style-name="P148"/>
      <text:p text:style-name="P250"><text:span text:style-name="T1"><text:tab/>On recommence jusqu'à ce que </text:span><text:span text:style-name="T130">le </text:span><text:span text:style-name="T1">nombre obtenu soit strictement inférieur à 71. <text:s text:c="2"/>Le nombre est divisible par 71 si et seulement si le résultat final est 0.</text:span></text:p>
      <text:p text:style-name="P57">Exemple</text:p>
      <text:p text:style-name="P81">27 253 n'est pas divisible par 71 car</text:p>
      <text:p text:style-name="P75">2 725 - 7 × 3 = 2 704,<text:tab/><text:tab/>270 - 7 × 4 <text:s text:c="2"/>= <text:s text:c="2"/>242 <text:s text:c="3"/>et <text:s text:c="3"/>24 - 7 × 2 <text:s text:c="2"/>= <text:s text:c="2"/>10</text:p>
      <text:p text:style-name="P99"/>
      <text:p text:style-name="P148"/>
      <text:p text:style-name="P16"><text:span text:style-name="T153">Critère de divisibilité par </text:span><text:span text:style-name="T154">73</text:span></text:p>
      <text:p text:style-name="P106"/>
      <text:p text:style-name="P245"><text:span text:style-name="T1"><text:tab/>Même méthode que pour 13 mais par tranches de 4 chiffres (voir </text:span><text:span text:style-name="T19">"</text:span><text:span text:style-name="T28">Critère de divisibilité par un facteur de 10</text:span><text:span text:style-name="T10">n</text:span><text:span text:style-name="T28"> ± 1"</text:span><text:span text:style-name="T1">).</text:span></text:p>
      <text:p text:style-name="P142"><text:soft-page-break/></text:p>
      <text:p text:style-name="P142"/>
      <text:p text:style-name="P14"><text:span text:style-name="T5">Critère de divisibilité par </text:span><text:span text:style-name="T162">79</text:span></text:p>
      <text:p text:style-name="P142"/>
      <text:p text:style-name="P259"><draw:line text:anchor-type="paragraph" draw:z-index="32" draw:name="Forme30" draw:style-name="gr1" draw:text-style-name="P351" svg:x1="10.514cm" svg:y1="0.011cm" svg:x2="12.317cm" svg:y2="0.011cm"><text:p/></draw:line><text:span text:style-name="T130"><text:tab/>Un</text:span><text:span text:style-name="T1"> nombre est divisible par 79 si et seulement si </text:span><text:span text:style-name="T130">|</text:span><text:span text:style-name="T18">a</text:span><text:span text:style-name="T39">n</text:span><text:span text:style-name="T18"> … </text:span><text:span text:style-name="T27">a</text:span><text:span text:style-name="T35">2 </text:span><text:span text:style-name="T18">a</text:span><text:span text:style-name="T31">1</text:span><text:span text:style-name="T1"> + 8 </text:span><text:span text:style-name="T18">a</text:span><text:span text:style-name="T31">0</text:span><text:span text:style-name="T130">|</text:span><text:span text:style-name="T1"> l'est.</text:span></text:p>
      <text:p text:style-name="P148"/>
      <text:p text:style-name="P250"><text:span text:style-name="T1"><text:tab/>On recommence jusqu'à </text:span><text:span text:style-name="T130">ce que </text:span><text:span text:style-name="T1">le nombre obtenu soit strictement inférieur à 158. <text:s text:c="7"/>Le nombre est divisible par 79 si et seulement si le résultat final est 79.</text:span></text:p>
      <text:p text:style-name="P92"/>
      <text:p text:style-name="P53">Exemple</text:p>
      <text:p text:style-name="P76">21 804 est divisible par 79 car 2 180 + 8 × 4 <text:s/>= <text:s/>2 212, 221 + 8 × 2 <text:s/>= <text:s/>237 et 23 + 8 × 7 <text:s/>= <text:s/>79</text:p>
      <text:p text:style-name="P142"/>
      <text:p text:style-name="P100"/>
      <text:p text:style-name="P151"/>
      <text:p text:style-name="P12"><text:span text:style-name="T1">Critère de divisibilité par </text:span><text:span text:style-name="T178">8</text:span><text:span text:style-name="T1">3</text:span></text:p>
      <text:p text:style-name="P124"/>
      <text:p text:style-name="P259"><draw:line text:anchor-type="paragraph" draw:z-index="33" draw:name="Forme31" draw:style-name="gr1" draw:text-style-name="P351" svg:x1="10.514cm" svg:y1="0.011cm" svg:x2="12.317cm" svg:y2="0.011cm"><text:p/></draw:line><text:span text:style-name="T131"><text:tab/>Un nombre</text:span><text:span text:style-name="T1"> est divisible par 83 si et seulement si </text:span><text:span text:style-name="T131">|</text:span><text:span text:style-name="T18">a</text:span><text:span text:style-name="T39">n</text:span><text:span text:style-name="T18"> … </text:span><text:span text:style-name="T27">a</text:span><text:span text:style-name="T35">2 </text:span><text:span text:style-name="T18">a</text:span><text:span text:style-name="T31">1</text:span><text:span text:style-name="T1"> + 25 </text:span><text:span text:style-name="T18">a</text:span><text:span text:style-name="T31">0</text:span><text:span text:style-name="T131">|</text:span><text:span text:style-name="T1"> l'est.</text:span></text:p>
      <text:p text:style-name="P150"/>
      <text:p text:style-name="P251"><text:span text:style-name="T1"><text:tab/></text:span><text:span text:style-name="T134">On recommence jusqu'à ce que le nombre obtenu soit strictement inférieur à 332 <text:s text:c="2"/>(= 83 × 4). </text:span><text:span text:style-name="T135">Le nombre est divisible par 83 si et seulement si le résultat final est 83, 166 ou 249.</text:span></text:p>
      <text:p text:style-name="P92"/>
      <text:p text:style-name="P53">Exemple</text:p>
      <text:p text:style-name="P76">11537 est divisible par 83 car 1153 + 7 × 25 <text:s/>= <text:s/>1328 et 132 + 8 × 25 <text:s/>= <text:s/>332 <text:s text:c="4"/>et <text:s text:c="4"/>33 + 2 × 25 <text:s/>= <text:s/>83</text:p>
      <text:p text:style-name="P156"/>
      <text:p text:style-name="P100"/>
      <text:p text:style-name="P160"/>
      <text:p text:style-name="P12">Critère de divisibilité par <text:span text:style-name="T178">89</text:span></text:p>
      <text:p text:style-name="P142"/>
      <text:p text:style-name="P259"><draw:line text:anchor-type="paragraph" draw:z-index="34" draw:name="Forme32" draw:style-name="gr1" draw:text-style-name="P351" svg:x1="10.514cm" svg:y1="0.011cm" svg:x2="12.317cm" svg:y2="0.011cm"><text:p/></draw:line><text:span text:style-name="T131"><text:tab/>Un nombre</text:span><text:span text:style-name="T1"> est divisible par 89 si et seulement si </text:span><text:span text:style-name="T131">|</text:span><text:span text:style-name="T18">a</text:span><text:span text:style-name="T39">n</text:span><text:span text:style-name="T75"> </text:span><text:span text:style-name="T71">… </text:span><text:span text:style-name="T70">a</text:span><text:span text:style-name="T35">2 </text:span><text:span text:style-name="T18">a</text:span><text:span text:style-name="T31">1</text:span><text:span text:style-name="T1"> + 9 </text:span><text:span text:style-name="T18">a</text:span><text:span text:style-name="T31">0</text:span><text:span text:style-name="T131">|</text:span><text:span text:style-name="T1"> l'est. </text:span></text:p>
      <text:p text:style-name="P150"/>
      <text:p text:style-name="P46"><text:tab/>On recommence jusqu'à ce que le nombre obtenu soit strictement inférieur à 178 <text:s text:c="2"/>(= 89 × 2). Le nombre est divisible par 89 si et seulement si le résultat final est 89.</text:p>
      <text:p text:style-name="P94"/>
      <text:p text:style-name="P58">Exemple</text:p>
      <text:p text:style-name="P208"><text:span text:style-name="T1">7921 est divisible par 89 car 792 + 9 × 1 <text:s text:c="2"/>= <text:s text:c="2"/>801 <text:s text:c="4"/></text:span><text:span text:style-name="T131">et <text:s text:c="4"/></text:span><text:span text:style-name="T1"><text:s/>80 + 9 × 1 <text:s text:c="2"/>= <text:s text:c="2"/>89</text:span></text:p>
      <text:p text:style-name="P159"/>
      <text:p text:style-name="P104"/>
      <text:p text:style-name="P160"/>
      <text:p text:style-name="P12"><text:span text:style-name="T1">Critère de divisibilité par </text:span><text:span text:style-name="T178">97</text:span></text:p>
      <text:p text:style-name="P125"/>
      <text:p text:style-name="P259"><draw:line text:anchor-type="paragraph" draw:z-index="35" draw:name="Forme33" draw:style-name="gr1" draw:text-style-name="P351" svg:x1="10.514cm" svg:y1="0.011cm" svg:x2="12.317cm" svg:y2="0.011cm"><text:p/></draw:line><text:span text:style-name="T131"><text:tab/>Un</text:span><text:span text:style-name="T1"> nombre est divisible par 97 si et seulement si |</text:span><text:span text:style-name="T18">a</text:span><text:span text:style-name="T39">n</text:span><text:span text:style-name="T18"> … </text:span><text:span text:style-name="T27">a</text:span><text:span text:style-name="T35">2 </text:span><text:span text:style-name="T18">a</text:span><text:span text:style-name="T31">1</text:span><text:span text:style-name="T1"> - 29 </text:span><text:span text:style-name="T18">a</text:span><text:span text:style-name="T31">0</text:span><text:span text:style-name="T1">| l'est.</text:span></text:p>
      <text:p text:style-name="P150"/>
      <text:p text:style-name="P46"><text:tab/>On recommence jusqu'à ce que le nombre obtenu soit strictement inférieur à 291 <text:s/>(= 3 × 97). Le nombre est divisible par 97 si et seulement si le résultat final est 0, 97 ou 194.</text:p>
      <text:p text:style-name="P92"/>
      <text:p text:style-name="P53">Exemple</text:p>
      <text:p text:style-name="P76">46 657 est divisible par 97 car <text:s text:c="2"/>4 665 - 29 × 7 <text:s/>= 4 462, <text:s text:c="2"/>446 - 29 × 2 = 388 <text:s text:c="2"/>et <text:s/>|38 - 29 × 8| = 194</text:p>
      <text:p text:style-name="P20"><text:soft-page-break/><text:span text:style-name="T160">M</text:span><text:span text:style-name="T161">é</text:span><text:span text:style-name="T160">thode du Ruban de Pascal</text:span></text:p>
      <text:p text:style-name="P252"><text:span text:style-name="T1"><text:tab/>Cette méthode </text:span><text:span text:style-name="T136">(voir </text:span><text:span text:style-name="T138">l'</text:span><text:span text:style-name="T136">Annexe) </text:span><text:span text:style-name="T1">permet de tester la divisibilité d'un nombre </text:span><text:span text:style-name="T18">N</text:span><text:span text:style-name="T1">, généralement écrit en base dix, par n'importe quel entier </text:span><text:span text:style-name="T18">d</text:span><text:span text:style-name="T1">. </text:span></text:p>
      <text:p text:style-name="P252"><text:span text:style-name="T1"><text:tab/>Le principe est de remplacer, dans le nombre </text:span><text:span text:style-name="T18">N = a</text:span><text:span text:style-name="T39">n </text:span><text:span text:style-name="T1">10</text:span><text:span text:style-name="T8">n</text:span><text:span text:style-name="T18"> </text:span><text:span text:style-name="T1">+ … + </text:span><text:span text:style-name="T18">a</text:span><text:span text:style-name="T31">1 </text:span><text:span text:style-name="T1">10 + </text:span><text:span text:style-name="T18">a</text:span><text:span text:style-name="T31">0 </text:span><text:span text:style-name="T1">, chaque puissance de 10 par son reste </text:span><text:span text:style-name="T18">r </text:span><text:span text:style-name="T1">dans la division euclidienne par </text:span><text:span text:style-name="T18">d </text:span><text:span text:style-name="T1">(on peut aussi prendre <text:s text:c="4"/></text:span><text:span text:style-name="T18">r - d </text:span><text:span text:style-name="T1">au lieu de </text:span><text:span text:style-name="T18">r</text:span><text:span text:style-name="T1">).</text:span></text:p>
      <text:p text:style-name="P92"/>
      <text:p text:style-name="P53">Exemples</text:p>
      <text:list xml:id="list2950344253" text:style-name="L5">
        <text:list-item>
          <text:p text:style-name="P332"><text:span text:style-name="T132">Pour </text:span><text:span text:style-name="T133">d </text:span><text:span text:style-name="T132">= 7, on peut remplacer 1, 10, 100, etc. Par 1, 3, 2, −1, −3, −2, 1, 3, 2, −1, −3, −2, etc. (suite périodique) : on dit qu'une clé de divisibilité par 7 en base dix est (1, 3, 2, −1, −3, −2). </text:span></text:p>
          <text:p text:style-name="P342"/>
          <text:p text:style-name="P332"><draw:line text:anchor-type="paragraph" draw:z-index="36" draw:name="Forme34" draw:style-name="gr1" draw:text-style-name="P351" svg:x1="3.955cm" svg:y1="0.011cm" svg:x2="5.391cm" svg:y2="0.011cm"><text:p/></draw:line><text:span text:style-name="T132">Le nombre </text:span><text:span text:style-name="T133">N </text:span><text:span text:style-name="T132">= </text:span><text:span text:style-name="T133">a</text:span><text:span text:style-name="T57">n</text:span><text:span text:style-name="T77"> </text:span><text:span text:style-name="T133">… a</text:span><text:span text:style-name="T58">1</text:span><text:span text:style-name="T133">a</text:span><text:span text:style-name="T58">0</text:span><text:span text:style-name="T132"> est divisible par 7 si et seulement si le nombre suivant l'est :</text:span></text:p>
        </text:list-item>
      </text:list>
      <text:p text:style-name="P173"/>
      <text:p text:style-name="P204"><text:span text:style-name="T18"><text:tab/>a</text:span><text:span text:style-name="T31">0</text:span><text:span text:style-name="T1"> + 3 </text:span><text:span text:style-name="T18">a</text:span><text:span text:style-name="T31">1</text:span><text:span text:style-name="T1"> + 2 </text:span><text:span text:style-name="T18">a</text:span><text:span text:style-name="T31">2</text:span><text:span text:style-name="T1"> − </text:span><text:span text:style-name="T18">a</text:span><text:span text:style-name="T31">3</text:span><text:span text:style-name="T1"> − 3 </text:span><text:span text:style-name="T18">a</text:span><text:span text:style-name="T31">4</text:span><text:span text:style-name="T1"> − 2 </text:span><text:span text:style-name="T18">a</text:span><text:span text:style-name="T31">5</text:span><text:span text:style-name="T1"> + </text:span><text:span text:style-name="T18">a</text:span><text:span text:style-name="T31">6</text:span><text:span text:style-name="T1"> + 3 </text:span><text:span text:style-name="T18">a</text:span><text:span text:style-name="T31">7</text:span><text:span text:style-name="T1"> + 2 </text:span><text:span text:style-name="T18">a</text:span><text:span text:style-name="T31">8</text:span><text:span text:style-name="T1"> − </text:span><text:span text:style-name="T18">a</text:span><text:span text:style-name="T31">9</text:span><text:span text:style-name="T1"> … <text:tab/></text:span><text:span text:style-name="T224">C</text:span><text:span text:style-name="T140"> </text:span><text:span text:style-name="T19">=</text:span><text:span text:style-name="T1"> </text:span><text:span text:style-name="T18">A </text:span><text:span text:style-name="T1">+ 3</text:span><text:span text:style-name="T18">B </text:span><text:span text:style-name="T1">+ 2</text:span><text:span text:style-name="T18">C</text:span><text:span text:style-name="T1">, avec</text:span></text:p>
      <text:p text:style-name="P200"><text:span text:style-name="T18"><text:tab/>A = a</text:span><text:span text:style-name="T31">0</text:span><text:span text:style-name="T1"> - </text:span><text:span text:style-name="T18">a</text:span><text:span text:style-name="T31">3</text:span><text:span text:style-name="T1"> + </text:span><text:span text:style-name="T18">a</text:span><text:span text:style-name="T31">6</text:span><text:span text:style-name="T1"> - </text:span><text:span text:style-name="T18">a</text:span><text:span text:style-name="T31">9</text:span><text:span text:style-name="T1"> … <text:s/>, <text:s/></text:span><text:span text:style-name="T18">B = a</text:span><text:span text:style-name="T31">1</text:span><text:span text:style-name="T1"> - </text:span><text:span text:style-name="T18">a</text:span><text:span text:style-name="T31">4</text:span><text:span text:style-name="T1"> + </text:span><text:span text:style-name="T18">a</text:span><text:span text:style-name="T31">7</text:span><text:span text:style-name="T1"> - </text:span><text:span text:style-name="T18">a</text:span><text:span text:style-name="T31">10</text:span><text:span text:style-name="T1"> … <text:s/><text:tab/>et <text:s/><text:tab/></text:span><text:span text:style-name="T18">C = a</text:span><text:span text:style-name="T31">2</text:span><text:span text:style-name="T1"> - </text:span><text:span text:style-name="T18">a</text:span><text:span text:style-name="T31">5</text:span><text:span text:style-name="T1"> + </text:span><text:span text:style-name="T18">a</text:span><text:span text:style-name="T31">8</text:span><text:span text:style-name="T1"> - </text:span><text:span text:style-name="T18">a</text:span><text:span text:style-name="T31">11</text:span><text:span text:style-name="T1"> …</text:span></text:p>
      <text:p text:style-name="P176"/>
      <text:list xml:id="list3956920224" text:style-name="L6">
        <text:list-item>
          <text:p text:style-name="P333"><draw:line text:anchor-type="paragraph" draw:z-index="37" draw:name="Forme35" draw:style-name="gr1" draw:text-style-name="P351" svg:x1="14.75cm" svg:y1="0.018cm" svg:x2="16.39cm" svg:y2="0.014cm"><text:p/></draw:line><text:span text:style-name="T132">Pour </text:span><text:span text:style-name="T133">d </text:span><text:span text:style-name="T132">= 13, une clé de divisibilité en base dix est (1, -3, -4, -1, 3, 4) donc </text:span><text:span text:style-name="T133">a</text:span><text:span text:style-name="T57">n</text:span><text:span text:style-name="T133"> … a</text:span><text:span text:style-name="T58">1</text:span><text:span text:style-name="T133">a</text:span><text:span text:style-name="T58">0</text:span><text:span text:style-name="T132"> est divisible par 13 si et seulement si le nombre suivant l'est :</text:span></text:p>
        </text:list-item>
      </text:list>
      <text:p text:style-name="P174"/>
      <text:p text:style-name="P207"><text:span text:style-name="T18"><text:tab/>a</text:span><text:span text:style-name="T31">0</text:span><text:span text:style-name="T1"> - 3 </text:span><text:span text:style-name="T18">a</text:span><text:span text:style-name="T31">1</text:span><text:span text:style-name="T1"> - 4 </text:span><text:span text:style-name="T18">a</text:span><text:span text:style-name="T31">2</text:span><text:span text:style-name="T1"> − </text:span><text:span text:style-name="T18">a</text:span><text:span text:style-name="T31">3</text:span><text:span text:style-name="T1"> + 3 </text:span><text:span text:style-name="T18">a</text:span><text:span text:style-name="T31">4</text:span><text:span text:style-name="T1"> + 4 </text:span><text:span text:style-name="T18">a</text:span><text:span text:style-name="T31">5</text:span><text:span text:style-name="T1"> + </text:span><text:span text:style-name="T18">a</text:span><text:span text:style-name="T31">6</text:span><text:span text:style-name="T1"> - 3 </text:span><text:span text:style-name="T18">a</text:span><text:span text:style-name="T31">7</text:span><text:span text:style-name="T1"> - 4 </text:span><text:span text:style-name="T18">a</text:span><text:span text:style-name="T31">8</text:span><text:span text:style-name="T1"> − </text:span><text:span text:style-name="T18">a</text:span><text:span text:style-name="T31">9</text:span><text:span text:style-name="T1"> … <text:tab/></text:span><text:span text:style-name="T223">C</text:span><text:span text:style-name="T20"> </text:span><text:span text:style-name="T19">=</text:span><text:span text:style-name="T1"> </text:span><text:span text:style-name="T18">A -</text:span><text:span text:style-name="T1"> 3</text:span><text:span text:style-name="T18">B -</text:span><text:span text:style-name="T1"> 4</text:span><text:span text:style-name="T18">C</text:span><text:span text:style-name="T1">, avec</text:span></text:p>
      <text:p text:style-name="P207"><text:span text:style-name="T18"><text:tab/>A = a</text:span><text:span text:style-name="T31">0</text:span><text:span text:style-name="T1"> - </text:span><text:span text:style-name="T18">a</text:span><text:span text:style-name="T31">3</text:span><text:span text:style-name="T1"> + </text:span><text:span text:style-name="T18">a</text:span><text:span text:style-name="T31">6</text:span><text:span text:style-name="T1"> - </text:span><text:span text:style-name="T18">a</text:span><text:span text:style-name="T31">9</text:span><text:span text:style-name="T1"> … , <text:s text:c="2"/></text:span><text:span text:style-name="T18">B = a</text:span><text:span text:style-name="T31">1</text:span><text:span text:style-name="T1"> - </text:span><text:span text:style-name="T18">a</text:span><text:span text:style-name="T31">4</text:span><text:span text:style-name="T1"> + </text:span><text:span text:style-name="T18">a</text:span><text:span text:style-name="T31">7</text:span><text:span text:style-name="T1"> - </text:span><text:span text:style-name="T18">a</text:span><text:span text:style-name="T31">10</text:span><text:span text:style-name="T1"> … <text:s/><text:tab/>et <text:s/><text:tab/></text:span><text:span text:style-name="T18">C = a</text:span><text:span text:style-name="T31">2</text:span><text:span text:style-name="T1"> - </text:span><text:span text:style-name="T18">a</text:span><text:span text:style-name="T31">5</text:span><text:span text:style-name="T1"> + </text:span><text:span text:style-name="T18">a</text:span><text:span text:style-name="T31">8</text:span><text:span text:style-name="T1"> - </text:span><text:span text:style-name="T18">a</text:span><text:span text:style-name="T31">11</text:span><text:span text:style-name="T1"> …</text:span></text:p>
      <text:p text:style-name="P142"/>
      <text:p text:style-name="P277"><text:span text:style-name="T5">Critère de divisibilité par un facteur de 10</text:span><text:span text:style-name="T12">n</text:span><text:span text:style-name="T5"> ± 1</text:span></text:p>
      <text:p text:style-name="P253"><text:span text:style-name="T1"><text:tab/>Dans la méthode du ruban, pour certains </text:span><text:span text:style-name="T18">d</text:span><text:span text:style-name="T1">, la clé de divisibilité est plus simple lorsqu'on considère </text:span><text:span text:style-name="T18">N </text:span><text:span text:style-name="T1">comme écrit en base 10</text:span><text:span text:style-name="T8">n</text:span><text:span text:style-name="T18"> </text:span><text:span text:style-name="T1">pour un </text:span><text:span text:style-name="T18">n </text:span><text:span text:style-name="T1">bien choisi. </text:span></text:p>
      <text:p text:style-name="P179"/>
      <text:p text:style-name="P253"><text:span text:style-name="T1"><text:tab/></text:span><text:span text:style-name="T132">En particulier, la clé de divisibilité en base 10</text:span><text:span text:style-name="T15">n</text:span><text:span text:style-name="T133"> </text:span><text:span text:style-name="T132">sera (1, −1) si </text:span><text:span text:style-name="T133">d </text:span><text:span text:style-name="T132">est un diviseur de 10</text:span><text:span text:style-name="T15">n</text:span><text:span text:style-name="T133"> </text:span><text:span text:style-name="T132">+ 1, <text:s text:c="4"/>et elle sera simplement (1) si </text:span><text:span text:style-name="T133">d </text:span><text:span text:style-name="T132">est un diviseur de 10</text:span><text:span text:style-name="T15">n</text:span><text:span text:style-name="T133"> -</text:span><text:span text:style-name="T132"> 1. On en a vu des exemples pour la divisibilité par 11 (facteur de 10</text:span><text:span text:style-name="T16">1</text:span><text:span text:style-name="T132"> + 1 et de 10</text:span><text:span text:style-name="T16">2</text:span><text:span text:style-name="T132"> - 1) et (pour un "grand" nombre) par 7 ou 13 (facteurs de 10</text:span><text:span text:style-name="T16">3</text:span><text:span text:style-name="T132"> + 1) ou par 27 (facteur de 10</text:span><text:span text:style-name="T16">3</text:span><text:span text:style-name="T132"> - 1). </text:span></text:p>
      <text:p text:style-name="P47"/>
      <text:p text:style-name="P47">En résumé :</text:p>
      <text:list xml:id="list1965495978" text:style-name="L7">
        <text:list-item>
          <text:p text:style-name="P334"><text:span text:style-name="T1">Si </text:span><text:span text:style-name="T18">d </text:span><text:span text:style-name="T1">est un diviseur de 10</text:span><text:span text:style-name="T8">n</text:span><text:span text:style-name="T18"> </text:span><text:span text:style-name="T1">+ 1, pour savoir si un grand nombre est divisible par </text:span><text:span text:style-name="T18">d</text:span><text:span text:style-name="T1">, il suffit de séparer ce nombre par tranches de </text:span><text:span text:style-name="T18">n </text:span><text:span text:style-name="T1">chiffres en partant des unités et d'insérer alternativement des - et des + entre les tranches. On effectue l'opération ainsi écrite et le résultat est divisible par </text:span><text:span text:style-name="T18">d </text:span><text:span text:style-name="T1">si et seulement si le nombre considéré au départ l'était. On répète cette transformation autant que faire se peut.</text:span></text:p>
        </text:list-item>
      </text:list>
      <text:p text:style-name="P178"/>
      <text:p text:style-name="P52"><text:span text:style-name="T189"><text:s text:c="2"/>Exemples<text:tab/><text:tab/><text:tab/><text:tab/></text:span>Somme alternée de tranches</text:p>
      <table:table table:name="Tableau1" table:style-name="Tableau1">
        <table:table-column table:style-name="Tableau1.A"/>
        <table:table-column table:style-name="Tableau1.B"/>
        <table:table-column table:style-name="Tableau1.C"/>
        <table:table-column table:style-name="Tableau1.D"/>
        <table:table-column table:style-name="Tableau1.E" table:number-columns-repeated="3"/>
        <table:table-column table:style-name="Tableau1.C"/>
        <table:table-column table:style-name="Tableau1.E"/>
        <table:table-column table:style-name="Tableau1.C"/>
        <table:table-column table:style-name="Tableau1.E" table:number-columns-repeated="2"/>
        <table:table-column table:style-name="Tableau1.C"/>
        <table:table-column table:style-name="Tableau1.E"/>
        <table:table-column table:style-name="Tableau1.O"/>
        <table:table-row table:style-name="TableLine2329558117760">
          <table:table-cell table:style-name="Tableau1.A1" office:value-type="string">
            <text:p text:style-name="P182">Divisibilité par </text:p>
          </table:table-cell>
          <table:table-cell table:style-name="Tableau1.B1" office:value-type="string">
            <text:p text:style-name="P184">11</text:p>
          </table:table-cell>
          <table:table-cell table:style-name="Tableau1.B1" office:value-type="string">
            <text:p text:style-name="P184">101</text:p>
          </table:table-cell>
          <table:table-cell table:style-name="Tableau1.B1" office:value-type="string">
            <text:p text:style-name="P184">7</text:p>
          </table:table-cell>
          <table:table-cell table:style-name="Tableau1.B1" office:value-type="string">
            <text:p text:style-name="P184">13</text:p>
          </table:table-cell>
          <table:table-cell table:style-name="Tableau1.B1" office:value-type="string">
            <text:p text:style-name="P184">77</text:p>
          </table:table-cell>
          <table:table-cell table:style-name="Tableau1.B1" office:value-type="string">
            <text:p text:style-name="P184">91</text:p>
          </table:table-cell>
          <table:table-cell table:style-name="Tableau1.B1" office:value-type="string">
            <text:p text:style-name="P184">143</text:p>
          </table:table-cell>
          <table:table-cell table:style-name="Tableau1.B1" office:value-type="string">
            <text:p text:style-name="P184">73</text:p>
          </table:table-cell>
          <table:table-cell table:style-name="Tableau1.B1" office:value-type="string">
            <text:p text:style-name="P184">137</text:p>
          </table:table-cell>
          <table:table-cell table:style-name="Tableau1.B1" office:value-type="string">
            <text:p text:style-name="P184">17</text:p>
          </table:table-cell>
          <table:table-cell table:style-name="Tableau1.B1" office:value-type="string">
            <text:p text:style-name="P184">19</text:p>
          </table:table-cell>
          <table:table-cell table:style-name="Tableau1.B1" office:value-type="string">
            <text:p text:style-name="P184">133</text:p>
          </table:table-cell>
          <table:table-cell table:style-name="Tableau1.B1" office:value-type="string">
            <text:p text:style-name="P184">23</text:p>
          </table:table-cell>
          <table:table-cell table:style-name="Tableau1.O1" office:value-type="string">
            <text:p text:style-name="P184">121</text:p>
          </table:table-cell>
        </table:table-row>
        <table:table-row table:style-name="TableLine2329558111424">
          <table:table-cell table:style-name="Tableau1.A2" office:value-type="string">
            <text:p text:style-name="P180">Tranches de taille</text:p>
          </table:table-cell>
          <table:table-cell table:style-name="Tableau1.B2" office:value-type="string">
            <text:p text:style-name="P184">1</text:p>
          </table:table-cell>
          <table:table-cell table:style-name="Tableau1.B2" office:value-type="string">
            <text:p text:style-name="P184">2</text:p>
          </table:table-cell>
          <table:table-cell table:style-name="Tableau1.B2" table:number-columns-spanned="5" office:value-type="string">
            <text:p text:style-name="P184">3</text:p>
          </table:table-cell>
          <table:covered-table-cell/>
          <table:covered-table-cell/>
          <table:covered-table-cell/>
          <table:covered-table-cell/>
          <table:table-cell table:style-name="Tableau1.B2" table:number-columns-spanned="2" office:value-type="string">
            <text:p text:style-name="P184">4</text:p>
          </table:table-cell>
          <table:covered-table-cell/>
          <table:table-cell table:style-name="Tableau1.B2" office:value-type="string">
            <text:p text:style-name="P184">8</text:p>
          </table:table-cell>
          <table:table-cell table:style-name="Tableau1.B2" table:number-columns-spanned="2" office:value-type="string">
            <text:p text:style-name="P184">9</text:p>
          </table:table-cell>
          <table:covered-table-cell/>
          <table:table-cell table:style-name="Tableau1.N2" table:number-columns-spanned="2" office:value-type="string">
            <text:p text:style-name="P184">11</text:p>
          </table:table-cell>
          <table:covered-table-cell/>
        </table:table-row>
      </table:table>
      <text:p text:style-name="P142"/>
      <text:list xml:id="list68646677" text:style-name="L8">
        <text:list-item>
          <text:p text:style-name="P335"><text:span text:style-name="T1">Si </text:span><text:span text:style-name="T18">d </text:span><text:span text:style-name="T1">est un diviseur de 10</text:span><text:span text:style-name="T8">n</text:span><text:span text:style-name="T18"> -</text:span><text:span text:style-name="T1"> 1 (ce qui est vrai pour n'importe quel </text:span><text:span text:style-name="T18">n </text:span><text:span text:style-name="T1">si </text:span><text:span text:style-name="T18">d </text:span><text:span text:style-name="T1">= 3 ou 9), même principe mais en n'insérant que des + entre les tranches.</text:span></text:p>
          <text:p text:style-name="P343"/>
        </text:list-item>
      </text:list>
      <text:p text:style-name="P84"><text:span text:style-name="T165"><text:s text:c="2"/>Exemples<text:tab/><text:tab/><text:tab/><text:tab/> <text:s/></text:span><text:span text:style-name="T163">Somme </text:span><text:span text:style-name="T164">simple</text:span><text:span text:style-name="T163"> de tranches</text:span></text:p>
      <table:table table:name="Tableau2" table:style-name="Tableau2">
        <table:table-column table:style-name="Tableau2.A"/>
        <table:table-column table:style-name="Tableau2.B" table:number-columns-repeated="5"/>
        <table:table-column table:style-name="Tableau2.G"/>
        <table:table-column table:style-name="Tableau2.B"/>
        <table:table-column table:style-name="Tableau2.G"/>
        <table:table-column table:style-name="Tableau2.B" table:number-columns-repeated="3"/>
        <table:table-column table:style-name="Tableau2.G"/>
        <table:table-column table:style-name="Tableau2.B" table:number-columns-repeated="3"/>
        <table:table-column table:style-name="Tableau2.Q"/>
        <table:table-row table:style-name="TableLine2329560839648">
          <table:table-cell table:style-name="Tableau2.A1" office:value-type="string">
            <text:p text:style-name="P183">Divisibilité par </text:p>
          </table:table-cell>
          <table:table-cell table:style-name="Tableau2.B1" office:value-type="string">
            <text:p text:style-name="P185">11</text:p>
          </table:table-cell>
          <table:table-cell table:style-name="Tableau2.B1" office:value-type="string">
            <text:p text:style-name="P186">33</text:p>
          </table:table-cell>
          <table:table-cell table:style-name="Tableau2.B1" office:value-type="string">
            <text:p text:style-name="P186">99</text:p>
          </table:table-cell>
          <table:table-cell table:style-name="Tableau2.B1" office:value-type="string">
            <text:p text:style-name="P186">27</text:p>
          </table:table-cell>
          <table:table-cell table:style-name="Tableau2.B1" office:value-type="string">
            <text:p text:style-name="P185"><text:span text:style-name="T188">3</text:span>7</text:p>
          </table:table-cell>
          <table:table-cell table:style-name="Tableau2.B1" office:value-type="string">
            <text:p text:style-name="P186">111</text:p>
          </table:table-cell>
          <table:table-cell table:style-name="Tableau2.B1" office:value-type="string">
            <text:p text:style-name="P186">41</text:p>
          </table:table-cell>
          <table:table-cell table:style-name="Tableau2.B1" office:value-type="string">
            <text:p text:style-name="P185"><text:span text:style-name="T188">12</text:span>3</text:p>
          </table:table-cell>
          <table:table-cell table:style-name="Tableau2.B1" office:value-type="string">
            <text:p text:style-name="P186">21</text:p>
          </table:table-cell>
          <table:table-cell table:style-name="Tableau2.B1" office:value-type="string">
            <text:p text:style-name="P186">39</text:p>
          </table:table-cell>
          <table:table-cell table:style-name="Tableau2.B1" office:value-type="string">
            <text:p text:style-name="P186">63</text:p>
          </table:table-cell>
          <table:table-cell table:style-name="Tableau2.B1" office:value-type="string">
            <text:p text:style-name="P186">117</text:p>
          </table:table-cell>
          <table:table-cell table:style-name="Tableau2.B1" office:value-type="string">
            <text:p text:style-name="P186">81</text:p>
          </table:table-cell>
          <table:table-cell table:style-name="Tableau2.B1" office:value-type="string">
            <text:p text:style-name="P186">53</text:p>
          </table:table-cell>
          <table:table-cell table:style-name="Tableau2.B1" office:value-type="string">
            <text:p text:style-name="P186">79</text:p>
          </table:table-cell>
          <table:table-cell table:style-name="Tableau2.Q1" office:value-type="string">
            <text:p text:style-name="P186">31</text:p>
          </table:table-cell>
        </table:table-row>
        <table:table-row table:style-name="TableLine2329560835328">
          <table:table-cell table:style-name="Tableau2.A2" office:value-type="string">
            <text:p text:style-name="P181">Tranches de taille</text:p>
          </table:table-cell>
          <table:table-cell table:style-name="Tableau2.B2" table:number-columns-spanned="3" office:value-type="string">
            <text:p text:style-name="P187">2</text:p>
          </table:table-cell>
          <table:covered-table-cell/>
          <table:covered-table-cell/>
          <table:table-cell table:style-name="Tableau2.B2" table:number-columns-spanned="3" office:value-type="string">
            <text:p text:style-name="P187">3</text:p>
          </table:table-cell>
          <table:covered-table-cell/>
          <table:covered-table-cell/>
          <table:table-cell table:style-name="Tableau2.B2" table:number-columns-spanned="2" office:value-type="string">
            <text:p text:style-name="P187">5</text:p>
          </table:table-cell>
          <table:covered-table-cell/>
          <table:table-cell table:style-name="Tableau2.B2" table:number-columns-spanned="4" office:value-type="string">
            <text:p text:style-name="P187">6</text:p>
          </table:table-cell>
          <table:covered-table-cell/>
          <table:covered-table-cell/>
          <table:covered-table-cell/>
          <table:table-cell table:style-name="Tableau2.B2" office:value-type="string">
            <text:p text:style-name="P187">9</text:p>
          </table:table-cell>
          <table:table-cell table:style-name="Tableau2.B2" table:number-columns-spanned="2" office:value-type="string">
            <text:p text:style-name="P187">13</text:p>
          </table:table-cell>
          <table:covered-table-cell/>
          <table:table-cell table:style-name="Tableau2.Q2" office:value-type="string">
            <text:p text:style-name="P187">15</text:p>
          </table:table-cell>
        </table:table-row>
      </table:table>
      <text:p text:style-name="P308"><text:soft-page-break/>Annexe</text:p>
      <text:p text:style-name="P228"/>
      <text:p text:style-name="P274"><text:bookmark text:name="firstHeading"/>Ruban de Pascal</text:p>
      <text:p text:style-name="P216"/>
      <text:p text:style-name="P233"><text:tab/>Le terme ruban de Pascal renvoie à une technique servant en particulier à déterminer si un nombre entier N est divisible par un autre entier D en utilisant les chiffres de l'écriture de N dans une base B. Les fondements théoriques de cette méthode relèvent de la théorie de congruence sur les entiers. Le ruban permet, plus précisément, de calculer la classe de congruence de N modulo D.</text:p>
      <text:p text:style-name="P234"><text:span text:style-name="T198"><text:tab/>Blaise Pascal a proposé sa méthode dans </text:span><text:span text:style-name="T155">De numeribus multiplicibus</text:span><text:span text:style-name="T198"> avant que cette théorie ne soit établie.</text:span></text:p>
      <text:p text:style-name="P217"/>
      <text:p text:style-name="P217"/>
      <text:p text:style-name="P217"/>
      <text:p text:style-name="P278"><text:bookmark text:name="Construction_d’un_ruban"/>Construction d’un ruban</text:p>
      <text:p text:style-name="P254"><text:tab/><text:span text:style-name="T196">Dans le reste de l'article, </text:span><text:span text:style-name="T197">N</text:span><text:span text:style-name="T196"> désigne le nombre dont on souhaite connaître la divisibilité par le nombre noté </text:span><text:span text:style-name="T197">D</text:span><text:span text:style-name="T196"> et </text:span><text:span text:style-name="T197">B</text:span><text:span text:style-name="T196"> désigne la base dans laquelle le nombre </text:span><text:span text:style-name="T197">N</text:span><text:span text:style-name="T196"> est écrit. </text:span></text:p>
      <text:p text:style-name="P255"><text:span text:style-name="T196"><text:tab/>Le principe des rubans est d'identifier, pour chaque puissance de la base </text:span><text:span text:style-name="T197">B</text:span><text:span text:style-name="T196">, le reste dans sa division euclidienne par </text:span><text:span text:style-name="T197">D</text:span><text:span text:style-name="T196">. Pour une base </text:span><text:span text:style-name="T197">B</text:span><text:span text:style-name="T196"> = 10 et </text:span><text:span text:style-name="T197">D</text:span><text:span text:style-name="T196"> = 7, on a :</text:span></text:p>
      <text:p text:style-name="P225"/>
      <table:table table:name="Tableau3" table:style-name="Tableau3">
        <table:table-column table:style-name="Tableau3.A" table:number-columns-repeated="2"/>
        <table:table-row table:style-name="TableLine2329560837920">
          <table:table-cell table:style-name="Tableau3.A1" office:value-type="string">
            <text:list xml:id="list3578151004" text:style-name="L9">
              <text:list-item>
                <text:p text:style-name="P313">10<text:span text:style-name="T141">0</text:span> = 0<text:span text:style-name="T199"> ×</text:span> 7 + 1</text:p>
              </text:list-item>
            </text:list>
          </table:table-cell>
          <table:table-cell table:style-name="Tableau3.A1" office:value-type="string">
            <text:list xml:id="list1541952" text:style-name="L10">
              <text:list-item>
                <text:p text:style-name="P315">10<text:span text:style-name="T141">1</text:span> = 1 × 7 + 3</text:p>
              </text:list-item>
            </text:list>
          </table:table-cell>
        </table:table-row>
        <table:table-row table:style-name="TableLine2329560835040">
          <table:table-cell table:style-name="Tableau3.A1" office:value-type="string">
            <text:list xml:id="list224943839147524" text:continue-list="list3578151004" text:style-name="L9">
              <text:list-item>
                <text:p text:style-name="P314">10<text:span text:style-name="T141">2</text:span> = 14 ×∗ 7 + 2<draw:frame draw:style-name="fr1" draw:name="Image1" text:anchor-type="as-char" svg:width="0.041cm" svg:height="0.041cm" draw:z-index="1"><draw:image xlink:href="Pictures/10000FDB0000001A0000001A61727D69CDC801FD.svg" xlink:type="simple" xlink:show="embed" xlink:actuate="onLoad" draw:mime-type="image/svg+xml"/><draw:image xlink:href="Pictures/100000010000000100000001D9E7FAF9D5F2FF47.png" xlink:type="simple" xlink:show="embed" xlink:actuate="onLoad" draw:mime-type="image/png"/><svg:title>{\displaystyle 10^2 = 14*7 + 2}</svg:title></draw:frame> </text:p>
              </text:list-item>
            </text:list>
          </table:table-cell>
          <table:table-cell table:style-name="Tableau3.A1" office:value-type="string">
            <text:list xml:id="list224944354720894" text:continue-list="list1541952" text:style-name="L10">
              <text:list-item>
                <text:p text:style-name="P315">10<text:span text:style-name="T141">3</text:span> = ? × 7 + 6</text:p>
              </text:list-item>
            </text:list>
          </table:table-cell>
        </table:table-row>
        <table:table-row table:style-name="TableLine2329560841376">
          <table:table-cell table:style-name="Tableau3.A1" office:value-type="string">
            <text:list xml:id="list224943058204926" text:continue-list="list224943839147524" text:style-name="L9">
              <text:list-item>
                <text:p text:style-name="P316">10<text:span text:style-name="T141">4</text:span> = ? × 7 + 4</text:p>
              </text:list-item>
            </text:list>
          </table:table-cell>
          <table:table-cell table:style-name="Tableau3.A1" office:value-type="string">
            <text:list xml:id="list224943594033736" text:continue-list="list224944354720894" text:style-name="L10">
              <text:list-item>
                <text:p text:style-name="P315">10<text:span text:style-name="T141">5</text:span> = ? <text:span text:style-name="T200">×</text:span> 7 + 5</text:p>
              </text:list-item>
            </text:list>
          </table:table-cell>
        </table:table-row>
        <table:table-row table:style-name="TableLine2329560831296">
          <table:table-cell table:style-name="Tableau3.A1" office:value-type="string">
            <text:list xml:id="list224942802794848" text:continue-list="list224943058204926" text:style-name="L9">
              <text:list-item>
                <text:p text:style-name="P316">10<text:span text:style-name="T141">6</text:span> = ? × 7 + 1</text:p>
              </text:list-item>
            </text:list>
          </table:table-cell>
          <table:table-cell table:style-name="Tableau3.A1" office:value-type="string">
            <text:list xml:id="list224944470458967" text:continue-list="list224943594033736" text:style-name="L10">
              <text:list-item>
                <text:p text:style-name="P315">10<text:span text:style-name="T141">7</text:span> = ? × 7 + 3</text:p>
              </text:list-item>
            </text:list>
          </table:table-cell>
        </table:table-row>
        <table:table-row table:style-name="TableLine2329560837056">
          <table:table-cell table:style-name="Tableau3.A1" office:value-type="string">
            <text:list xml:id="list224943113151352" text:continue-list="list224942802794848" text:style-name="L9">
              <text:list-item>
                <text:p text:style-name="P316">10<text:span text:style-name="T141">8</text:span> = ? × 7 + 2</text:p>
              </text:list-item>
            </text:list>
          </table:table-cell>
          <table:table-cell table:style-name="Tableau3.A1" office:value-type="string">
            <text:list xml:id="list224944360418472" text:continue-list="list224944470458967" text:style-name="L10">
              <text:list-item>
                <text:p text:style-name="P315">10<text:span text:style-name="T141">9</text:span> = ? × 7 + 6</text:p>
              </text:list-item>
            </text:list>
          </table:table-cell>
        </table:table-row>
      </table:table>
      <text:p text:style-name="P225"/>
      <text:p text:style-name="P312"><text:span text:style-name="T210"><text:tab/>Ceci produit la suite 1,3,2,6,4,5,1,3,2,6… qui semble se répéter. La </text:span><text:a xlink:type="simple" xlink:href="https://fr.wikipedia.org/wiki/Suite_d%27entiers" text:style-name="Internet_20_link" text:visited-style-name="Visited_20_Internet_20_Link"><text:span text:style-name="T208">suite</text:span></text:a><text:span text:style-name="T210"> des restes constitue le ruban de Pascal en base </text:span><text:span text:style-name="T209">B</text:span><text:span text:style-name="T210"> pour le diviseur </text:span><text:span text:style-name="T209">D</text:span><text:span text:style-name="T210">. C'est ce ruban que l'on utilisera pour savoir si </text:span><text:span text:style-name="T209">N</text:span><text:span text:style-name="T210"> est divisible par </text:span><text:span text:style-name="T209">D</text:span><text:span text:style-name="T210">. </text:span></text:p>
      <text:p text:style-name="P222"/>
      <text:p text:style-name="P222"/>
      <text:p text:style-name="P222"/>
      <text:p text:style-name="P222"/>
      <text:p text:style-name="P279"><text:bookmark text:name="Premiers_rubans_en_base_10"/>Premiers rubans en base 10</text:p>
      <text:p text:style-name="P222"/>
      <text:p text:style-name="P262">Les premiers rubans de Pascal en base 10 sont :</text:p>
      <text:p text:style-name="P262"/>
      <table:table table:name="Tableau4" table:style-name="Tableau4">
        <table:table-column table:style-name="Tableau4.A"/>
        <table:table-column table:style-name="Tableau4.B" table:number-columns-repeated="2"/>
        <table:table-row table:style-name="TableLine2329560828992">
          <table:table-cell table:style-name="Tableau4.A1" office:value-type="string">
            <text:list xml:id="list722682646" text:style-name="L11">
              <text:list-item>
                <text:p text:style-name="P321">0… </text:p>
              </text:list-item>
            </text:list>
          </table:table-cell>
          <table:table-cell table:style-name="Tableau4.A1" office:value-type="string">
            <text:list xml:id="list224943701811898" text:continue-numbering="true" text:style-name="L11">
              <text:list-item>
                <text:p text:style-name="P321">1, 0… </text:p>
              </text:list-item>
            </text:list>
          </table:table-cell>
          <table:table-cell table:style-name="Tableau4.A1" office:value-type="string">
            <text:list xml:id="list224944187658573" text:continue-numbering="true" text:style-name="L11">
              <text:list-item>
                <text:p text:style-name="P321">1, 1… </text:p>
              </text:list-item>
            </text:list>
          </table:table-cell>
        </table:table-row>
        <table:table-row table:style-name="TableLine2329560842240">
          <table:table-cell table:style-name="Tableau4.A1" office:value-type="string">
            <text:list xml:id="list224944058539971" text:continue-numbering="true" text:style-name="L11">
              <text:list-item>
                <text:p text:style-name="P321">1, 2, 0…</text:p>
              </text:list-item>
            </text:list>
          </table:table-cell>
          <table:table-cell table:style-name="Tableau4.A1" office:value-type="string">
            <text:list xml:id="list224943395706271" text:continue-numbering="true" text:style-name="L11">
              <text:list-item>
                <text:p text:style-name="P321">1, 0… </text:p>
              </text:list-item>
            </text:list>
          </table:table-cell>
          <table:table-cell table:style-name="Tableau4.A1" office:value-type="string">
            <text:list xml:id="list224944173776277" text:continue-numbering="true" text:style-name="L11">
              <text:list-item>
                <text:p text:style-name="P321">1, 4, 4… </text:p>
              </text:list-item>
            </text:list>
          </table:table-cell>
        </table:table-row>
        <table:table-row table:style-name="TableLine2329560838208">
          <table:table-cell table:style-name="Tableau4.A1" office:value-type="string">
            <text:list xml:id="list224943371146517" text:continue-numbering="true" text:style-name="L11">
              <text:list-item>
                <text:p text:style-name="P321">1, 3, 2, 6, 4, 5, 1, 3, 2, 6… </text:p>
              </text:list-item>
            </text:list>
          </table:table-cell>
          <table:table-cell table:style-name="Tableau4.A1" office:value-type="string">
            <text:list xml:id="list224944600779694" text:continue-numbering="true" text:style-name="L11">
              <text:list-item>
                <text:p text:style-name="P321">1, 2, 4, 0…</text:p>
              </text:list-item>
            </text:list>
          </table:table-cell>
          <table:table-cell table:style-name="Tableau4.A1" office:value-type="string">
            <text:list xml:id="list224943224434762" text:continue-numbering="true" text:style-name="L11">
              <text:list-item>
                <text:p text:style-name="P321">1, 1…</text:p>
              </text:list-item>
            </text:list>
          </table:table-cell>
        </table:table-row>
      </table:table>
      <text:p text:style-name="P224"/>
      <text:p text:style-name="P224"/>
      <text:p text:style-name="P224"/>
      <text:p text:style-name="P224"/>
      <text:p text:style-name="P279"><text:bookmark text:name="Usage_d.E2.80.99un_ruban_pour_la_divisibilit.C3.A9"/><text:bookmark text:name="Usage_d’un_ruban_pour_la_divisibilité"/><text:soft-page-break/>Usage d’un ruban pour la divisibilité</text:p>
      <text:p text:style-name="P222"/>
      <text:p text:style-name="P254"><text:tab/>L’utilisation d'un ruban de Pascal pour tester la divisibilité passe par la transformation du nombre fourni en un autre plus petit ayant le même reste dans la division par <text:span text:style-name="T145">D</text:span>. </text:p>
      <text:p text:style-name="P209">En commençant par un exemple, on cherche à savoir si 123 456 789 est divisible par 3. </text:p>
      <text:p text:style-name="P210"><text:tab/>Le ruban de Pascal de 3 est 1, 1, 1, 1, 1… <text:tab/><text:tab/>Le nouveau nombre est donc :</text:p>
      <text:p text:style-name="P211">1×1 + 1×2 + 1×3 + 1×4 + 1×5 + 1×6 + 1×7 + 1×8 + 1×9 <text:s text:c="2"/>= <text:s text:c="2"/>1 + 2 + 3 + 4 + 5 + 6 + 7 + 8 + 9 <text:s text:c="2"/>= <text:s text:c="2"/>45</text:p>
      <text:p text:style-name="P210"/>
      <text:p text:style-name="P213">Est-ce que 123 456 789 est divisible par 7 ? </text:p>
      <text:p text:style-name="P210"><text:tab/>Il faut commencer par aligner le nombre avec le ruban de 7 en commençant par la droite, pour cela on écrit 123 456 789 à l'envers : </text:p>
      <text:list xml:id="list2275250647" text:style-name="L12">
        <text:list-item>
          <text:p text:style-name="P323">9 8 7 6 5 4 3 2 1 </text:p>
        </text:list-item>
        <text:list-item>
          <text:p text:style-name="P323">1 3 2 6 4 5 1 3 2</text:p>
        </text:list-item>
      </text:list>
      <text:p text:style-name="P210">Ensuite, on fait la somme des produits entre chiffres et éléments du ruban :</text:p>
      <text:p text:style-name="P210">9×1 + 8×3 + 7×2 + 6×6 + 5×4 + 4×5 + 3×1 + 2×3 + 1×2 = 134. </text:p>
      <text:p text:style-name="P210">Si on le souhaite, on peut alors recommencer : </text:p>
      <text:list xml:id="list3398815112" text:style-name="L13">
        <text:list-item>
          <text:p text:style-name="P324">4 3 1 </text:p>
        </text:list-item>
        <text:list-item>
          <text:p text:style-name="P324">1 3 2</text:p>
        </text:list-item>
      </text:list>
      <text:p text:style-name="P209">Ce qui nous donne <text:s/>4×1 + 3×3 + 1×2 = 15. <text:s text:c="2"/>Essayons encore une fois : </text:p>
      <text:list xml:id="list2847674899" text:style-name="L14">
        <text:list-item>
          <text:p text:style-name="P325">5 1 </text:p>
        </text:list-item>
        <text:list-item>
          <text:p text:style-name="P325">1 3</text:p>
        </text:list-item>
      </text:list>
      <text:p text:style-name="P212">5 + 3 = 8 n'est pas multiple de 7, 123456789 non plus, tout comme 134 ou 15. </text:p>
      <text:p text:style-name="P212"/>
      <text:p text:style-name="P212">Par ailleurs, tous ces nombres ont le même reste dans une division par 7 : ce reste est 1. </text:p>
      <text:p text:style-name="P209">Par commodité, on peut aussi écrire le ruban de droite à gauche, et dans ce cas garder l'ordre naturel des chiffres dans l'écriture de <text:span text:style-name="T145">N</text:span>. </text:p>
      <text:p text:style-name="P222"/>
      <text:p text:style-name="P279"><text:bookmark text:name="Correction_du_crit.C3.A8re_de_divisibilit.C3.A9"/><text:bookmark text:name="Correction_du_critère_de_divisibilité"/>Correction du critère de divisibilité</text:p>
      <text:p text:style-name="P222"/>
      <text:p text:style-name="P270"><text:tab/>L’explication du fonctionnement des rubans de Pascal se fait naturellement à travers les congruences. On dit que <text:span text:style-name="T145">a</text:span> congru à <text:span text:style-name="T145">b</text:span> modulo <text:span text:style-name="T145">c</text:span> si, pour la division euclidienne par <text:span text:style-name="T145">c</text:span>, <text:span text:style-name="T145">a</text:span> et <text:span text:style-name="T145">b</text:span> ont même reste (ou encore si <text:span text:style-name="T145">a - b</text:span> est multiple de <text:span text:style-name="T145">c</text:span>). On le note a ≡ b <text:span text:style-name="T201">[</text:span>c<text:span text:style-name="T201">]</text:span></text:p>
      <text:p text:style-name="P272"><text:tab/>Par exemple :<text:tab/><text:tab/>8 ≡ 13 ≡ 3 <text:span text:style-name="T201">[</text:span>5<text:span text:style-name="T201">]</text:span><draw:frame draw:style-name="fr1" draw:name="Image13" text:anchor-type="as-char" svg:width="0.041cm" svg:height="0.041cm" draw:z-index="2"><draw:image xlink:href="Pictures/1000155E0000001A0000001AFE9F5C95C3833C61.svg" xlink:type="simple" xlink:show="embed" xlink:actuate="onLoad" draw:mime-type="image/svg+xml"/><draw:image xlink:href="Pictures/100000010000000100000001D9E7FAF9D5F2FF47.png" xlink:type="simple" xlink:show="embed" xlink:actuate="onLoad" draw:mime-type="image/png"/><svg:title>{\displaystyle 8 \equiv 13 \equiv 3\mod 5}</svg:title></draw:frame> </text:p>
      <text:p text:style-name="P271">Deux résultats sont importants concernant les congruences : </text:p>
      <text:list xml:id="list713479083" text:style-name="L15">
        <text:list-item>
          <text:p text:style-name="P326">a ≡ b <text:span text:style-name="T201">[</text:span>m<text:span text:style-name="T201">]</text:span>, c ≡ d <text:span text:style-name="T201">[</text:span>m<text:span text:style-name="T201">]<text:tab/><text:tab/></text:span>a × c ≡ b × d <text:span text:style-name="T201">[</text:span>m<text:span text:style-name="T201">]</text:span></text:p>
        </text:list-item>
        <text:list-item>
          <text:p text:style-name="P327">a ≡ b <text:span text:style-name="T201">[</text:span>m<text:span text:style-name="T201">]</text:span>, c ≡ d <text:span text:style-name="T201">[</text:span>m<text:span text:style-name="T201">]<text:tab/><text:tab/></text:span>a + c ≡ b + d <text:span text:style-name="T201">[</text:span>m<text:span text:style-name="T201">]</text:span></text:p>
        </text:list-item>
      </text:list>
      <text:p text:style-name="P222"/>
      <text:p text:style-name="P254"><text:tab/>Le but est ici de montrer que la somme des produits (élément du ruban × chiffre) est congrue au nombre lui-même : </text:p>
      <text:list xml:id="list3424128246" text:style-name="L16">
        <text:list-item>
          <text:p text:style-name="P319">B<text:span text:style-name="T141">i</text:span> ≡ r<text:span text:style-name="T202">i</text:span> <text:span text:style-name="T204">[</text:span>D<text:span text:style-name="T204">]<text:tab/><text:tab/><text:tab/><text:tab/>P</text:span>ar construction</text:p>
        </text:list-item>
        <text:list-item>
          <text:p text:style-name="P319">c<text:span text:style-name="T202">i</text:span> × B<text:span text:style-name="T143">i</text:span> ≡ c<text:span text:style-name="T202">i</text:span> × r<text:span text:style-name="T202">i</text:span> <text:span text:style-name="T204">[</text:span>D<text:span text:style-name="T204">]<text:tab/><text:tab/><text:tab/>P</text:span>ar produit de congruences</text:p>
        </text:list-item>
        <text:list-item>
          <text:p text:style-name="P320">N = ∑<text:span text:style-name="T202"> i <text:s/></text:span><text:s/>c<text:span text:style-name="T202">i</text:span> × B<text:span text:style-name="T141">i</text:span> ≡ ∑<text:span text:style-name="T202"> i</text:span> <text:s text:c="2"/>c<text:span text:style-name="T202">i</text:span> × r<text:span text:style-name="T202">i</text:span> <text:span text:style-name="T204">[</text:span>D<text:span text:style-name="T204">]<text:tab/><text:tab/>P</text:span>ar somme de congruences</text:p>
        </text:list-item>
      </text:list>
      <text:p text:style-name="P222"/>
      <text:p text:style-name="P222"/>
      <text:p text:style-name="P256">c<text:span text:style-name="T202">i</text:span> est le chiffre dans l'écriture de <text:span text:style-name="T145">N</text:span> en base <text:span text:style-name="T145">B</text:span>, r<text:span text:style-name="T202">i</text:span> est l'élément du ruban de <text:span text:style-name="T145">D</text:span> en base <text:span text:style-name="T145">B</text:span>.</text:p>
      <text:p text:style-name="P256">La conséquence directe de la dernière ligne est que si <text:span text:style-name="T145">N</text:span> est un multiple de <text:span text:style-name="T145">D</text:span> </text:p>
      <text:p text:style-name="P263">alors ∑<text:span text:style-name="T202">i</text:span> <text:s/>c<text:span text:style-name="T202">i</text:span> × r<text:span text:style-name="T202">i</text:span> <text:s/>l'est aussi. </text:p>
      <text:p text:style-name="P279"><text:bookmark text:name="Quelques_propri.C3.A9t.C3.A9s_des_rubans"/><text:bookmark text:name="Quelques_propriétés_des_rubans"/><text:soft-page-break/>Quelques propriétés des rubans</text:p>
      <text:p text:style-name="P227"/>
      <text:p text:style-name="P227"/>
      <text:list xml:id="list2975174545" text:style-name="L17">
        <text:list-item>
          <text:p text:style-name="P317">Le nombre de restes possibles dans la division par <text:span text:style-name="T145">D</text:span> est fini et égal à <text:span text:style-name="T145">D</text:span> (de 0 à <text:span text:style-name="T145">D</text:span> - 1). <text:span text:style-name="T205">I</text:span>l y a donc obligatoirement répétition.</text:p>
        </text:list-item>
      </text:list>
      <text:p text:style-name="P223"/>
      <text:p text:style-name="P223"/>
      <text:list xml:id="list224942775187165" text:continue-numbering="true" text:style-name="L17">
        <text:list-item>
          <text:p text:style-name="P322"><text:span text:style-name="T170">Si 0 apparaît dans le ruban, tous les éléments suivants sont des zéros car si </text:span><text:span text:style-name="T171">B</text:span><text:span text:style-name="T194">p</text:span><text:span text:style-name="T170"> est un multiple de </text:span><text:span text:style-name="T171">D</text:span><text:span text:style-name="T170">, toutes les puissances suivantes, qui sont des multiples de </text:span><text:span text:style-name="T171">B</text:span><text:span text:style-name="T194">p</text:span><text:span text:style-name="T170">, sont aussi des multiples de </text:span><text:span text:style-name="T171">D</text:span><text:span text:style-name="T170">. Dans ce cas, à partir du rang </text:span><text:span text:style-name="T171">p</text:span><text:span text:style-name="T170">, le ruban est constant, <text:s text:c="3"/>c'est-à-dire périodique et de période 1. </text:span></text:p>
        </text:list-item>
      </text:list>
      <text:p text:style-name="P226"/>
      <text:p text:style-name="P226"/>
      <text:list xml:id="list224943796316260" text:continue-numbering="true" text:style-name="L17">
        <text:list-item>
          <text:p text:style-name="P317">Si 0 n'apparaît pas, l'un des restes différent de zéro se répète. Alors <text:span text:style-name="T145">B</text:span><text:span text:style-name="T191">p</text:span> est congru à <text:span text:style-name="T145">B</text:span><text:span text:style-name="T191">m</text:span> donc <text:span text:style-name="T145">B</text:span><text:span text:style-name="T191">p+k</text:span> est congru à <text:span text:style-name="T145">B</text:span><text:span text:style-name="T191">m+k</text:span>, ce qui prouve que le ruban est, à partir du rang <text:span text:style-name="T145">p</text:span>, périodique et de période <text:span text:style-name="T145">m - p</text:span>. Le nombre de restes possibles, 0 exclu, étant <text:span text:style-name="T145">D</text:span> - 1, la période est inférieure ou égale à <text:span text:style-name="T145">D</text:span> - 1.</text:p>
        </text:list-item>
      </text:list>
      <text:p text:style-name="P223"/>
      <text:p text:style-name="P223"/>
      <text:list xml:id="list224943616843137" text:continue-numbering="true" text:style-name="L17">
        <text:list-item>
          <text:p text:style-name="P318">On obtient un ruban dont le fonctionnement (qui détermine la classe de congruence modulo <text:span text:style-name="T145">c</text:span> d'un nombre) est tout aussi correct lorsqu'on remplace chaque nombre du ruban par n'importe quel nombre qui lui est congru modulo <text:span text:style-name="T145">c</text:span>. </text:p>
          <text:p text:style-name="P318">Par exemple : <text:span text:style-name="T205">P</text:span>our <text:span text:style-name="T145">c</text:span> = 7, un ruban équivalent à 1, 3, 2, 6, 4, 5… est 1, 3, 2, -1, -3, -2…</text:p>
        </text:list-item>
      </text:list>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7"><text:bookmark text:name="Recherche_d'un_critère_de_divisibilité"/><text:soft-page-break/>Recherche d'un critère de divisibilité</text:p>
      <text:p text:style-name="P220"/>
      <text:p text:style-name="P291"><text:span text:style-name="T166"><text:tab/></text:span><text:span text:style-name="T172">Pour chercher un critère de divisibilité par m en base 10, il suffit de chercher s'il existe un entier relatif k tel que 10 k - 1 soit un multiple de m (on scrute donc les nombres de la forme +… 9 ou –… 1). </text:span></text:p>
      <text:p text:style-name="P235"><text:tab/>Il suffit alors d'ajouter k fois le chiffre des unités au nombre de dizaines.</text:p>
      <text:p text:style-name="P235"><text:tab/>Par exemple pour m = 7, l'entier k = -2 convient car 10 k - 1 = -21 = -3 m. Pour tester la divisibilité de 7 485, on calcule 748 + (-2) × 5 = 738 et l'on réitère en partant de 738. De proche en proche, 7 485 sera multiple de 7 si et seulement si le nombre final est un multiple de 7 (voir démonstration plus bas). </text:p>
      <text:p text:style-name="P269"><text:span text:style-name="T212">Exemples :</text:span> </text:p>
      <text:list xml:id="list1128283280" text:style-name="L18">
        <text:list-item>
          <text:p text:style-name="P346"><text:s text:c="2"/>3 × 3 = 9 = <text:span text:style-name="T156">1</text:span> × 10 – 1 <text:tab/><text:span text:style-name="T211">O</text:span>n ajoutera les unités aux dizaines pour la divisibilité par 3 ou 9. </text:p>
        </text:list-item>
        <text:list-item>
          <text:p text:style-name="P347">–3 × 7 = -<text:span text:style-name="T156">2</text:span> × 10 – 1 <text:tab/><text:span text:style-name="T211">O</text:span>n retranchera 2 fois les unités aux dizaines pour la divisibilité par 7 ou 3. </text:p>
        </text:list-item>
        <text:list-item>
          <text:p text:style-name="P347">–11 = -<text:span text:style-name="T156">1</text:span> × 10 – 1<text:tab/><text:span text:style-name="T211">O</text:span>n retranchera les unités aux dizaines pour la divisibilité par 11. </text:p>
        </text:list-item>
        <text:list-item>
          <text:p text:style-name="P347"><text:s text:c="2"/>13 × 3 = <text:span text:style-name="T156">4</text:span> × 10 – 1<text:tab/><text:span text:style-name="T211">O</text:span>n ajoutera 4 fois les unités aux dizaines pour la divisibilité par 13 ou 3. </text:p>
        </text:list-item>
        <text:list-item>
          <text:p text:style-name="P347">–17 × 3 = -<text:span text:style-name="T156">5</text:span> × 10 – 1 <text:tab/><text:span text:style-name="T211">O</text:span>n retranchera 5 fois les unités aux dizaines pour la divisibilité par 17 ou 3. </text:p>
        </text:list-item>
        <text:list-item>
          <text:p text:style-name="P347"><text:s text:c="2"/>29 = <text:s/><text:span text:style-name="T156">3</text:span> × 10 – 1<text:tab/><text:span text:style-name="T211">O</text:span>n ajoutera 3 fois les unités aux dizaines pour la divisibilité par 29. </text:p>
        </text:list-item>
        <text:list-item>
          <text:p text:style-name="P347">–31 = -<text:span text:style-name="T156">3</text:span> × 10 – 1<text:tab/><text:span text:style-name="T211">O</text:span>n retranchera 3 fois les unités aux dizaines pour la divisibilité par 31. </text:p>
        </text:list-item>
        <text:list-item>
          <text:p text:style-name="P348">–41 = -<text:span text:style-name="T156">4</text:span> × 10 – 1<text:tab/><text:span text:style-name="T211">O</text:span>n retranchera 4 fois les unités aux dizaines pour la divisibilité par 41.</text:p>
        </text:list-item>
      </text:list>
      <text:p text:style-name="P304">Remarque : </text:p>
      <text:p text:style-name="P306"><text:tab/>Si 10 k – 1 est multiple de m alors 10 (k ± m) – 1 aussi.</text:p>
      <text:p text:style-name="P306"><text:tab/>Par exemple, pour m = 7, on a choisi ci-dessus k = –2 (la solution la plus proche de 0) mais on pourrait tout aussi bien choisir, par exemple, k = –2 + 7 = 5 (la plus petite solution positive).</text:p>
      <text:p text:style-name="P218"/>
      <text:p text:style-name="P218"/>
      <text:p text:style-name="P218"/>
      <text:p text:style-name="P218"/>
      <text:p text:style-name="P280"><text:bookmark text:name="Exemple_et_démonstration_de_critères_de_divisibilité"/><text:bookmark text:name="Exemple_et_d.C3.A9monstration_de_crit.C3.A8res_de_divisibilit.C3.A9"/>Exemple et démonstration de critères de divisibilité</text:p>
      <text:p text:style-name="P301"><text:tab/>On aborde les démonstrations dans ℕ<text:span text:style-name="T213">l'ensemble des entiers naturels</text:span> car un entier relatif a les mêmes diviseurs que sa valeur absolue. </text:p>
      <text:p text:style-name="P301"><text:span text:style-name="T213">O</text:span>n notera <text:span text:style-name="T145">d</text:span> le <text:span text:style-name="T152">nombre de</text:span><text:span text:style-name="T156"> dizaines</text:span> de <text:span text:style-name="T145">A</text:span> (à ne pas confondre avec <text:span text:style-name="T145">chiffre des</text:span> dizaines) : </text:p>
      <text:p text:style-name="P302"><draw:line text:anchor-type="paragraph" draw:z-index="3" draw:name="Forme36" draw:style-name="gr1" draw:text-style-name="P351" svg:x1="3.083cm" svg:y1="0.074cm" svg:x2="5.248cm" svg:y2="0.083cm"><text:p/></draw:line><text:span text:style-name="T145">d</text:span> = <text:span text:style-name="T145">a</text:span><text:span text:style-name="T207">n</text:span><text:span text:style-name="T145">a</text:span><text:span text:style-name="T207">n</text:span><text:span text:style-name="T206"> – 1 </text:span>… <text:span text:style-name="T145">a</text:span><text:span text:style-name="T206">1</text:span> = <text:span text:style-name="T145">a</text:span><text:span text:style-name="T206">1</text:span> + <text:span text:style-name="T145">a</text:span><text:span text:style-name="T206">2</text:span> × 10 +… + <text:span text:style-name="T145">a</text:span><text:span text:style-name="T207">n</text:span> × 10<text:span text:style-name="T191">n</text:span><text:span text:style-name="T190"> – 1</text:span>, ainsi : <text:span text:style-name="T145">A</text:span> = (<text:span text:style-name="T145">d</text:span> × 10) + <text:span text:style-name="T145">a</text:span><text:span text:style-name="T206">0</text:span></text:p>
      <text:p text:style-name="P311"/>
      <text:p text:style-name="P311"/>
      <text:p text:style-name="P311"/>
      <text:p text:style-name="P281"><text:soft-page-break/>Démonstrations</text:p>
      <text:p text:style-name="P189">Par 2</text:p>
      <text:p text:style-name="P193"><text:span text:style-name="T214"><text:tab/>Soit k un entier relatif. </text:span>Un nombre pair s'écrit <text:span text:style-name="T214">2 k et un impair 2 k + 1. Les entiers pairs (ceux finissant par 0, 2, 4, 6 ou 8) sont donc divisible par 2, et les impairs ne le sont pas.</text:span></text:p>
      <text:p text:style-name="P214"/>
      <text:p text:style-name="P214"/>
      <text:p text:style-name="P214"/>
      <text:p text:style-name="P190">Par 3</text:p>
      <text:p text:style-name="P198"><text:tab/>A est divisible par 3 si et seulement s'il est congru à 0 modulo 3. </text:p>
      <text:p text:style-name="P194"><text:span text:style-name="T214"><text:tab/>Or <text:tab/>A = a</text:span><text:span text:style-name="T203">0</text:span><text:span text:style-name="T214"> + a</text:span><text:span text:style-name="T203">1</text:span><text:span text:style-name="T214"> × 10 + a</text:span><text:span text:style-name="T203">2</text:span><text:span text:style-name="T214"> × 10</text:span><text:span text:style-name="T144">2</text:span><text:span text:style-name="T214"> + … + a</text:span><text:span text:style-name="T203">n</text:span><text:span text:style-name="T214"> × 10</text:span><text:span text:style-name="T144">n</text:span></text:p>
      <text:p text:style-name="P199"><text:tab/>Mais <text:tab/>10 ≡ 1 [3], donc ses puissances aussi. </text:p>
      <text:p text:style-name="P194"><text:span text:style-name="T214"><text:tab/>Donc <text:tab/>A ≡ a</text:span><text:span text:style-name="T203">0</text:span><text:span text:style-name="T214"> + a</text:span><text:span text:style-name="T203">1</text:span><text:span text:style-name="T214"> + a</text:span><text:span text:style-name="T203">2</text:span><text:span text:style-name="T214"> +… + a</text:span><text:span text:style-name="T203">n</text:span><text:span text:style-name="T214"> [3]</text:span></text:p>
      <text:p text:style-name="P195">On démontre de même qu'un nombre est divisible par 9 si et seulement si la somme de ses chiffres est divisible par 9 (<text:span text:style-name="T215">car</text:span> 10 <text:span text:style-name="T214">≡</text:span> 1 <text:span text:style-name="T214">[3]</text:span>, mais <text:span text:style-name="T215">aussi</text:span> 10 <text:span text:style-name="T214">≡</text:span> 1 <text:span text:style-name="T214">[9]</text:span>)</text:p>
      <text:p text:style-name="P215"/>
      <text:p text:style-name="P215"/>
      <text:p text:style-name="P215"/>
      <text:p text:style-name="P188">Par 7</text:p>
      <text:p text:style-name="P232">Énoncé 1</text:p>
      <text:p text:style-name="P196"><text:tab/>Un nombre est divisible par 7 si et seulement si la différence entre son nombre de dizaines et le double de son chiffre des unités (soit : d - 2a<text:span text:style-name="T202">0</text:span>) l'est.</text:p>
      <text:p text:style-name="P196"/>
      <text:p text:style-name="P266"><text:span text:style-name="T212">Exemple :</text:span> <text:tab/>413<text:tab/><text:tab/><text:tab/>Nombre de dizaines : 41<text:tab/>Chiffre des unités : 3</text:p>
      <text:p text:style-name="P266"><text:tab/><text:tab/>41 – 2 × 3 = 35 est divisible par 7, donc 413 l'est aussi.</text:p>
      <text:p text:style-name="P196"/>
      <text:p text:style-name="P197"><text:span text:style-name="T212">Démonstration :</text:span> <text:tab/><text:tab/>A = 10 d + a<text:span text:style-name="T202">0</text:span></text:p>
      <text:p text:style-name="P197"><text:tab/><text:tab/>Posons<text:tab/><text:tab/>B = d – 2 a<text:span text:style-name="T202">0</text:span> et montrons (en utilisant que 21 est multiple de 7) que A <text:tab/>est divisible par 7 si et seulement si B l'est.</text:p>
      <text:p text:style-name="P197"><text:tab/><text:tab/>d <text:s/>= B + 2 a<text:span text:style-name="T202">0</text:span> <text:tab/>donc A = 10 B + 21 a<text:span text:style-name="T202">0</text:span> <text:tab/>donc si B est divisible par 7 alors A l'est aussi.</text:p>
      <text:p text:style-name="P197"><text:tab/><text:tab/>a<text:span text:style-name="T202">0</text:span> = A - 10 d<text:tab/>donc B = -2A + 21 d <text:tab/>donc si A est divisible par 7 alors B l'est aussi.</text:p>
      <text:p text:style-name="P197"/>
      <text:p text:style-name="P197"><text:span text:style-name="T168">Énoncé </text:span><text:span text:style-name="T169">2</text:span></text:p>
      <text:p text:style-name="P197"><text:tab/>En utilisant la clé de divisibilité : 1, 3, 2, -1, -3, -2. Celle-ci s'obtient par exemple à partir des restes de la division de 1, 10, 100, etc. par 7, auxquels on retranche 7 lorsqu'ils dépassent 3. Cette méthode est aussi valable pour tous les autres diviseurs.</text:p>
      <text:p text:style-name="P197"><text:tab/>On multiplie par le chiffre correspondant de la clé chaque chiffre du nombre à analyser en commençant par les unités.</text:p>
      <text:p text:style-name="P197"/>
      <text:p text:style-name="P265">Exemples : </text:p>
      <text:list xml:id="list4111629553" text:style-name="L19">
        <text:list-item>
          <text:p text:style-name="P336"><text:span text:style-name="T185">Pour vérifier, par exemple, que 826 413 est divisible par 7, on regarde si le nombre <text:s text:c="14"/>3×1 + 1×3 + 4×2 + 6×(-</text:span><text:span text:style-name="T186">1</text:span><text:span text:style-name="T185">) + 2×(-3) + 8×(-2) est divisible par 7. La valeur absolue de ce nombre est 14, qui est bien divisible par 7 (on peut utiliser la table de multiplication ou une nouvelle fois le ruban de Pascal : 4 × 1 + 1 × 3 = 7).</text:span></text:p>
        </text:list-item>
      </text:list>
      <text:p text:style-name="P267"/>
      <text:list xml:id="list224944860840452" text:continue-numbering="true" text:style-name="L19">
        <text:list-item>
          <text:p text:style-name="P337">Inversement, 19 231 n'est pas divisible par 7 car</text:p>
          <text:p text:style-name="P338"><text:s/>1×1 + 3×3 + 2×2 + 9×(-1) + 1×(−3) = 1 + 9 + 4 – 9 – 3 = 2 n'est pas un multiple de 7.</text:p>
          <text:p text:style-name="P338"/>
        </text:list-item>
      </text:list>
      <text:p text:style-name="P280"><text:bookmark text:name="Démonstration_pour_un_nombre_quelconque"/><text:bookmark text:name="D.C3.A9monstration_pour_un_nombre_quelconque"/><text:soft-page-break/>Démonstration pour un nombre quelconque</text:p>
      <text:p text:style-name="P205"><text:tab/>De manière générale, pour déterminer si un nombre <text:span text:style-name="T145">A</text:span> est divisible par <text:span text:style-name="T145">M</text:span>, on procède en plusieurs étapes : </text:p>
      <text:list xml:id="list2972151897" text:style-name="L20">
        <text:list-item>
          <text:p text:style-name="P349"><text:span text:style-name="T217">O</text:span>n décompose <text:span text:style-name="T145">M</text:span> sous la forme <text:span text:style-name="T145">m</text:span> × 2<text:span text:style-name="T191">q</text:span> × 5<text:span text:style-name="T191">p</text:span> où <text:span text:style-name="T145">m</text:span> est premier avec 10.</text:p>
        </text:list-item>
        <text:list-item>
          <text:p text:style-name="P349"><text:span text:style-name="T217">D</text:span>'après le lemme de Gauss, <text:span text:style-name="T145">M</text:span> divise <text:span text:style-name="T145">A</text:span> si et seulement si <text:span text:style-name="T145">m</text:span>, 2<text:span text:style-name="T191">q</text:span> et 5<text:span text:style-name="T191">p</text:span> divisent <text:span text:style-name="T145">A.</text:span></text:p>
        </text:list-item>
        <text:list-item>
          <text:p text:style-name="P350"><text:span text:style-name="T217">O</text:span>ptionnellement, si l'on dispose d'une factorisation de <text:span text:style-name="T145">m</text:span> en produit de facteurs deux à deux premiers entre eux, on peut de même réduire le problème de la divisibilité par <text:span text:style-name="T145">m</text:span> aux problèmes analogues pour ces facteurs. Par exemple : <text:span text:style-name="T145">A</text:span> est divisible par 63 si et seulement s'il est divisible par 9 et par 7.</text:p>
        </text:list-item>
      </text:list>
      <text:p text:style-name="P206"/>
      <text:p text:style-name="P206"/>
      <text:p text:style-name="P192"><text:bookmark text:name="Divisibilité_par_2q"/><text:bookmark text:name="Divisibilit.C3.A9_par_2q"/><text:span text:style-name="T159">Divisibilité par 2</text:span><text:span text:style-name="T195">q</text:span></text:p>
      <text:p text:style-name="P206"><text:span text:style-name="T192"><text:tab/></text:span><text:span text:style-name="T145">A</text:span> est divisible par 2<text:span text:style-name="T191">q</text:span> si et seulement si le nombre formé par les <text:span text:style-name="T145">q</text:span> premiers chiffres <text:s text:c="11"/>(en partant de l'unité) est divisible par 2<text:span text:style-name="T191">q</text:span>. </text:p>
      <text:p text:style-name="P268"><text:span text:style-name="T212">Exemple :</text:span> <text:tab/><text:tab/>79 532 512 est divisible par 16 (= 2<text:span text:style-name="T190">4</text:span>) car 2 512 est divisible par 16. </text:p>
      <text:p text:style-name="P292"><text:span text:style-name="T183">Démonstration :</text:span><text:span text:style-name="T184"> <text:tab/>10</text:span><text:span text:style-name="T193">q</text:span><text:span text:style-name="T184"> est multiple de 2</text:span><text:span text:style-name="T193">q</text:span><text:span text:style-name="T184">, donc on peut se débarrasser de toute la partie du nombre</text:span> multiple de 10<text:span text:style-name="T191">q</text:span>. </text:p>
      <text:p text:style-name="P292"/>
      <text:p text:style-name="P292"/>
      <text:p text:style-name="P191"><text:bookmark text:name="Divisibilité_par_5p"/><text:bookmark text:name="Divisibilit.C3.A9_par_5p"/>Divisibilité par 5<text:span text:style-name="T190">p</text:span></text:p>
      <text:p text:style-name="P291"><text:span text:style-name="T145"><text:tab/>A</text:span> est divisible par 5<text:span text:style-name="T191">p</text:span> si et seulement si le nombre formé par ses <text:span text:style-name="T145">p</text:span> premiers chiffres <text:s text:c="11"/>(en partant de l'unité) est divisible par 5<text:span text:style-name="T191">p</text:span>. </text:p>
      <text:p text:style-name="P305"><text:span text:style-name="T212">Exemple :</text:span> <text:tab/><text:tab/>9 864 375 est divisible par 125 (= 5<text:span text:style-name="T190">3</text:span>) car 375 est divisible par 125. </text:p>
      <text:p text:style-name="P301"><text:span text:style-name="T183">Démonstration : </text:span><text:span text:style-name="T184"><text:tab/>10</text:span><text:span text:style-name="T193">p</text:span><text:span text:style-name="T184"> est multiple de 5</text:span><text:span text:style-name="T193">p</text:span><text:span text:style-name="T184">, donc on peut se débarrasser de toute la partie du nombre multiple de 10</text:span><text:span text:style-name="T193">p</text:span><text:span text:style-name="T184">.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3" style:display-name="Heading 3" style:family="paragraph" style:parent-style-name="Heading" style:class="text"/>
    <style:style style:name="Heading_20_2" style:display-name="Heading 2" style:family="paragraph" style:parent-style-name="Heading" style:class="text"/>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Heading_20_1" style:display-name="Heading 1" style:family="paragraph" style:parent-style-name="Heading" style:class="text"/>
    <style:style style:name="Preformatted_20_Text" style:display-name="Preformatted Text" style:family="paragraph" style:parent-style-name="Standard" style:class="html" style:master-page-name="">
      <style:paragraph-properties style:page-number="auto"/>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9DT18H16M39S</meta:editing-duration>
    <meta:editing-cycles>17</meta:editing-cycles>
    <meta:generator>LibreOffice/7.3.4.2$Windows_X86_64 LibreOffice_project/728fec16bd5f605073805c3c9e7c4212a0120dc5</meta:generator>
    <dc:date>2022-07-12T22:49:42.271000000</dc:date>
    <meta:document-statistic meta:table-count="4" meta:image-count="2" meta:object-count="0" meta:page-count="19" meta:paragraph-count="464" meta:word-count="6963" meta:character-count="32386" meta:non-whitespace-character-count="25113"/>
    <meta:user-defined meta:name="Info 1"/>
    <meta:user-defined meta:name="Info 2"/>
    <meta:user-defined meta:name="Info 3"/>
    <meta:user-defined meta:name="Info 4"/>
  </office:meta>
</office:document-meta>
</file>